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0394in">
            <draw:object draw:notify-on-update-of-ranges="Sheet1.A5:Sheet1.A5 Sheet1.A6:Sheet1.A302 Sheet1.E5:Sheet1.E5 Sheet1.E6:Sheet1.E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ce2"/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olume (USD)</text:p>
          </table:table-cell>
          <table:table-cell table:style-name="Default" table:number-columns-repeated="2"/>
          <table:table-cell table:style-name="Default" office:value-type="string" calcext:value-type="string">
            <text:p>Price (USD)</text:p>
          </table:table-cell>
        </table:table-row>
        <table:table-row table:style-name="ro1">
          <table:table-cell office:value-type="date" office:date-value="2023-07-30" calcext:value-type="date">
            <text:p>~2023.7</text:p>
          </table:table-cell>
          <table:table-cell office:value-type="float" office:value="2028.5964" calcext:value-type="float">
            <text:p>2028.5964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2028.5964" calcext:value-type="float">
            <text:p>2028.5964</text:p>
          </table:table-cell>
        </table:table-row>
        <table:table-row table:style-name="ro1">
          <table:table-cell office:value-type="date" office:date-value="2023-07-29" calcext:value-type="date">
            <text:p>~2023.7</text:p>
          </table:table-cell>
          <table:table-cell office:value-type="float" office:value="1752.1758" calcext:value-type="float">
            <text:p>1752.1758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752.1758" calcext:value-type="float">
            <text:p>1752.1758</text:p>
          </table:table-cell>
        </table:table-row>
        <table:table-row table:style-name="ro1">
          <table:table-cell office:value-type="date" office:date-value="2023-07-28" calcext:value-type="date">
            <text:p>~2023.7</text:p>
          </table:table-cell>
          <table:table-cell office:value-type="float" office:value="2049.212" calcext:value-type="float">
            <text:p>2049.212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2049.212" calcext:value-type="float">
            <text:p>2049.212</text:p>
          </table:table-cell>
        </table:table-row>
        <table:table-row table:style-name="ro1">
          <table:table-cell office:value-type="date" office:date-value="2023-07-27" calcext:value-type="date">
            <text:p>~2023.7</text:p>
          </table:table-cell>
          <table:table-cell office:value-type="float" office:value="7676.88798" calcext:value-type="float">
            <text:p>7676.88798</text:p>
          </table:table-cell>
          <table:table-cell office:value-type="float" office:value="4.111" calcext:value-type="float">
            <text:p>4.111</text:p>
          </table:table-cell>
          <table:table-cell office:value-type="float" office:value="1.37033333333333" calcext:value-type="float">
            <text:p>1.37033333333333</text:p>
          </table:table-cell>
          <table:table-cell office:value-type="float" office:value="2558.96266" calcext:value-type="float">
            <text:p>2558.96266</text:p>
          </table:table-cell>
        </table:table-row>
        <table:table-row table:style-name="ro1">
          <table:table-cell office:value-type="date" office:date-value="2023-07-22" calcext:value-type="date">
            <text:p>~2023.7</text:p>
          </table:table-cell>
          <table:table-cell office:value-type="float" office:value="10464.77887" calcext:value-type="float">
            <text:p>10464.77887</text:p>
          </table:table-cell>
          <table:table-cell office:value-type="float" office:value="5.537" calcext:value-type="float">
            <text:p>5.537</text:p>
          </table:table-cell>
          <table:table-cell office:value-type="float" office:value="1.38425" calcext:value-type="float">
            <text:p>1.38425</text:p>
          </table:table-cell>
          <table:table-cell office:value-type="float" office:value="2616.1947175" calcext:value-type="float">
            <text:p>2616.1947175</text:p>
          </table:table-cell>
        </table:table-row>
        <table:table-row table:style-name="ro1">
          <table:table-cell office:value-type="date" office:date-value="2023-07-20" calcext:value-type="date">
            <text:p>~2023.7</text:p>
          </table:table-cell>
          <table:table-cell office:value-type="float" office:value="2509.4705" calcext:value-type="float">
            <text:p>2509.4705</text:p>
          </table:table-cell>
          <table:table-cell table:number-columns-repeated="2" office:value-type="float" office:value="1.325" calcext:value-type="float">
            <text:p>1.325</text:p>
          </table:table-cell>
          <table:table-cell office:value-type="float" office:value="2509.4705" calcext:value-type="float">
            <text:p>2509.4705</text:p>
          </table:table-cell>
        </table:table-row>
        <table:table-row table:style-name="ro1">
          <table:table-cell office:value-type="date" office:date-value="2023-07-19" calcext:value-type="date">
            <text:p>~2023.7</text:p>
          </table:table-cell>
          <table:table-cell office:value-type="float" office:value="12920.12209" calcext:value-type="float">
            <text:p>12920.12209</text:p>
          </table:table-cell>
          <table:table-cell office:value-type="float" office:value="6.779" calcext:value-type="float">
            <text:p>6.779</text:p>
          </table:table-cell>
          <table:table-cell office:value-type="float" office:value="1.12983333333333" calcext:value-type="float">
            <text:p>1.12983333333333</text:p>
          </table:table-cell>
          <table:table-cell office:value-type="float" office:value="2153.35368166667" calcext:value-type="float">
            <text:p>2153.35368166667</text:p>
          </table:table-cell>
        </table:table-row>
        <table:table-row table:style-name="ro1">
          <table:table-cell office:value-type="date" office:date-value="2023-07-18" calcext:value-type="date">
            <text:p>~2023.7</text:p>
          </table:table-cell>
          <table:table-cell office:value-type="float" office:value="5418.141027" calcext:value-type="float">
            <text:p>5418.141027</text:p>
          </table:table-cell>
          <table:table-cell office:value-type="float" office:value="2.8601" calcext:value-type="float">
            <text:p>2.8601</text:p>
          </table:table-cell>
          <table:table-cell office:value-type="float" office:value="1.43005" calcext:value-type="float">
            <text:p>1.43005</text:p>
          </table:table-cell>
          <table:table-cell office:value-type="float" office:value="2709.0705135" calcext:value-type="float">
            <text:p>2709.0705135</text:p>
          </table:table-cell>
        </table:table-row>
        <table:table-row table:style-name="ro1">
          <table:table-cell office:value-type="date" office:date-value="2023-07-14" calcext:value-type="date">
            <text:p>~2023.7</text:p>
          </table:table-cell>
          <table:table-cell office:value-type="float" office:value="2229.4968" calcext:value-type="float">
            <text:p>2229.4968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2229.4968" calcext:value-type="float">
            <text:p>2229.4968</text:p>
          </table:table-cell>
        </table:table-row>
        <table:table-row table:style-name="ro1">
          <table:table-cell office:value-type="date" office:date-value="2023-07-12" calcext:value-type="date">
            <text:p>~2023.7</text:p>
          </table:table-cell>
          <table:table-cell office:value-type="float" office:value="4984.16775" calcext:value-type="float">
            <text:p>4984.16775</text:p>
          </table:table-cell>
          <table:table-cell office:value-type="float" office:value="2.634" calcext:value-type="float">
            <text:p>2.634</text:p>
          </table:table-cell>
          <table:table-cell office:value-type="float" office:value="1.317" calcext:value-type="float">
            <text:p>1.317</text:p>
          </table:table-cell>
          <table:table-cell office:value-type="float" office:value="2492.083875" calcext:value-type="float">
            <text:p>2492.083875</text:p>
          </table:table-cell>
        </table:table-row>
        <table:table-row table:style-name="ro1">
          <table:table-cell office:value-type="date" office:date-value="2023-07-11" calcext:value-type="date">
            <text:p>~2023.7</text:p>
          </table:table-cell>
          <table:table-cell office:value-type="float" office:value="2766.981" calcext:value-type="float">
            <text:p>2766.981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2766.981" calcext:value-type="float">
            <text:p>2766.981</text:p>
          </table:table-cell>
        </table:table-row>
        <table:table-row table:style-name="ro1">
          <table:table-cell office:value-type="date" office:date-value="2023-07-05" calcext:value-type="date">
            <text:p>~2023.7</text:p>
          </table:table-cell>
          <table:table-cell office:value-type="float" office:value="2869.02" calcext:value-type="float">
            <text:p>2869.0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869.02" calcext:value-type="float">
            <text:p>2869.02</text:p>
          </table:table-cell>
        </table:table-row>
        <table:table-row table:style-name="ro1">
          <table:table-cell office:value-type="date" office:date-value="2023-07-04" calcext:value-type="date">
            <text:p>~2023.7</text:p>
          </table:table-cell>
          <table:table-cell office:value-type="float" office:value="3136.752" calcext:value-type="float">
            <text:p>3136.752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3136.752" calcext:value-type="float">
            <text:p>3136.752</text:p>
          </table:table-cell>
        </table:table-row>
        <table:table-row table:style-name="ro1">
          <table:table-cell office:value-type="date" office:date-value="2023-07-02" calcext:value-type="date">
            <text:p>~2023.7</text:p>
          </table:table-cell>
          <table:table-cell office:value-type="float" office:value="3245.946" calcext:value-type="float">
            <text:p>3245.946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245.946" calcext:value-type="float">
            <text:p>3245.946</text:p>
          </table:table-cell>
        </table:table-row>
        <table:table-row table:style-name="ro1">
          <table:table-cell office:value-type="date" office:date-value="2023-07-01" calcext:value-type="date">
            <text:p>~2023.7</text:p>
          </table:table-cell>
          <table:table-cell office:value-type="float" office:value="3233.47244" calcext:value-type="float">
            <text:p>3233.47244</text:p>
          </table:table-cell>
          <table:table-cell table:number-columns-repeated="2" office:value-type="float" office:value="1.678" calcext:value-type="float">
            <text:p>1.678</text:p>
          </table:table-cell>
          <table:table-cell office:value-type="float" office:value="3233.47244" calcext:value-type="float">
            <text:p>3233.47244</text:p>
          </table:table-cell>
        </table:table-row>
        <table:table-row table:style-name="ro1">
          <table:table-cell office:value-type="date" office:date-value="2023-06-30" calcext:value-type="date">
            <text:p>~2023.6</text:p>
          </table:table-cell>
          <table:table-cell office:value-type="float" office:value="3247.62254" calcext:value-type="float">
            <text:p>3247.62254</text:p>
          </table:table-cell>
          <table:table-cell table:number-columns-repeated="2" office:value-type="float" office:value="1.679" calcext:value-type="float">
            <text:p>1.679</text:p>
          </table:table-cell>
          <table:table-cell office:value-type="float" office:value="3247.62254" calcext:value-type="float">
            <text:p>3247.62254</text:p>
          </table:table-cell>
        </table:table-row>
        <table:table-row table:style-name="ro1">
          <table:table-cell office:value-type="date" office:date-value="2023-06-23" calcext:value-type="date">
            <text:p>~2023.6</text:p>
          </table:table-cell>
          <table:table-cell office:value-type="float" office:value="3592.368" calcext:value-type="float">
            <text:p>3592.368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3592.368" calcext:value-type="float">
            <text:p>3592.368</text:p>
          </table:table-cell>
        </table:table-row>
        <table:table-row table:style-name="ro1">
          <table:table-cell office:value-type="date" office:date-value="2023-06-22" calcext:value-type="date">
            <text:p>~2023.6</text:p>
          </table:table-cell>
          <table:table-cell office:value-type="float" office:value="6758.7536" calcext:value-type="float">
            <text:p>6758.7536</text:p>
          </table:table-cell>
          <table:table-cell office:value-type="float" office:value="3.58" calcext:value-type="float">
            <text:p>3.58</text:p>
          </table:table-cell>
          <table:table-cell office:value-type="float" office:value="1.79" calcext:value-type="float">
            <text:p>1.79</text:p>
          </table:table-cell>
          <table:table-cell office:value-type="float" office:value="3379.3768" calcext:value-type="float">
            <text:p>3379.3768</text:p>
          </table:table-cell>
        </table:table-row>
        <table:table-row table:style-name="ro1">
          <table:table-cell office:value-type="date" office:date-value="2023-06-20" calcext:value-type="date">
            <text:p>~2023.6</text:p>
          </table:table-cell>
          <table:table-cell office:value-type="float" office:value="67137.4669338" calcext:value-type="float">
            <text:p>67137.4669338</text:p>
          </table:table-cell>
          <table:table-cell office:value-type="float" office:value="38.07499" calcext:value-type="float">
            <text:p>38.07499</text:p>
          </table:table-cell>
          <table:table-cell office:value-type="float" office:value="1.41018481481481" calcext:value-type="float">
            <text:p>1.41018481481481</text:p>
          </table:table-cell>
          <table:table-cell office:value-type="float" office:value="2486.5728494" calcext:value-type="float">
            <text:p>2486.5728494</text:p>
          </table:table-cell>
        </table:table-row>
        <table:table-row table:style-name="ro1">
          <table:table-cell office:value-type="date" office:date-value="2023-06-19" calcext:value-type="date">
            <text:p>~2023.6</text:p>
          </table:table-cell>
          <table:table-cell office:value-type="float" office:value="8048.09494" calcext:value-type="float">
            <text:p>8048.09494</text:p>
          </table:table-cell>
          <table:table-cell office:value-type="float" office:value="4.651" calcext:value-type="float">
            <text:p>4.651</text:p>
          </table:table-cell>
          <table:table-cell office:value-type="float" office:value="1.16275" calcext:value-type="float">
            <text:p>1.16275</text:p>
          </table:table-cell>
          <table:table-cell office:value-type="float" office:value="2012.023735" calcext:value-type="float">
            <text:p>2012.023735</text:p>
          </table:table-cell>
        </table:table-row>
        <table:table-row table:style-name="ro1">
          <table:table-cell office:value-type="date" office:date-value="2023-06-17" calcext:value-type="date">
            <text:p>~2023.6</text:p>
          </table:table-cell>
          <table:table-cell office:value-type="float" office:value="3393.102414" calcext:value-type="float">
            <text:p>3393.102414</text:p>
          </table:table-cell>
          <table:table-cell office:value-type="float" office:value="1.9599" calcext:value-type="float">
            <text:p>1.9599</text:p>
          </table:table-cell>
          <table:table-cell office:value-type="float" office:value="0.97995" calcext:value-type="float">
            <text:p>0.97995</text:p>
          </table:table-cell>
          <table:table-cell office:value-type="float" office:value="1696.551207" calcext:value-type="float">
            <text:p>1696.551207</text:p>
          </table:table-cell>
        </table:table-row>
        <table:table-row table:style-name="ro1">
          <table:table-cell office:value-type="date" office:date-value="2023-06-14" calcext:value-type="date">
            <text:p>~2023.6</text:p>
          </table:table-cell>
          <table:table-cell office:value-type="float" office:value="11573.669276" calcext:value-type="float">
            <text:p>11573.669276</text:p>
          </table:table-cell>
          <table:table-cell office:value-type="float" office:value="6.6389" calcext:value-type="float">
            <text:p>6.6389</text:p>
          </table:table-cell>
          <table:table-cell office:value-type="float" office:value="1.659725" calcext:value-type="float">
            <text:p>1.659725</text:p>
          </table:table-cell>
          <table:table-cell office:value-type="float" office:value="2893.417319" calcext:value-type="float">
            <text:p>2893.417319</text:p>
          </table:table-cell>
        </table:table-row>
        <table:table-row table:style-name="ro1">
          <table:table-cell office:value-type="date" office:date-value="2023-06-13" calcext:value-type="date">
            <text:p>~2023.6</text:p>
          </table:table-cell>
          <table:table-cell office:value-type="float" office:value="6154.9213" calcext:value-type="float">
            <text:p>6154.9213</text:p>
          </table:table-cell>
          <table:table-cell office:value-type="float" office:value="3.54" calcext:value-type="float">
            <text:p>3.54</text:p>
          </table:table-cell>
          <table:table-cell office:value-type="float" office:value="1.77" calcext:value-type="float">
            <text:p>1.77</text:p>
          </table:table-cell>
          <table:table-cell office:value-type="float" office:value="3077.46065" calcext:value-type="float">
            <text:p>3077.46065</text:p>
          </table:table-cell>
        </table:table-row>
        <table:table-row table:style-name="ro1">
          <table:table-cell office:value-type="date" office:date-value="2023-06-11" calcext:value-type="date">
            <text:p>~2023.6</text:p>
          </table:table-cell>
          <table:table-cell office:value-type="float" office:value="6347.48195" calcext:value-type="float">
            <text:p>6347.48195</text:p>
          </table:table-cell>
          <table:table-cell office:value-type="float" office:value="3.635" calcext:value-type="float">
            <text:p>3.635</text:p>
          </table:table-cell>
          <table:table-cell office:value-type="float" office:value="1.8175" calcext:value-type="float">
            <text:p>1.8175</text:p>
          </table:table-cell>
          <table:table-cell office:value-type="float" office:value="3173.740975" calcext:value-type="float">
            <text:p>3173.740975</text:p>
          </table:table-cell>
        </table:table-row>
        <table:table-row table:style-name="ro1">
          <table:table-cell office:value-type="date" office:date-value="2023-06-08" calcext:value-type="date">
            <text:p>~2023.6</text:p>
          </table:table-cell>
          <table:table-cell office:value-type="float" office:value="2438.159" calcext:value-type="float">
            <text:p>2438.159</text:p>
          </table:table-cell>
          <table:table-cell table:number-columns-repeated="2" office:value-type="float" office:value="1.325" calcext:value-type="float">
            <text:p>1.325</text:p>
          </table:table-cell>
          <table:table-cell office:value-type="float" office:value="2438.159" calcext:value-type="float">
            <text:p>2438.159</text:p>
          </table:table-cell>
        </table:table-row>
        <table:table-row table:style-name="ro1">
          <table:table-cell office:value-type="date" office:date-value="2023-06-07" calcext:value-type="date">
            <text:p>~2023.6</text:p>
          </table:table-cell>
          <table:table-cell office:value-type="float" office:value="2417.1203" calcext:value-type="float">
            <text:p>2417.1203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2417.1203" calcext:value-type="float">
            <text:p>2417.1203</text:p>
          </table:table-cell>
        </table:table-row>
        <table:table-row table:style-name="ro1">
          <table:table-cell office:value-type="date" office:date-value="2023-06-06" calcext:value-type="date">
            <text:p>~2023.6</text:p>
          </table:table-cell>
          <table:table-cell office:value-type="float" office:value="3676.82" calcext:value-type="float">
            <text:p>3676.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76.82" calcext:value-type="float">
            <text:p>3676.82</text:p>
          </table:table-cell>
        </table:table-row>
        <table:table-row table:style-name="ro1">
          <table:table-cell office:value-type="date" office:date-value="2023-06-05" calcext:value-type="date">
            <text:p>~2023.6</text:p>
          </table:table-cell>
          <table:table-cell office:value-type="float" office:value="2810.985" calcext:value-type="float">
            <text:p>2810.98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810.985" calcext:value-type="float">
            <text:p>2810.985</text:p>
          </table:table-cell>
        </table:table-row>
        <table:table-row table:style-name="ro1">
          <table:table-cell office:value-type="date" office:date-value="2023-06-03" calcext:value-type="date">
            <text:p>~2023.6</text:p>
          </table:table-cell>
          <table:table-cell office:value-type="float" office:value="11051.9955" calcext:value-type="float">
            <text:p>11051.9955</text:p>
          </table:table-cell>
          <table:table-cell office:value-type="float" office:value="5.85" calcext:value-type="float">
            <text:p>5.85</text:p>
          </table:table-cell>
          <table:table-cell office:value-type="float" office:value="1.95" calcext:value-type="float">
            <text:p>1.95</text:p>
          </table:table-cell>
          <table:table-cell office:value-type="float" office:value="3683.9985" calcext:value-type="float">
            <text:p>3683.9985</text:p>
          </table:table-cell>
        </table:table-row>
        <table:table-row table:style-name="ro1">
          <table:table-cell office:value-type="date" office:date-value="2023-06-01" calcext:value-type="date">
            <text:p>~2023.6</text:p>
          </table:table-cell>
          <table:table-cell office:value-type="float" office:value="3072.77334" calcext:value-type="float">
            <text:p>3072.77334</text:p>
          </table:table-cell>
          <table:table-cell table:number-columns-repeated="2" office:value-type="float" office:value="1.638" calcext:value-type="float">
            <text:p>1.638</text:p>
          </table:table-cell>
          <table:table-cell office:value-type="float" office:value="3072.77334" calcext:value-type="float">
            <text:p>3072.77334</text:p>
          </table:table-cell>
        </table:table-row>
        <table:table-row table:style-name="ro1">
          <table:table-cell office:value-type="date" office:date-value="2023-05-30" calcext:value-type="date">
            <text:p>~2023.5</text:p>
          </table:table-cell>
          <table:table-cell office:value-type="float" office:value="3232.3616" calcext:value-type="float">
            <text:p>3232.3616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3232.3616" calcext:value-type="float">
            <text:p>3232.3616</text:p>
          </table:table-cell>
        </table:table-row>
        <table:table-row table:style-name="ro1">
          <table:table-cell office:value-type="date" office:date-value="2023-05-29" calcext:value-type="date">
            <text:p>~2023.5</text:p>
          </table:table-cell>
          <table:table-cell office:value-type="float" office:value="4723.51797" calcext:value-type="float">
            <text:p>4723.51797</text:p>
          </table:table-cell>
          <table:table-cell office:value-type="float" office:value="2.469" calcext:value-type="float">
            <text:p>2.469</text:p>
          </table:table-cell>
          <table:table-cell office:value-type="float" office:value="1.2345" calcext:value-type="float">
            <text:p>1.2345</text:p>
          </table:table-cell>
          <table:table-cell office:value-type="float" office:value="2361.758985" calcext:value-type="float">
            <text:p>2361.758985</text:p>
          </table:table-cell>
        </table:table-row>
        <table:table-row table:style-name="ro1">
          <table:table-cell office:value-type="date" office:date-value="2023-05-28" calcext:value-type="date">
            <text:p>~2023.5</text:p>
          </table:table-cell>
          <table:table-cell office:value-type="float" office:value="9282.5164" calcext:value-type="float">
            <text:p>9282.5164</text:p>
          </table:table-cell>
          <table:table-cell office:value-type="float" office:value="5.02" calcext:value-type="float">
            <text:p>5.02</text:p>
          </table:table-cell>
          <table:table-cell office:value-type="float" office:value="1.67333333333333" calcext:value-type="float">
            <text:p>1.67333333333333</text:p>
          </table:table-cell>
          <table:table-cell office:value-type="float" office:value="3094.17213333333" calcext:value-type="float">
            <text:p>3094.17213333333</text:p>
          </table:table-cell>
        </table:table-row>
        <table:table-row table:style-name="ro1">
          <table:table-cell office:value-type="date" office:date-value="2023-05-27" calcext:value-type="date">
            <text:p>~2023.5</text:p>
          </table:table-cell>
          <table:table-cell office:value-type="float" office:value="2942.1945" calcext:value-type="float">
            <text:p>2942.1945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2942.1945" calcext:value-type="float">
            <text:p>2942.1945</text:p>
          </table:table-cell>
        </table:table-row>
        <table:table-row table:style-name="ro1">
          <table:table-cell office:value-type="date" office:date-value="2023-05-25" calcext:value-type="date">
            <text:p>~2023.5</text:p>
          </table:table-cell>
          <table:table-cell office:value-type="float" office:value="6108.4135" calcext:value-type="float">
            <text:p>6108.4135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3054.20675" calcext:value-type="float">
            <text:p>3054.20675</text:p>
          </table:table-cell>
        </table:table-row>
        <table:table-row table:style-name="ro1">
          <table:table-cell office:value-type="date" office:date-value="2023-05-21" calcext:value-type="date">
            <text:p>~2023.5</text:p>
          </table:table-cell>
          <table:table-cell office:value-type="float" office:value="3374.784" calcext:value-type="float">
            <text:p>3374.784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3374.784" calcext:value-type="float">
            <text:p>3374.784</text:p>
          </table:table-cell>
        </table:table-row>
        <table:table-row table:style-name="ro1">
          <table:table-cell office:value-type="date" office:date-value="2023-05-18" calcext:value-type="date">
            <text:p>~2023.5</text:p>
          </table:table-cell>
          <table:table-cell office:value-type="float" office:value="6644.4761" calcext:value-type="float">
            <text:p>6644.4761</text:p>
          </table:table-cell>
          <table:table-cell office:value-type="float" office:value="3.67" calcext:value-type="float">
            <text:p>3.67</text:p>
          </table:table-cell>
          <table:table-cell office:value-type="float" office:value="1.835" calcext:value-type="float">
            <text:p>1.835</text:p>
          </table:table-cell>
          <table:table-cell office:value-type="float" office:value="3322.23805" calcext:value-type="float">
            <text:p>3322.23805</text:p>
          </table:table-cell>
        </table:table-row>
        <table:table-row table:style-name="ro1">
          <table:table-cell office:value-type="date" office:date-value="2023-05-15" calcext:value-type="date">
            <text:p>~2023.5</text:p>
          </table:table-cell>
          <table:table-cell office:value-type="float" office:value="3369.2792" calcext:value-type="float">
            <text:p>3369.2792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3369.2792" calcext:value-type="float">
            <text:p>3369.2792</text:p>
          </table:table-cell>
        </table:table-row>
        <table:table-row table:style-name="ro1">
          <table:table-cell office:value-type="date" office:date-value="2023-05-12" calcext:value-type="date">
            <text:p>~2023.5</text:p>
          </table:table-cell>
          <table:table-cell office:value-type="float" office:value="3187.89" calcext:value-type="float">
            <text:p>3187.89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3187.89" calcext:value-type="float">
            <text:p>3187.89</text:p>
          </table:table-cell>
        </table:table-row>
        <table:table-row table:style-name="ro1">
          <table:table-cell office:value-type="date" office:date-value="2023-05-11" calcext:value-type="date">
            <text:p>~2023.5</text:p>
          </table:table-cell>
          <table:table-cell office:value-type="float" office:value="3273.2298" calcext:value-type="float">
            <text:p>3273.2298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3273.2298" calcext:value-type="float">
            <text:p>3273.2298</text:p>
          </table:table-cell>
        </table:table-row>
        <table:table-row table:style-name="ro1">
          <table:table-cell office:value-type="date" office:date-value="2023-05-10" calcext:value-type="date">
            <text:p>~2023.5</text:p>
          </table:table-cell>
          <table:table-cell office:value-type="float" office:value="3157.9632" calcext:value-type="float">
            <text:p>3157.9632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3157.9632" calcext:value-type="float">
            <text:p>3157.9632</text:p>
          </table:table-cell>
        </table:table-row>
        <table:table-row table:style-name="ro1">
          <table:table-cell office:value-type="date" office:date-value="2023-05-02" calcext:value-type="date">
            <text:p>~2023.5</text:p>
          </table:table-cell>
          <table:table-cell office:value-type="float" office:value="2434.432" calcext:value-type="float">
            <text:p>2434.4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434.432" calcext:value-type="float">
            <text:p>2434.432</text:p>
          </table:table-cell>
        </table:table-row>
        <table:table-row table:style-name="ro1">
          <table:table-cell office:value-type="date" office:date-value="2023-04-28" calcext:value-type="date">
            <text:p>~2023.4</text:p>
          </table:table-cell>
          <table:table-cell office:value-type="float" office:value="2672.264" calcext:value-type="float">
            <text:p>2672.264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672.264" calcext:value-type="float">
            <text:p>2672.264</text:p>
          </table:table-cell>
        </table:table-row>
        <table:table-row table:style-name="ro1">
          <table:table-cell office:value-type="date" office:date-value="2023-04-24" calcext:value-type="date">
            <text:p>~2023.4</text:p>
          </table:table-cell>
          <table:table-cell office:value-type="float" office:value="2735.415" calcext:value-type="float">
            <text:p>2735.41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735.415" calcext:value-type="float">
            <text:p>2735.415</text:p>
          </table:table-cell>
        </table:table-row>
        <table:table-row table:style-name="ro1">
          <table:table-cell office:value-type="date" office:date-value="2023-04-22" calcext:value-type="date">
            <text:p>~2023.4</text:p>
          </table:table-cell>
          <table:table-cell office:value-type="float" office:value="1852.4" calcext:value-type="float">
            <text:p>185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.4" calcext:value-type="float">
            <text:p>1852.4</text:p>
          </table:table-cell>
        </table:table-row>
        <table:table-row table:style-name="ro1">
          <table:table-cell office:value-type="date" office:date-value="2023-04-21" calcext:value-type="date">
            <text:p>~2023.4</text:p>
          </table:table-cell>
          <table:table-cell office:value-type="float" office:value="3687.74368774" calcext:value-type="float">
            <text:p>3687.74368774</text:p>
          </table:table-cell>
          <table:table-cell office:value-type="float" office:value="2.000002" calcext:value-type="float">
            <text:p>2.00000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843.87184387" calcext:value-type="float">
            <text:p>1843.87184387</text:p>
          </table:table-cell>
        </table:table-row>
        <table:table-row table:style-name="ro1">
          <table:table-cell office:value-type="date" office:date-value="2023-04-17" calcext:value-type="date">
            <text:p>~2023.4</text:p>
          </table:table-cell>
          <table:table-cell office:value-type="float" office:value="11076.9071" calcext:value-type="float">
            <text:p>11076.9071</text:p>
          </table:table-cell>
          <table:table-cell office:value-type="float" office:value="5.32" calcext:value-type="float">
            <text:p>5.32</text:p>
          </table:table-cell>
          <table:table-cell office:value-type="float" office:value="1.77333333333333" calcext:value-type="float">
            <text:p>1.77333333333333</text:p>
          </table:table-cell>
          <table:table-cell office:value-type="float" office:value="3692.30236666667" calcext:value-type="float">
            <text:p>3692.30236666667</text:p>
          </table:table-cell>
        </table:table-row>
        <table:table-row table:style-name="ro1">
          <table:table-cell office:value-type="date" office:date-value="2023-04-13" calcext:value-type="date">
            <text:p>~2023.4</text:p>
          </table:table-cell>
          <table:table-cell office:value-type="float" office:value="1342.64123532" calcext:value-type="float">
            <text:p>1342.64123532</text:p>
          </table:table-cell>
          <table:table-cell table:number-columns-repeated="2" office:value-type="float" office:value="0.701001" calcext:value-type="float">
            <text:p>0.701001</text:p>
          </table:table-cell>
          <table:table-cell office:value-type="float" office:value="1342.64123532" calcext:value-type="float">
            <text:p>1342.64123532</text:p>
          </table:table-cell>
        </table:table-row>
        <table:table-row table:style-name="ro1">
          <table:table-cell office:value-type="date" office:date-value="2023-04-12" calcext:value-type="date">
            <text:p>~2023.4</text:p>
          </table:table-cell>
          <table:table-cell office:value-type="float" office:value="3599.8052" calcext:value-type="float">
            <text:p>3599.8052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3599.8052" calcext:value-type="float">
            <text:p>3599.8052</text:p>
          </table:table-cell>
        </table:table-row>
        <table:table-row table:style-name="ro1">
          <table:table-cell office:value-type="date" office:date-value="2023-04-09" calcext:value-type="date">
            <text:p>~2023.4</text:p>
          </table:table-cell>
          <table:table-cell office:value-type="float" office:value="14002.8356" calcext:value-type="float">
            <text:p>14002.8356</text:p>
          </table:table-cell>
          <table:table-cell office:value-type="float" office:value="7.54" calcext:value-type="float">
            <text:p>7.54</text:p>
          </table:table-cell>
          <table:table-cell office:value-type="float" office:value="1.885" calcext:value-type="float">
            <text:p>1.885</text:p>
          </table:table-cell>
          <table:table-cell office:value-type="float" office:value="3500.7089" calcext:value-type="float">
            <text:p>3500.7089</text:p>
          </table:table-cell>
        </table:table-row>
        <table:table-row table:style-name="ro1">
          <table:table-cell office:value-type="date" office:date-value="2023-04-07" calcext:value-type="date">
            <text:p>~2023.4</text:p>
          </table:table-cell>
          <table:table-cell office:value-type="float" office:value="3514.3038" calcext:value-type="float">
            <text:p>3514.3038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3514.3038" calcext:value-type="float">
            <text:p>3514.3038</text:p>
          </table:table-cell>
        </table:table-row>
        <table:table-row table:style-name="ro1">
          <table:table-cell office:value-type="date" office:date-value="2023-04-05" calcext:value-type="date">
            <text:p>~2023.4</text:p>
          </table:table-cell>
          <table:table-cell office:value-type="float" office:value="6778.9915" calcext:value-type="float">
            <text:p>6778.9915</text:p>
          </table:table-cell>
          <table:table-cell office:value-type="float" office:value="3.55" calcext:value-type="float">
            <text:p>3.55</text:p>
          </table:table-cell>
          <table:table-cell office:value-type="float" office:value="1.775" calcext:value-type="float">
            <text:p>1.775</text:p>
          </table:table-cell>
          <table:table-cell office:value-type="float" office:value="3389.49575" calcext:value-type="float">
            <text:p>3389.49575</text:p>
          </table:table-cell>
        </table:table-row>
        <table:table-row table:style-name="ro1">
          <table:table-cell office:value-type="date" office:date-value="2023-04-03" calcext:value-type="date">
            <text:p>~2023.4</text:p>
          </table:table-cell>
          <table:table-cell office:value-type="float" office:value="2800.3075" calcext:value-type="float">
            <text:p>2800.3075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2800.3075" calcext:value-type="float">
            <text:p>2800.3075</text:p>
          </table:table-cell>
        </table:table-row>
        <table:table-row table:style-name="ro1">
          <table:table-cell office:value-type="date" office:date-value="2023-03-31" calcext:value-type="date">
            <text:p>~2023.3</text:p>
          </table:table-cell>
          <table:table-cell office:value-type="float" office:value="19147.4278292" calcext:value-type="float">
            <text:p>19147.4278292</text:p>
          </table:table-cell>
          <table:table-cell office:value-type="float" office:value="10.48996" calcext:value-type="float">
            <text:p>10.48996</text:p>
          </table:table-cell>
          <table:table-cell office:value-type="float" office:value="1.74832666666667" calcext:value-type="float">
            <text:p>1.74832666666667</text:p>
          </table:table-cell>
          <table:table-cell office:value-type="float" office:value="3191.23797153333" calcext:value-type="float">
            <text:p>3191.23797153333</text:p>
          </table:table-cell>
        </table:table-row>
        <table:table-row table:style-name="ro1">
          <table:table-cell office:value-type="date" office:date-value="2023-03-29" calcext:value-type="date">
            <text:p>~2023.3</text:p>
          </table:table-cell>
          <table:table-cell office:value-type="float" office:value="8007.629" calcext:value-type="float">
            <text:p>8007.629</text:p>
          </table:table-cell>
          <table:table-cell office:value-type="float" office:value="4.45" calcext:value-type="float">
            <text:p>4.45</text:p>
          </table:table-cell>
          <table:table-cell office:value-type="float" office:value="1.48333333333333" calcext:value-type="float">
            <text:p>1.48333333333333</text:p>
          </table:table-cell>
          <table:table-cell office:value-type="float" office:value="2669.20966666667" calcext:value-type="float">
            <text:p>2669.20966666667</text:p>
          </table:table-cell>
        </table:table-row>
        <table:table-row table:style-name="ro1">
          <table:table-cell office:value-type="date" office:date-value="2023-03-27" calcext:value-type="date">
            <text:p>~2023.3</text:p>
          </table:table-cell>
          <table:table-cell office:value-type="float" office:value="2650.35" calcext:value-type="float">
            <text:p>2650.3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650.35" calcext:value-type="float">
            <text:p>2650.35</text:p>
          </table:table-cell>
        </table:table-row>
        <table:table-row table:style-name="ro1">
          <table:table-cell office:value-type="date" office:date-value="2023-03-26" calcext:value-type="date">
            <text:p>~2023.3</text:p>
          </table:table-cell>
          <table:table-cell office:value-type="float" office:value="2652.675" calcext:value-type="float">
            <text:p>2652.67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652.675" calcext:value-type="float">
            <text:p>2652.675</text:p>
          </table:table-cell>
        </table:table-row>
        <table:table-row table:style-name="ro1">
          <table:table-cell office:value-type="date" office:date-value="2023-03-22" calcext:value-type="date">
            <text:p>~2023.3</text:p>
          </table:table-cell>
          <table:table-cell office:value-type="float" office:value="3154.62" calcext:value-type="float">
            <text:p>3154.62</text:p>
          </table:table-cell>
          <table:table-cell table:number-columns-repeated="2" office:value-type="float" office:value="1.74" calcext:value-type="float">
            <text:p>1.74</text:p>
          </table:table-cell>
          <table:table-cell office:value-type="float" office:value="3154.62" calcext:value-type="float">
            <text:p>3154.62</text:p>
          </table:table-cell>
        </table:table-row>
        <table:table-row table:style-name="ro1">
          <table:table-cell office:value-type="date" office:date-value="2023-03-18" calcext:value-type="date">
            <text:p>~2023.3</text:p>
          </table:table-cell>
          <table:table-cell office:value-type="float" office:value="3435.3614" calcext:value-type="float">
            <text:p>3435.3614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435.3614" calcext:value-type="float">
            <text:p>3435.3614</text:p>
          </table:table-cell>
        </table:table-row>
        <table:table-row table:style-name="ro1">
          <table:table-cell office:value-type="date" office:date-value="2023-03-17" calcext:value-type="date">
            <text:p>~2023.3</text:p>
          </table:table-cell>
          <table:table-cell office:value-type="float" office:value="5755.308" calcext:value-type="float">
            <text:p>5755.308</text:p>
          </table:table-cell>
          <table:table-cell office:value-type="float" office:value="3.3" calcext:value-type="float">
            <text:p>3.3</text:p>
          </table:table-cell>
          <table:table-cell office:value-type="float" office:value="1.65" calcext:value-type="float">
            <text:p>1.65</text:p>
          </table:table-cell>
          <table:table-cell office:value-type="float" office:value="2877.654" calcext:value-type="float">
            <text:p>2877.654</text:p>
          </table:table-cell>
        </table:table-row>
        <table:table-row table:style-name="ro1">
          <table:table-cell office:value-type="date" office:date-value="2023-03-10" calcext:value-type="date">
            <text:p>~2023.3</text:p>
          </table:table-cell>
          <table:table-cell office:value-type="float" office:value="5793.297" calcext:value-type="float">
            <text:p>5793.297</text:p>
          </table:table-cell>
          <table:table-cell office:value-type="float" office:value="4.1" calcext:value-type="float">
            <text:p>4.1</text:p>
          </table:table-cell>
          <table:table-cell office:value-type="float" office:value="2.05" calcext:value-type="float">
            <text:p>2.05</text:p>
          </table:table-cell>
          <table:table-cell office:value-type="float" office:value="2896.6485" calcext:value-type="float">
            <text:p>2896.6485</text:p>
          </table:table-cell>
        </table:table-row>
        <table:table-row table:style-name="ro1">
          <table:table-cell office:value-type="date" office:date-value="2023-03-09" calcext:value-type="date">
            <text:p>~2023.3</text:p>
          </table:table-cell>
          <table:table-cell office:value-type="float" office:value="8416.3775" calcext:value-type="float">
            <text:p>8416.3775</text:p>
          </table:table-cell>
          <table:table-cell office:value-type="float" office:value="5.75" calcext:value-type="float">
            <text:p>5.75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2805.45916666667" calcext:value-type="float">
            <text:p>2805.45916666667</text:p>
          </table:table-cell>
        </table:table-row>
        <table:table-row table:style-name="ro1">
          <table:table-cell office:value-type="date" office:date-value="2023-03-08" calcext:value-type="date">
            <text:p>~2023.3</text:p>
          </table:table-cell>
          <table:table-cell office:value-type="float" office:value="3261.09" calcext:value-type="float">
            <text:p>3261.09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3261.09" calcext:value-type="float">
            <text:p>3261.09</text:p>
          </table:table-cell>
        </table:table-row>
        <table:table-row table:style-name="ro1">
          <table:table-cell office:value-type="date" office:date-value="2023-03-01" calcext:value-type="date">
            <text:p>~2023.3</text:p>
          </table:table-cell>
          <table:table-cell office:value-type="float" office:value="2973.924" calcext:value-type="float">
            <text:p>2973.92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2973.924" calcext:value-type="float">
            <text:p>2973.924</text:p>
          </table:table-cell>
        </table:table-row>
        <table:table-row table:style-name="ro1">
          <table:table-cell office:value-type="date" office:date-value="2023-02-24" calcext:value-type="date">
            <text:p>~2023.2</text:p>
          </table:table-cell>
          <table:table-cell office:value-type="float" office:value="3182.34" calcext:value-type="float">
            <text:p>3182.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82.34" calcext:value-type="float">
            <text:p>3182.34</text:p>
          </table:table-cell>
        </table:table-row>
        <table:table-row table:style-name="ro1">
          <table:table-cell office:value-type="date" office:date-value="2023-02-18" calcext:value-type="date">
            <text:p>~2023.2</text:p>
          </table:table-cell>
          <table:table-cell office:value-type="float" office:value="4074.216" calcext:value-type="float">
            <text:p>4074.216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4074.216" calcext:value-type="float">
            <text:p>4074.216</text:p>
          </table:table-cell>
        </table:table-row>
        <table:table-row table:style-name="ro1">
          <table:table-cell office:value-type="date" office:date-value="2023-02-16" calcext:value-type="date">
            <text:p>~2023.2</text:p>
          </table:table-cell>
          <table:table-cell office:value-type="float" office:value="3450.273" calcext:value-type="float">
            <text:p>3450.273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3450.273" calcext:value-type="float">
            <text:p>3450.273</text:p>
          </table:table-cell>
        </table:table-row>
        <table:table-row table:style-name="ro1">
          <table:table-cell office:value-type="date" office:date-value="2023-02-03" calcext:value-type="date">
            <text:p>~2023.2</text:p>
          </table:table-cell>
          <table:table-cell office:value-type="float" office:value="2631.104" calcext:value-type="float">
            <text:p>2631.104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631.104" calcext:value-type="float">
            <text:p>2631.104</text:p>
          </table:table-cell>
        </table:table-row>
        <table:table-row table:style-name="ro1">
          <table:table-cell office:value-type="date" office:date-value="2023-01-28" calcext:value-type="date">
            <text:p>~2023.1</text:p>
          </table:table-cell>
          <table:table-cell office:value-type="float" office:value="8235.2364" calcext:value-type="float">
            <text:p>8235.2364</text:p>
          </table:table-cell>
          <table:table-cell office:value-type="float" office:value="5.24" calcext:value-type="float">
            <text:p>5.24</text:p>
          </table:table-cell>
          <table:table-cell office:value-type="float" office:value="2.62" calcext:value-type="float">
            <text:p>2.62</text:p>
          </table:table-cell>
          <table:table-cell office:value-type="float" office:value="4117.6182" calcext:value-type="float">
            <text:p>4117.6182</text:p>
          </table:table-cell>
        </table:table-row>
        <table:table-row table:style-name="ro1">
          <table:table-cell office:value-type="date" office:date-value="2023-01-21" calcext:value-type="date">
            <text:p>~2023.1</text:p>
          </table:table-cell>
          <table:table-cell office:value-type="float" office:value="4131.9" calcext:value-type="float">
            <text:p>4131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131.9" calcext:value-type="float">
            <text:p>4131.9</text:p>
          </table:table-cell>
        </table:table-row>
        <table:table-row table:style-name="ro1">
          <table:table-cell office:value-type="date" office:date-value="2023-01-20" calcext:value-type="date">
            <text:p>~2023.1</text:p>
          </table:table-cell>
          <table:table-cell office:value-type="float" office:value="7925.655" calcext:value-type="float">
            <text:p>7925.655</text:p>
          </table:table-cell>
          <table:table-cell office:value-type="float" office:value="5.1" calcext:value-type="float">
            <text:p>5.1</text:p>
          </table:table-cell>
          <table:table-cell office:value-type="float" office:value="2.55" calcext:value-type="float">
            <text:p>2.55</text:p>
          </table:table-cell>
          <table:table-cell office:value-type="float" office:value="3962.8275" calcext:value-type="float">
            <text:p>3962.8275</text:p>
          </table:table-cell>
        </table:table-row>
        <table:table-row table:style-name="ro1">
          <table:table-cell office:value-type="date" office:date-value="2023-01-19" calcext:value-type="date">
            <text:p>~2023.1</text:p>
          </table:table-cell>
          <table:table-cell office:value-type="float" office:value="14165.511" calcext:value-type="float">
            <text:p>14165.511</text:p>
          </table:table-cell>
          <table:table-cell office:value-type="float" office:value="9.34" calcext:value-type="float">
            <text:p>9.34</text:p>
          </table:table-cell>
          <table:table-cell office:value-type="float" office:value="3.11333333333333" calcext:value-type="float">
            <text:p>3.11333333333333</text:p>
          </table:table-cell>
          <table:table-cell office:value-type="float" office:value="4721.837" calcext:value-type="float">
            <text:p>4721.837</text:p>
          </table:table-cell>
        </table:table-row>
        <table:table-row table:style-name="ro1">
          <table:table-cell office:value-type="date" office:date-value="2023-01-15" calcext:value-type="date">
            <text:p>~2023.1</text:p>
          </table:table-cell>
          <table:table-cell office:value-type="float" office:value="4645.1743" calcext:value-type="float">
            <text:p>4645.1743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4645.1743" calcext:value-type="float">
            <text:p>4645.1743</text:p>
          </table:table-cell>
        </table:table-row>
        <table:table-row table:style-name="ro1">
          <table:table-cell office:value-type="date" office:date-value="2023-01-11" calcext:value-type="date">
            <text:p>~2023.1</text:p>
          </table:table-cell>
          <table:table-cell office:value-type="float" office:value="4077.301" calcext:value-type="float">
            <text:p>4077.301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4077.301" calcext:value-type="float">
            <text:p>4077.301</text:p>
          </table:table-cell>
        </table:table-row>
        <table:table-row table:style-name="ro1">
          <table:table-cell office:value-type="date" office:date-value="2023-01-06" calcext:value-type="date">
            <text:p>~2023.1</text:p>
          </table:table-cell>
          <table:table-cell office:value-type="float" office:value="8515.497" calcext:value-type="float">
            <text:p>8515.497</text:p>
          </table:table-cell>
          <table:table-cell office:value-type="float" office:value="6.75" calcext:value-type="float">
            <text:p>6.75</text:p>
          </table:table-cell>
          <table:table-cell office:value-type="float" office:value="3.375" calcext:value-type="float">
            <text:p>3.375</text:p>
          </table:table-cell>
          <table:table-cell office:value-type="float" office:value="4257.7485" calcext:value-type="float">
            <text:p>4257.7485</text:p>
          </table:table-cell>
        </table:table-row>
        <table:table-row table:style-name="ro1">
          <table:table-cell office:value-type="date" office:date-value="2022-12-28" calcext:value-type="date">
            <text:p>~2022.12</text:p>
          </table:table-cell>
          <table:table-cell office:value-type="float" office:value="6055.65" calcext:value-type="float">
            <text:p>6055.6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027.825" calcext:value-type="float">
            <text:p>3027.825</text:p>
          </table:table-cell>
        </table:table-row>
        <table:table-row table:style-name="ro1">
          <table:table-cell office:value-type="date" office:date-value="2022-12-27" calcext:value-type="date">
            <text:p>~2022.12</text:p>
          </table:table-cell>
          <table:table-cell office:value-type="float" office:value="2418.6" calcext:value-type="float">
            <text:p>2418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8.6" calcext:value-type="float">
            <text:p>2418.6</text:p>
          </table:table-cell>
        </table:table-row>
        <table:table-row table:style-name="ro1">
          <table:table-cell office:value-type="date" office:date-value="2022-12-20" calcext:value-type="date">
            <text:p>~2022.12</text:p>
          </table:table-cell>
          <table:table-cell office:value-type="float" office:value="7829.8138364" calcext:value-type="float">
            <text:p>7829.8138364</text:p>
          </table:table-cell>
          <table:table-cell office:value-type="float" office:value="6.56996" calcext:value-type="float">
            <text:p>6.56996</text:p>
          </table:table-cell>
          <table:table-cell office:value-type="float" office:value="3.28498" calcext:value-type="float">
            <text:p>3.28498</text:p>
          </table:table-cell>
          <table:table-cell office:value-type="float" office:value="3914.9069182" calcext:value-type="float">
            <text:p>3914.9069182</text:p>
          </table:table-cell>
        </table:table-row>
        <table:table-row table:style-name="ro1">
          <table:table-cell office:value-type="date" office:date-value="2022-12-19" calcext:value-type="date">
            <text:p>~2022.12</text:p>
          </table:table-cell>
          <table:table-cell office:value-type="float" office:value="18287.01504" calcext:value-type="float">
            <text:p>18287.01504</text:p>
          </table:table-cell>
          <table:table-cell office:value-type="float" office:value="15.528" calcext:value-type="float">
            <text:p>15.528</text:p>
          </table:table-cell>
          <table:table-cell office:value-type="float" office:value="3.1056" calcext:value-type="float">
            <text:p>3.1056</text:p>
          </table:table-cell>
          <table:table-cell office:value-type="float" office:value="3657.403008" calcext:value-type="float">
            <text:p>3657.403008</text:p>
          </table:table-cell>
        </table:table-row>
        <table:table-row table:style-name="ro1">
          <table:table-cell office:value-type="date" office:date-value="2022-12-13" calcext:value-type="date">
            <text:p>~2022.12</text:p>
          </table:table-cell>
          <table:table-cell office:value-type="float" office:value="3993.9426" calcext:value-type="float">
            <text:p>3993.9426</text:p>
          </table:table-cell>
          <table:table-cell table:number-columns-repeated="2" office:value-type="float" office:value="3.13" calcext:value-type="float">
            <text:p>3.13</text:p>
          </table:table-cell>
          <table:table-cell office:value-type="float" office:value="3993.9426" calcext:value-type="float">
            <text:p>3993.9426</text:p>
          </table:table-cell>
        </table:table-row>
        <table:table-row table:style-name="ro1">
          <table:table-cell office:value-type="date" office:date-value="2022-12-02" calcext:value-type="date">
            <text:p>~2022.12</text:p>
          </table:table-cell>
          <table:table-cell office:value-type="float" office:value="4061.986744" calcext:value-type="float">
            <text:p>4061.986744</text:p>
          </table:table-cell>
          <table:table-cell table:number-columns-repeated="2" office:value-type="float" office:value="3.16996" calcext:value-type="float">
            <text:p>3.16996</text:p>
          </table:table-cell>
          <table:table-cell office:value-type="float" office:value="4061.986744" calcext:value-type="float">
            <text:p>4061.986744</text:p>
          </table:table-cell>
        </table:table-row>
        <table:table-row table:style-name="ro1">
          <table:table-cell office:value-type="date" office:date-value="2022-11-26" calcext:value-type="date">
            <text:p>~2022.11</text:p>
          </table:table-cell>
          <table:table-cell office:value-type="float" office:value="3991.01325" calcext:value-type="float">
            <text:p>3991.01325</text:p>
          </table:table-cell>
          <table:table-cell table:number-columns-repeated="2" office:value-type="float" office:value="3.275" calcext:value-type="float">
            <text:p>3.275</text:p>
          </table:table-cell>
          <table:table-cell office:value-type="float" office:value="3991.01325" calcext:value-type="float">
            <text:p>3991.01325</text:p>
          </table:table-cell>
        </table:table-row>
        <table:table-row table:style-name="ro1">
          <table:table-cell office:value-type="date" office:date-value="2022-11-18" calcext:value-type="date">
            <text:p>~2022.11</text:p>
          </table:table-cell>
          <table:table-cell office:value-type="float" office:value="8083.1267496" calcext:value-type="float">
            <text:p>8083.1267496</text:p>
          </table:table-cell>
          <table:table-cell office:value-type="float" office:value="6.65996" calcext:value-type="float">
            <text:p>6.65996</text:p>
          </table:table-cell>
          <table:table-cell office:value-type="float" office:value="3.32998" calcext:value-type="float">
            <text:p>3.32998</text:p>
          </table:table-cell>
          <table:table-cell office:value-type="float" office:value="4041.5633748" calcext:value-type="float">
            <text:p>4041.5633748</text:p>
          </table:table-cell>
        </table:table-row>
        <table:table-row table:style-name="ro1">
          <table:table-cell office:value-type="date" office:date-value="2022-11-16" calcext:value-type="date">
            <text:p>~2022.11</text:p>
          </table:table-cell>
          <table:table-cell office:value-type="float" office:value="3760.579" calcext:value-type="float">
            <text:p>3760.579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760.579" calcext:value-type="float">
            <text:p>3760.579</text:p>
          </table:table-cell>
        </table:table-row>
        <table:table-row table:style-name="ro1">
          <table:table-cell office:value-type="date" office:date-value="2022-11-15" calcext:value-type="date">
            <text:p>~2022.11</text:p>
          </table:table-cell>
          <table:table-cell office:value-type="float" office:value="4197.6811184" calcext:value-type="float">
            <text:p>4197.6811184</text:p>
          </table:table-cell>
          <table:table-cell table:number-columns-repeated="2" office:value-type="float" office:value="3.29996" calcext:value-type="float">
            <text:p>3.29996</text:p>
          </table:table-cell>
          <table:table-cell office:value-type="float" office:value="4197.6811184" calcext:value-type="float">
            <text:p>4197.6811184</text:p>
          </table:table-cell>
        </table:table-row>
        <table:table-row table:style-name="ro1">
          <table:table-cell office:value-type="date" office:date-value="2022-11-04" calcext:value-type="date">
            <text:p>~2022.11</text:p>
          </table:table-cell>
          <table:table-cell office:value-type="float" office:value="6007.268" calcext:value-type="float">
            <text:p>6007.268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6007.268" calcext:value-type="float">
            <text:p>6007.268</text:p>
          </table:table-cell>
        </table:table-row>
        <table:table-row table:style-name="ro1">
          <table:table-cell office:value-type="date" office:date-value="2022-11-02" calcext:value-type="date">
            <text:p>~2022.11</text:p>
          </table:table-cell>
          <table:table-cell office:value-type="float" office:value="5062.118" calcext:value-type="float">
            <text:p>5062.118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5062.118" calcext:value-type="float">
            <text:p>5062.118</text:p>
          </table:table-cell>
        </table:table-row>
        <table:table-row table:style-name="ro1">
          <table:table-cell office:value-type="date" office:date-value="2022-10-30" calcext:value-type="date">
            <text:p>~2022.10</text:p>
          </table:table-cell>
          <table:table-cell office:value-type="float" office:value="11455.7023252" calcext:value-type="float">
            <text:p>11455.7023252</text:p>
          </table:table-cell>
          <table:table-cell office:value-type="float" office:value="7.19996" calcext:value-type="float">
            <text:p>7.19996</text:p>
          </table:table-cell>
          <table:table-cell office:value-type="float" office:value="3.59998" calcext:value-type="float">
            <text:p>3.59998</text:p>
          </table:table-cell>
          <table:table-cell office:value-type="float" office:value="5727.8511626" calcext:value-type="float">
            <text:p>5727.8511626</text:p>
          </table:table-cell>
        </table:table-row>
        <table:table-row table:style-name="ro1">
          <table:table-cell office:value-type="date" office:date-value="2022-10-28" calcext:value-type="date">
            <text:p>~2022.10</text:p>
          </table:table-cell>
          <table:table-cell office:value-type="float" office:value="5143.121" calcext:value-type="float">
            <text:p>5143.121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5143.121" calcext:value-type="float">
            <text:p>5143.121</text:p>
          </table:table-cell>
        </table:table-row>
        <table:table-row table:style-name="ro1">
          <table:table-cell office:value-type="date" office:date-value="2022-10-27" calcext:value-type="date">
            <text:p>~2022.10</text:p>
          </table:table-cell>
          <table:table-cell office:value-type="float" office:value="5857.1375232" calcext:value-type="float">
            <text:p>5857.1375232</text:p>
          </table:table-cell>
          <table:table-cell table:number-columns-repeated="2" office:value-type="float" office:value="3.74996" calcext:value-type="float">
            <text:p>3.74996</text:p>
          </table:table-cell>
          <table:table-cell office:value-type="float" office:value="5857.1375232" calcext:value-type="float">
            <text:p>5857.1375232</text:p>
          </table:table-cell>
        </table:table-row>
        <table:table-row table:style-name="ro1">
          <table:table-cell office:value-type="date" office:date-value="2022-10-22" calcext:value-type="date">
            <text:p>~2022.10</text:p>
          </table:table-cell>
          <table:table-cell office:value-type="float" office:value="5245.653" calcext:value-type="float">
            <text:p>5245.653</text:p>
          </table:table-cell>
          <table:table-cell table:number-columns-repeated="2" office:value-type="float" office:value="3.99" calcext:value-type="float">
            <text:p>3.99</text:p>
          </table:table-cell>
          <table:table-cell office:value-type="float" office:value="5245.653" calcext:value-type="float">
            <text:p>5245.653</text:p>
          </table:table-cell>
        </table:table-row>
        <table:table-row table:style-name="ro1">
          <table:table-cell office:value-type="date" office:date-value="2022-10-20" calcext:value-type="date">
            <text:p>~2022.10</text:p>
          </table:table-cell>
          <table:table-cell office:value-type="float" office:value="4982.4287" calcext:value-type="float">
            <text:p>4982.4287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982.4287" calcext:value-type="float">
            <text:p>4982.4287</text:p>
          </table:table-cell>
        </table:table-row>
        <table:table-row table:style-name="ro1">
          <table:table-cell office:value-type="date" office:date-value="2022-10-13" calcext:value-type="date">
            <text:p>~2022.10</text:p>
          </table:table-cell>
          <table:table-cell office:value-type="float" office:value="4400.076" calcext:value-type="float">
            <text:p>4400.076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4400.076" calcext:value-type="float">
            <text:p>4400.076</text:p>
          </table:table-cell>
        </table:table-row>
        <table:table-row table:style-name="ro1">
          <table:table-cell office:value-type="date" office:date-value="2022-10-11" calcext:value-type="date">
            <text:p>~2022.10</text:p>
          </table:table-cell>
          <table:table-cell office:value-type="float" office:value="10657.0679" calcext:value-type="float">
            <text:p>10657.0679</text:p>
          </table:table-cell>
          <table:table-cell office:value-type="float" office:value="8.31" calcext:value-type="float">
            <text:p>8.31</text:p>
          </table:table-cell>
          <table:table-cell office:value-type="float" office:value="4.155" calcext:value-type="float">
            <text:p>4.155</text:p>
          </table:table-cell>
          <table:table-cell office:value-type="float" office:value="5328.53395" calcext:value-type="float">
            <text:p>5328.53395</text:p>
          </table:table-cell>
        </table:table-row>
        <table:table-row table:style-name="ro1">
          <table:table-cell office:value-type="date" office:date-value="2022-10-08" calcext:value-type="date">
            <text:p>~2022.10</text:p>
          </table:table-cell>
          <table:table-cell office:value-type="float" office:value="15577.4186" calcext:value-type="float">
            <text:p>15577.4186</text:p>
          </table:table-cell>
          <table:table-cell office:value-type="float" office:value="11.74" calcext:value-type="float">
            <text:p>11.74</text:p>
          </table:table-cell>
          <table:table-cell office:value-type="float" office:value="3.91333333333333" calcext:value-type="float">
            <text:p>3.91333333333333</text:p>
          </table:table-cell>
          <table:table-cell office:value-type="float" office:value="5192.47286666667" calcext:value-type="float">
            <text:p>5192.47286666667</text:p>
          </table:table-cell>
        </table:table-row>
        <table:table-row table:style-name="ro1">
          <table:table-cell office:value-type="date" office:date-value="2022-10-07" calcext:value-type="date">
            <text:p>~2022.10</text:p>
          </table:table-cell>
          <table:table-cell office:value-type="float" office:value="10228.9594" calcext:value-type="float">
            <text:p>10228.9594</text:p>
          </table:table-cell>
          <table:table-cell office:value-type="float" office:value="7.68" calcext:value-type="float">
            <text:p>7.68</text:p>
          </table:table-cell>
          <table:table-cell office:value-type="float" office:value="3.84" calcext:value-type="float">
            <text:p>3.84</text:p>
          </table:table-cell>
          <table:table-cell office:value-type="float" office:value="5114.4797" calcext:value-type="float">
            <text:p>5114.4797</text:p>
          </table:table-cell>
        </table:table-row>
        <table:table-row table:style-name="ro1">
          <table:table-cell office:value-type="date" office:date-value="2022-10-06" calcext:value-type="date">
            <text:p>~2022.10</text:p>
          </table:table-cell>
          <table:table-cell office:value-type="float" office:value="10646.884" calcext:value-type="float">
            <text:p>10646.884</text:p>
          </table:table-cell>
          <table:table-cell office:value-type="float" office:value="7.83" calcext:value-type="float">
            <text:p>7.83</text:p>
          </table:table-cell>
          <table:table-cell office:value-type="float" office:value="3.915" calcext:value-type="float">
            <text:p>3.915</text:p>
          </table:table-cell>
          <table:table-cell office:value-type="float" office:value="5323.442" calcext:value-type="float">
            <text:p>5323.442</text:p>
          </table:table-cell>
        </table:table-row>
        <table:table-row table:style-name="ro1">
          <table:table-cell office:value-type="date" office:date-value="2022-10-05" calcext:value-type="date">
            <text:p>~2022.10</text:p>
          </table:table-cell>
          <table:table-cell office:value-type="float" office:value="5397.1745" calcext:value-type="float">
            <text:p>5397.1745</text:p>
          </table:table-cell>
          <table:table-cell table:number-columns-repeated="2" office:value-type="float" office:value="4.075" calcext:value-type="float">
            <text:p>4.075</text:p>
          </table:table-cell>
          <table:table-cell office:value-type="float" office:value="5397.1745" calcext:value-type="float">
            <text:p>5397.1745</text:p>
          </table:table-cell>
        </table:table-row>
        <table:table-row table:style-name="ro1">
          <table:table-cell office:value-type="date" office:date-value="2022-10-03" calcext:value-type="date">
            <text:p>~2022.10</text:p>
          </table:table-cell>
          <table:table-cell office:value-type="float" office:value="6065.514" calcext:value-type="float">
            <text:p>6065.514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6065.514" calcext:value-type="float">
            <text:p>6065.514</text:p>
          </table:table-cell>
        </table:table-row>
        <table:table-row table:style-name="ro1">
          <table:table-cell office:value-type="date" office:date-value="2022-09-30" calcext:value-type="date">
            <text:p>~2022.9</text:p>
          </table:table-cell>
          <table:table-cell office:value-type="float" office:value="5709.67873" calcext:value-type="float">
            <text:p>5709.67873</text:p>
          </table:table-cell>
          <table:table-cell table:number-columns-repeated="2" office:value-type="float" office:value="4.249" calcext:value-type="float">
            <text:p>4.249</text:p>
          </table:table-cell>
          <table:table-cell office:value-type="float" office:value="5709.67873" calcext:value-type="float">
            <text:p>5709.67873</text:p>
          </table:table-cell>
        </table:table-row>
        <table:table-row table:style-name="ro1">
          <table:table-cell office:value-type="date" office:date-value="2022-09-29" calcext:value-type="date">
            <text:p>~2022.9</text:p>
          </table:table-cell>
          <table:table-cell office:value-type="float" office:value="11260.1810344" calcext:value-type="float">
            <text:p>11260.1810344</text:p>
          </table:table-cell>
          <table:table-cell office:value-type="float" office:value="8.44996" calcext:value-type="float">
            <text:p>8.44996</text:p>
          </table:table-cell>
          <table:table-cell office:value-type="float" office:value="4.22498" calcext:value-type="float">
            <text:p>4.22498</text:p>
          </table:table-cell>
          <table:table-cell office:value-type="float" office:value="5630.0905172" calcext:value-type="float">
            <text:p>5630.0905172</text:p>
          </table:table-cell>
        </table:table-row>
        <table:table-row table:style-name="ro1">
          <table:table-cell office:value-type="date" office:date-value="2022-09-27" calcext:value-type="date">
            <text:p>~2022.9</text:p>
          </table:table-cell>
          <table:table-cell office:value-type="float" office:value="28865.22742" calcext:value-type="float">
            <text:p>28865.22742</text:p>
          </table:table-cell>
          <table:table-cell office:value-type="float" office:value="21.819" calcext:value-type="float">
            <text:p>21.819</text:p>
          </table:table-cell>
          <table:table-cell office:value-type="float" office:value="4.3638" calcext:value-type="float">
            <text:p>4.3638</text:p>
          </table:table-cell>
          <table:table-cell office:value-type="float" office:value="5773.045484" calcext:value-type="float">
            <text:p>5773.045484</text:p>
          </table:table-cell>
        </table:table-row>
        <table:table-row table:style-name="ro1">
          <table:table-cell office:value-type="date" office:date-value="2022-09-26" calcext:value-type="date">
            <text:p>~2022.9</text:p>
          </table:table-cell>
          <table:table-cell office:value-type="float" office:value="16722.8382856" calcext:value-type="float">
            <text:p>16722.8382856</text:p>
          </table:table-cell>
          <table:table-cell office:value-type="float" office:value="12.78896" calcext:value-type="float">
            <text:p>12.78896</text:p>
          </table:table-cell>
          <table:table-cell office:value-type="float" office:value="4.26298666666667" calcext:value-type="float">
            <text:p>4.26298666666667</text:p>
          </table:table-cell>
          <table:table-cell office:value-type="float" office:value="5574.27942853333" calcext:value-type="float">
            <text:p>5574.27942853333</text:p>
          </table:table-cell>
        </table:table-row>
        <table:table-row table:style-name="ro1">
          <table:table-cell office:value-type="date" office:date-value="2022-09-25" calcext:value-type="date">
            <text:p>~2022.9</text:p>
          </table:table-cell>
          <table:table-cell office:value-type="float" office:value="25440.1004" calcext:value-type="float">
            <text:p>25440.1004</text:p>
          </table:table-cell>
          <table:table-cell office:value-type="float" office:value="19.2" calcext:value-type="float">
            <text:p>19.2</text:p>
          </table:table-cell>
          <table:table-cell office:value-type="float" office:value="3.84" calcext:value-type="float">
            <text:p>3.84</text:p>
          </table:table-cell>
          <table:table-cell office:value-type="float" office:value="5088.02008" calcext:value-type="float">
            <text:p>5088.02008</text:p>
          </table:table-cell>
        </table:table-row>
        <table:table-row table:style-name="ro1">
          <table:table-cell office:value-type="date" office:date-value="2022-09-24" calcext:value-type="date">
            <text:p>~2022.9</text:p>
          </table:table-cell>
          <table:table-cell office:value-type="float" office:value="14307.107344" calcext:value-type="float">
            <text:p>14307.107344</text:p>
          </table:table-cell>
          <table:table-cell office:value-type="float" office:value="10.75996" calcext:value-type="float">
            <text:p>10.75996</text:p>
          </table:table-cell>
          <table:table-cell office:value-type="float" office:value="3.58665333333333" calcext:value-type="float">
            <text:p>3.58665333333333</text:p>
          </table:table-cell>
          <table:table-cell office:value-type="float" office:value="4769.03578133333" calcext:value-type="float">
            <text:p>4769.03578133333</text:p>
          </table:table-cell>
        </table:table-row>
        <table:table-row table:style-name="ro1">
          <table:table-cell office:value-type="date" office:date-value="2022-09-23" calcext:value-type="date">
            <text:p>~2022.9</text:p>
          </table:table-cell>
          <table:table-cell office:value-type="float" office:value="27086.42768" calcext:value-type="float">
            <text:p>27086.42768</text:p>
          </table:table-cell>
          <table:table-cell office:value-type="float" office:value="20.39896" calcext:value-type="float">
            <text:p>20.39896</text:p>
          </table:table-cell>
          <table:table-cell office:value-type="float" office:value="3.39982666666667" calcext:value-type="float">
            <text:p>3.39982666666667</text:p>
          </table:table-cell>
          <table:table-cell office:value-type="float" office:value="4514.40461333333" calcext:value-type="float">
            <text:p>4514.40461333333</text:p>
          </table:table-cell>
        </table:table-row>
        <table:table-row table:style-name="ro1">
          <table:table-cell office:value-type="date" office:date-value="2022-09-22" calcext:value-type="date">
            <text:p>~2022.9</text:p>
          </table:table-cell>
          <table:table-cell office:value-type="float" office:value="8471.92467" calcext:value-type="float">
            <text:p>8471.92467</text:p>
          </table:table-cell>
          <table:table-cell office:value-type="float" office:value="6.729" calcext:value-type="float">
            <text:p>6.729</text:p>
          </table:table-cell>
          <table:table-cell office:value-type="float" office:value="3.3645" calcext:value-type="float">
            <text:p>3.3645</text:p>
          </table:table-cell>
          <table:table-cell office:value-type="float" office:value="4235.962335" calcext:value-type="float">
            <text:p>4235.962335</text:p>
          </table:table-cell>
        </table:table-row>
        <table:table-row table:style-name="ro1">
          <table:table-cell office:value-type="date" office:date-value="2022-09-21" calcext:value-type="date">
            <text:p>~2022.9</text:p>
          </table:table-cell>
          <table:table-cell office:value-type="float" office:value="9929.3853" calcext:value-type="float">
            <text:p>9929.3853</text:p>
          </table:table-cell>
          <table:table-cell office:value-type="float" office:value="7.39" calcext:value-type="float">
            <text:p>7.39</text:p>
          </table:table-cell>
          <table:table-cell office:value-type="float" office:value="3.695" calcext:value-type="float">
            <text:p>3.695</text:p>
          </table:table-cell>
          <table:table-cell office:value-type="float" office:value="4964.69265" calcext:value-type="float">
            <text:p>4964.69265</text:p>
          </table:table-cell>
        </table:table-row>
        <table:table-row table:style-name="ro1">
          <table:table-cell office:value-type="date" office:date-value="2022-09-20" calcext:value-type="date">
            <text:p>~2022.9</text:p>
          </table:table-cell>
          <table:table-cell office:value-type="float" office:value="3563.04" calcext:value-type="float">
            <text:p>3563.0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3563.04" calcext:value-type="float">
            <text:p>3563.04</text:p>
          </table:table-cell>
        </table:table-row>
        <table:table-row table:style-name="ro1">
          <table:table-cell office:value-type="date" office:date-value="2022-09-18" calcext:value-type="date">
            <text:p>~2022.9</text:p>
          </table:table-cell>
          <table:table-cell office:value-type="float" office:value="9017.19125" calcext:value-type="float">
            <text:p>9017.19125</text:p>
          </table:table-cell>
          <table:table-cell office:value-type="float" office:value="6.739" calcext:value-type="float">
            <text:p>6.739</text:p>
          </table:table-cell>
          <table:table-cell office:value-type="float" office:value="3.3695" calcext:value-type="float">
            <text:p>3.3695</text:p>
          </table:table-cell>
          <table:table-cell office:value-type="float" office:value="4508.595625" calcext:value-type="float">
            <text:p>4508.595625</text:p>
          </table:table-cell>
        </table:table-row>
        <table:table-row table:style-name="ro1">
          <table:table-cell office:value-type="date" office:date-value="2022-09-17" calcext:value-type="date">
            <text:p>~2022.9</text:p>
          </table:table-cell>
          <table:table-cell office:value-type="float" office:value="8781.842958" calcext:value-type="float">
            <text:p>8781.842958</text:p>
          </table:table-cell>
          <table:table-cell office:value-type="float" office:value="6.04996" calcext:value-type="float">
            <text:p>6.04996</text:p>
          </table:table-cell>
          <table:table-cell office:value-type="float" office:value="3.02498" calcext:value-type="float">
            <text:p>3.02498</text:p>
          </table:table-cell>
          <table:table-cell office:value-type="float" office:value="4390.921479" calcext:value-type="float">
            <text:p>4390.921479</text:p>
          </table:table-cell>
        </table:table-row>
        <table:table-row table:style-name="ro1">
          <table:table-cell office:value-type="date" office:date-value="2022-09-15" calcext:value-type="date">
            <text:p>~2022.9</text:p>
          </table:table-cell>
          <table:table-cell office:value-type="float" office:value="5026.487691" calcext:value-type="float">
            <text:p>5026.487691</text:p>
          </table:table-cell>
          <table:table-cell table:number-columns-repeated="2" office:value-type="float" office:value="3.3339" calcext:value-type="float">
            <text:p>3.3339</text:p>
          </table:table-cell>
          <table:table-cell office:value-type="float" office:value="5026.487691" calcext:value-type="float">
            <text:p>5026.487691</text:p>
          </table:table-cell>
        </table:table-row>
        <table:table-row table:style-name="ro1">
          <table:table-cell office:value-type="date" office:date-value="2022-09-14" calcext:value-type="date">
            <text:p>~2022.9</text:p>
          </table:table-cell>
          <table:table-cell office:value-type="float" office:value="9493.4834604" calcext:value-type="float">
            <text:p>9493.4834604</text:p>
          </table:table-cell>
          <table:table-cell office:value-type="float" office:value="5.88996" calcext:value-type="float">
            <text:p>5.88996</text:p>
          </table:table-cell>
          <table:table-cell office:value-type="float" office:value="2.94498" calcext:value-type="float">
            <text:p>2.94498</text:p>
          </table:table-cell>
          <table:table-cell office:value-type="float" office:value="4746.7417302" calcext:value-type="float">
            <text:p>4746.7417302</text:p>
          </table:table-cell>
        </table:table-row>
        <table:table-row table:style-name="ro1">
          <table:table-cell office:value-type="date" office:date-value="2022-09-12" calcext:value-type="date">
            <text:p>~2022.9</text:p>
          </table:table-cell>
          <table:table-cell office:value-type="float" office:value="5688.435144" calcext:value-type="float">
            <text:p>5688.435144</text:p>
          </table:table-cell>
          <table:table-cell table:number-columns-repeated="2" office:value-type="float" office:value="3.3348" calcext:value-type="float">
            <text:p>3.3348</text:p>
          </table:table-cell>
          <table:table-cell office:value-type="float" office:value="5688.435144" calcext:value-type="float">
            <text:p>5688.435144</text:p>
          </table:table-cell>
        </table:table-row>
        <table:table-row table:style-name="ro1">
          <table:table-cell office:value-type="date" office:date-value="2022-09-10" calcext:value-type="date">
            <text:p>~2022.9</text:p>
          </table:table-cell>
          <table:table-cell office:value-type="float" office:value="28008.33745" calcext:value-type="float">
            <text:p>28008.33745</text:p>
          </table:table-cell>
          <table:table-cell office:value-type="float" office:value="15.739" calcext:value-type="float">
            <text:p>15.739</text:p>
          </table:table-cell>
          <table:table-cell office:value-type="float" office:value="3.1478" calcext:value-type="float">
            <text:p>3.1478</text:p>
          </table:table-cell>
          <table:table-cell office:value-type="float" office:value="5601.66749" calcext:value-type="float">
            <text:p>5601.66749</text:p>
          </table:table-cell>
        </table:table-row>
        <table:table-row table:style-name="ro1">
          <table:table-cell office:value-type="date" office:date-value="2022-09-09" calcext:value-type="date">
            <text:p>~2022.9</text:p>
          </table:table-cell>
          <table:table-cell office:value-type="float" office:value="10131.87" calcext:value-type="float">
            <text:p>10131.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65.935" calcext:value-type="float">
            <text:p>5065.935</text:p>
          </table:table-cell>
        </table:table-row>
        <table:table-row table:style-name="ro1">
          <table:table-cell office:value-type="date" office:date-value="2022-09-08" calcext:value-type="date">
            <text:p>~2022.9</text:p>
          </table:table-cell>
          <table:table-cell office:value-type="float" office:value="4900.68" calcext:value-type="float">
            <text:p>4900.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00.68" calcext:value-type="float">
            <text:p>4900.68</text:p>
          </table:table-cell>
        </table:table-row>
        <table:table-row table:style-name="ro1">
          <table:table-cell office:value-type="date" office:date-value="2022-09-07" calcext:value-type="date">
            <text:p>~2022.9</text:p>
          </table:table-cell>
          <table:table-cell office:value-type="float" office:value="9425.284" calcext:value-type="float">
            <text:p>9425.284</text:p>
          </table:table-cell>
          <table:table-cell office:value-type="float" office:value="5.75" calcext:value-type="float">
            <text:p>5.75</text:p>
          </table:table-cell>
          <table:table-cell office:value-type="float" office:value="2.875" calcext:value-type="float">
            <text:p>2.875</text:p>
          </table:table-cell>
          <table:table-cell office:value-type="float" office:value="4712.642" calcext:value-type="float">
            <text:p>4712.642</text:p>
          </table:table-cell>
        </table:table-row>
        <table:table-row table:style-name="ro1">
          <table:table-cell office:value-type="date" office:date-value="2022-08-31" calcext:value-type="date">
            <text:p>~2022.8</text:p>
          </table:table-cell>
          <table:table-cell office:value-type="float" office:value="5192.5049992" calcext:value-type="float">
            <text:p>5192.5049992</text:p>
          </table:table-cell>
          <table:table-cell table:number-columns-repeated="2" office:value-type="float" office:value="3.34996" calcext:value-type="float">
            <text:p>3.34996</text:p>
          </table:table-cell>
          <table:table-cell office:value-type="float" office:value="5192.5049992" calcext:value-type="float">
            <text:p>5192.5049992</text:p>
          </table:table-cell>
        </table:table-row>
        <table:table-row table:style-name="ro1">
          <table:table-cell office:value-type="date" office:date-value="2022-08-26" calcext:value-type="date">
            <text:p>~2022.8</text:p>
          </table:table-cell>
          <table:table-cell office:value-type="float" office:value="5652.7233" calcext:value-type="float">
            <text:p>5652.7233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5652.7233" calcext:value-type="float">
            <text:p>5652.7233</text:p>
          </table:table-cell>
        </table:table-row>
        <table:table-row table:style-name="ro1">
          <table:table-cell office:value-type="date" office:date-value="2022-08-22" calcext:value-type="date">
            <text:p>~2022.8</text:p>
          </table:table-cell>
          <table:table-cell office:value-type="float" office:value="5283.7914092" calcext:value-type="float">
            <text:p>5283.7914092</text:p>
          </table:table-cell>
          <table:table-cell table:number-columns-repeated="2" office:value-type="float" office:value="3.34996" calcext:value-type="float">
            <text:p>3.34996</text:p>
          </table:table-cell>
          <table:table-cell office:value-type="float" office:value="5283.7914092" calcext:value-type="float">
            <text:p>5283.7914092</text:p>
          </table:table-cell>
        </table:table-row>
        <table:table-row table:style-name="ro1">
          <table:table-cell office:value-type="date" office:date-value="2022-08-12" calcext:value-type="date">
            <text:p>~2022.8</text:p>
          </table:table-cell>
          <table:table-cell office:value-type="float" office:value="14503.3844068" calcext:value-type="float">
            <text:p>14503.3844068</text:p>
          </table:table-cell>
          <table:table-cell office:value-type="float" office:value="7.54996" calcext:value-type="float">
            <text:p>7.54996</text:p>
          </table:table-cell>
          <table:table-cell office:value-type="float" office:value="3.77498" calcext:value-type="float">
            <text:p>3.77498</text:p>
          </table:table-cell>
          <table:table-cell office:value-type="float" office:value="7251.6922034" calcext:value-type="float">
            <text:p>7251.6922034</text:p>
          </table:table-cell>
        </table:table-row>
        <table:table-row table:style-name="ro1">
          <table:table-cell office:value-type="date" office:date-value="2022-08-04" calcext:value-type="date">
            <text:p>~2022.8</text:p>
          </table:table-cell>
          <table:table-cell office:value-type="float" office:value="19463.6440816" calcext:value-type="float">
            <text:p>19463.6440816</text:p>
          </table:table-cell>
          <table:table-cell office:value-type="float" office:value="12.08996" calcext:value-type="float">
            <text:p>12.08996</text:p>
          </table:table-cell>
          <table:table-cell office:value-type="float" office:value="4.02998666666667" calcext:value-type="float">
            <text:p>4.02998666666667</text:p>
          </table:table-cell>
          <table:table-cell office:value-type="float" office:value="6487.88136053333" calcext:value-type="float">
            <text:p>6487.88136053333</text:p>
          </table:table-cell>
        </table:table-row>
        <table:table-row table:style-name="ro1">
          <table:table-cell office:value-type="date" office:date-value="2022-07-30" calcext:value-type="date">
            <text:p>~2022.7</text:p>
          </table:table-cell>
          <table:table-cell office:value-type="float" office:value="6892.8" calcext:value-type="float">
            <text:p>6892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892.8" calcext:value-type="float">
            <text:p>6892.8</text:p>
          </table:table-cell>
        </table:table-row>
        <table:table-row table:style-name="ro1">
          <table:table-cell office:value-type="date" office:date-value="2022-07-28" calcext:value-type="date">
            <text:p>~2022.7</text:p>
          </table:table-cell>
          <table:table-cell office:value-type="float" office:value="6513.8" calcext:value-type="float">
            <text:p>6513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13.8" calcext:value-type="float">
            <text:p>6513.8</text:p>
          </table:table-cell>
        </table:table-row>
        <table:table-row table:style-name="ro1">
          <table:table-cell office:value-type="date" office:date-value="2022-07-27" calcext:value-type="date">
            <text:p>~2022.7</text:p>
          </table:table-cell>
          <table:table-cell office:value-type="float" office:value="15222.262" calcext:value-type="float">
            <text:p>15222.262</text:p>
          </table:table-cell>
          <table:table-cell office:value-type="float" office:value="10.6" calcext:value-type="float">
            <text:p>10.6</text:p>
          </table:table-cell>
          <table:table-cell office:value-type="float" office:value="3.53333333333333" calcext:value-type="float">
            <text:p>3.53333333333333</text:p>
          </table:table-cell>
          <table:table-cell office:value-type="float" office:value="5074.08733333333" calcext:value-type="float">
            <text:p>5074.08733333333</text:p>
          </table:table-cell>
        </table:table-row>
        <table:table-row table:style-name="ro1">
          <table:table-cell office:value-type="date" office:date-value="2022-07-21" calcext:value-type="date">
            <text:p>~2022.7</text:p>
          </table:table-cell>
          <table:table-cell office:value-type="float" office:value="6918.975" calcext:value-type="float">
            <text:p>6918.97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6918.975" calcext:value-type="float">
            <text:p>6918.975</text:p>
          </table:table-cell>
        </table:table-row>
        <table:table-row table:style-name="ro1">
          <table:table-cell office:value-type="date" office:date-value="2022-07-19" calcext:value-type="date">
            <text:p>~2022.7</text:p>
          </table:table-cell>
          <table:table-cell office:value-type="float" office:value="6299.04" calcext:value-type="float">
            <text:p>6299.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299.04" calcext:value-type="float">
            <text:p>6299.04</text:p>
          </table:table-cell>
        </table:table-row>
        <table:table-row table:style-name="ro1">
          <table:table-cell office:value-type="date" office:date-value="2022-07-14" calcext:value-type="date">
            <text:p>~2022.7</text:p>
          </table:table-cell>
          <table:table-cell office:value-type="float" office:value="18431.17" calcext:value-type="float">
            <text:p>18431.17</text:p>
          </table:table-cell>
          <table:table-cell office:value-type="float" office:value="16.25" calcext:value-type="float">
            <text:p>16.25</text:p>
          </table:table-cell>
          <table:table-cell office:value-type="float" office:value="5.41666666666667" calcext:value-type="float">
            <text:p>5.41666666666667</text:p>
          </table:table-cell>
          <table:table-cell office:value-type="float" office:value="6143.72333333333" calcext:value-type="float">
            <text:p>6143.72333333333</text:p>
          </table:table-cell>
        </table:table-row>
        <table:table-row table:style-name="ro1">
          <table:table-cell office:value-type="date" office:date-value="2022-07-13" calcext:value-type="date">
            <text:p>~2022.7</text:p>
          </table:table-cell>
          <table:table-cell office:value-type="float" office:value="29436.5955" calcext:value-type="float">
            <text:p>29436.5955</text:p>
          </table:table-cell>
          <table:table-cell office:value-type="float" office:value="28.12" calcext:value-type="float">
            <text:p>28.12</text:p>
          </table:table-cell>
          <table:table-cell office:value-type="float" office:value="4.68666666666667" calcext:value-type="float">
            <text:p>4.68666666666667</text:p>
          </table:table-cell>
          <table:table-cell office:value-type="float" office:value="4906.09925" calcext:value-type="float">
            <text:p>4906.09925</text:p>
          </table:table-cell>
        </table:table-row>
        <table:table-row table:style-name="ro1">
          <table:table-cell office:value-type="date" office:date-value="2022-07-10" calcext:value-type="date">
            <text:p>~2022.7</text:p>
          </table:table-cell>
          <table:table-cell office:value-type="float" office:value="11297.369866" calcext:value-type="float">
            <text:p>11297.369866</text:p>
          </table:table-cell>
          <table:table-cell office:value-type="float" office:value="9.49992" calcext:value-type="float">
            <text:p>9.49992</text:p>
          </table:table-cell>
          <table:table-cell office:value-type="float" office:value="4.74996" calcext:value-type="float">
            <text:p>4.74996</text:p>
          </table:table-cell>
          <table:table-cell office:value-type="float" office:value="5648.684933" calcext:value-type="float">
            <text:p>5648.684933</text:p>
          </table:table-cell>
        </table:table-row>
        <table:table-row table:style-name="ro1">
          <table:table-cell office:value-type="date" office:date-value="2022-07-09" calcext:value-type="date">
            <text:p>~2022.7</text:p>
          </table:table-cell>
          <table:table-cell office:value-type="float" office:value="34704.7346" calcext:value-type="float">
            <text:p>34704.7346</text:p>
          </table:table-cell>
          <table:table-cell office:value-type="float" office:value="28.37" calcext:value-type="float">
            <text:p>28.37</text:p>
          </table:table-cell>
          <table:table-cell office:value-type="float" office:value="4.72833333333333" calcext:value-type="float">
            <text:p>4.72833333333333</text:p>
          </table:table-cell>
          <table:table-cell office:value-type="float" office:value="5784.12243333333" calcext:value-type="float">
            <text:p>5784.12243333333</text:p>
          </table:table-cell>
        </table:table-row>
        <table:table-row table:style-name="ro1">
          <table:table-cell office:value-type="date" office:date-value="2022-07-08" calcext:value-type="date">
            <text:p>~2022.7</text:p>
          </table:table-cell>
          <table:table-cell office:value-type="float" office:value="5707.1142" calcext:value-type="float">
            <text:p>5707.1142</text:p>
          </table:table-cell>
          <table:table-cell table:number-columns-repeated="2" office:value-type="float" office:value="4.59" calcext:value-type="float">
            <text:p>4.59</text:p>
          </table:table-cell>
          <table:table-cell office:value-type="float" office:value="5707.1142" calcext:value-type="float">
            <text:p>5707.1142</text:p>
          </table:table-cell>
        </table:table-row>
        <table:table-row table:style-name="ro1">
          <table:table-cell office:value-type="date" office:date-value="2022-07-07" calcext:value-type="date">
            <text:p>~2022.7</text:p>
          </table:table-cell>
          <table:table-cell office:value-type="float" office:value="27322.0359888" calcext:value-type="float">
            <text:p>27322.0359888</text:p>
          </table:table-cell>
          <table:table-cell office:value-type="float" office:value="22.19896" calcext:value-type="float">
            <text:p>22.19896</text:p>
          </table:table-cell>
          <table:table-cell office:value-type="float" office:value="4.439792" calcext:value-type="float">
            <text:p>4.439792</text:p>
          </table:table-cell>
          <table:table-cell office:value-type="float" office:value="5464.40719776" calcext:value-type="float">
            <text:p>5464.40719776</text:p>
          </table:table-cell>
        </table:table-row>
        <table:table-row table:style-name="ro1">
          <table:table-cell office:value-type="date" office:date-value="2022-06-30" calcext:value-type="date">
            <text:p>~2022.6</text:p>
          </table:table-cell>
          <table:table-cell office:value-type="float" office:value="45914.1765" calcext:value-type="float">
            <text:p>45914.1765</text:p>
          </table:table-cell>
          <table:table-cell office:value-type="float" office:value="45.07" calcext:value-type="float">
            <text:p>45.07</text:p>
          </table:table-cell>
          <table:table-cell office:value-type="float" office:value="4.09727272727273" calcext:value-type="float">
            <text:p>4.09727272727273</text:p>
          </table:table-cell>
          <table:table-cell office:value-type="float" office:value="4174.01604545455" calcext:value-type="float">
            <text:p>4174.01604545455</text:p>
          </table:table-cell>
        </table:table-row>
        <table:table-row table:style-name="ro1">
          <table:table-cell office:value-type="date" office:date-value="2022-06-29" calcext:value-type="date">
            <text:p>~2022.6</text:p>
          </table:table-cell>
          <table:table-cell office:value-type="float" office:value="3440.22" calcext:value-type="float">
            <text:p>3440.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0.22" calcext:value-type="float">
            <text:p>3440.22</text:p>
          </table:table-cell>
        </table:table-row>
        <table:table-row table:style-name="ro1">
          <table:table-cell office:value-type="date" office:date-value="2022-06-25" calcext:value-type="date">
            <text:p>~2022.6</text:p>
          </table:table-cell>
          <table:table-cell office:value-type="float" office:value="14749.166" calcext:value-type="float">
            <text:p>14749.166</text:p>
          </table:table-cell>
          <table:table-cell office:value-type="float" office:value="11.95" calcext:value-type="float">
            <text:p>11.95</text:p>
          </table:table-cell>
          <table:table-cell office:value-type="float" office:value="3.98333333333333" calcext:value-type="float">
            <text:p>3.98333333333333</text:p>
          </table:table-cell>
          <table:table-cell office:value-type="float" office:value="4916.38866666667" calcext:value-type="float">
            <text:p>4916.38866666667</text:p>
          </table:table-cell>
        </table:table-row>
        <table:table-row table:style-name="ro1">
          <table:table-cell office:value-type="date" office:date-value="2022-06-24" calcext:value-type="date">
            <text:p>~2022.6</text:p>
          </table:table-cell>
          <table:table-cell office:value-type="float" office:value="4730.0223564" calcext:value-type="float">
            <text:p>4730.0223564</text:p>
          </table:table-cell>
          <table:table-cell table:number-columns-repeated="2" office:value-type="float" office:value="3.84996" calcext:value-type="float">
            <text:p>3.84996</text:p>
          </table:table-cell>
          <table:table-cell office:value-type="float" office:value="4730.0223564" calcext:value-type="float">
            <text:p>4730.0223564</text:p>
          </table:table-cell>
        </table:table-row>
        <table:table-row table:style-name="ro1">
          <table:table-cell office:value-type="date" office:date-value="2022-06-14" calcext:value-type="date">
            <text:p>~2022.6</text:p>
          </table:table-cell>
          <table:table-cell office:value-type="float" office:value="29560.4811" calcext:value-type="float">
            <text:p>29560.4811</text:p>
          </table:table-cell>
          <table:table-cell office:value-type="float" office:value="24.69" calcext:value-type="float">
            <text:p>24.69</text:p>
          </table:table-cell>
          <table:table-cell office:value-type="float" office:value="4.115" calcext:value-type="float">
            <text:p>4.115</text:p>
          </table:table-cell>
          <table:table-cell office:value-type="float" office:value="4926.74685" calcext:value-type="float">
            <text:p>4926.74685</text:p>
          </table:table-cell>
        </table:table-row>
        <table:table-row table:style-name="ro1">
          <table:table-cell office:value-type="date" office:date-value="2022-06-13" calcext:value-type="date">
            <text:p>~2022.6</text:p>
          </table:table-cell>
          <table:table-cell office:value-type="float" office:value="35866.0728" calcext:value-type="float">
            <text:p>35866.0728</text:p>
          </table:table-cell>
          <table:table-cell office:value-type="float" office:value="27.32" calcext:value-type="float">
            <text:p>27.32</text:p>
          </table:table-cell>
          <table:table-cell office:value-type="float" office:value="3.90285714285714" calcext:value-type="float">
            <text:p>3.90285714285714</text:p>
          </table:table-cell>
          <table:table-cell office:value-type="float" office:value="5123.72468571428" calcext:value-type="float">
            <text:p>5123.72468571428</text:p>
          </table:table-cell>
        </table:table-row>
        <table:table-row table:style-name="ro1">
          <table:table-cell office:value-type="date" office:date-value="2022-06-12" calcext:value-type="date">
            <text:p>~2022.6</text:p>
          </table:table-cell>
          <table:table-cell office:value-type="float" office:value="16397.6232" calcext:value-type="float">
            <text:p>16397.6232</text:p>
          </table:table-cell>
          <table:table-cell office:value-type="float" office:value="11.28" calcext:value-type="float">
            <text:p>11.28</text:p>
          </table:table-cell>
          <table:table-cell office:value-type="float" office:value="3.76" calcext:value-type="float">
            <text:p>3.76</text:p>
          </table:table-cell>
          <table:table-cell office:value-type="float" office:value="5465.8744" calcext:value-type="float">
            <text:p>5465.8744</text:p>
          </table:table-cell>
        </table:table-row>
        <table:table-row table:style-name="ro1">
          <table:table-cell office:value-type="date" office:date-value="2022-06-06" calcext:value-type="date">
            <text:p>~2022.6</text:p>
          </table:table-cell>
          <table:table-cell office:value-type="float" office:value="14217.928" calcext:value-type="float">
            <text:p>14217.928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7108.964" calcext:value-type="float">
            <text:p>7108.964</text:p>
          </table:table-cell>
        </table:table-row>
        <table:table-row table:style-name="ro1">
          <table:table-cell office:value-type="date" office:date-value="2022-06-05" calcext:value-type="date">
            <text:p>~2022.6</text:p>
          </table:table-cell>
          <table:table-cell office:value-type="float" office:value="5427.21" calcext:value-type="float">
            <text:p>5427.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27.21" calcext:value-type="float">
            <text:p>5427.21</text:p>
          </table:table-cell>
        </table:table-row>
        <table:table-row table:style-name="ro1">
          <table:table-cell office:value-type="date" office:date-value="2022-06-02" calcext:value-type="date">
            <text:p>~2022.6</text:p>
          </table:table-cell>
          <table:table-cell office:value-type="float" office:value="20205.364" calcext:value-type="float">
            <text:p>20205.364</text:p>
          </table:table-cell>
          <table:table-cell office:value-type="float" office:value="11.1" calcext:value-type="float">
            <text:p>11.1</text:p>
          </table:table-cell>
          <table:table-cell office:value-type="float" office:value="3.7" calcext:value-type="float">
            <text:p>3.7</text:p>
          </table:table-cell>
          <table:table-cell office:value-type="float" office:value="6735.12133333333" calcext:value-type="float">
            <text:p>6735.12133333333</text:p>
          </table:table-cell>
        </table:table-row>
        <table:table-row table:style-name="ro1">
          <table:table-cell office:value-type="date" office:date-value="2022-06-01" calcext:value-type="date">
            <text:p>~2022.6</text:p>
          </table:table-cell>
          <table:table-cell office:value-type="float" office:value="8138.4884" calcext:value-type="float">
            <text:p>8138.4884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8138.4884" calcext:value-type="float">
            <text:p>8138.4884</text:p>
          </table:table-cell>
        </table:table-row>
        <table:table-row table:style-name="ro1">
          <table:table-cell office:value-type="date" office:date-value="2022-05-31" calcext:value-type="date">
            <text:p>~2022.5</text:p>
          </table:table-cell>
          <table:table-cell office:value-type="float" office:value="12714.4393272" calcext:value-type="float">
            <text:p>12714.4393272</text:p>
          </table:table-cell>
          <table:table-cell office:value-type="float" office:value="6.44992" calcext:value-type="float">
            <text:p>6.44992</text:p>
          </table:table-cell>
          <table:table-cell office:value-type="float" office:value="3.22496" calcext:value-type="float">
            <text:p>3.22496</text:p>
          </table:table-cell>
          <table:table-cell office:value-type="float" office:value="6357.2196636" calcext:value-type="float">
            <text:p>6357.2196636</text:p>
          </table:table-cell>
        </table:table-row>
        <table:table-row table:style-name="ro1">
          <table:table-cell office:value-type="date" office:date-value="2022-05-30" calcext:value-type="date">
            <text:p>~2022.5</text:p>
          </table:table-cell>
          <table:table-cell office:value-type="float" office:value="11907" calcext:value-type="float">
            <text:p>119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953.5" calcext:value-type="float">
            <text:p>5953.5</text:p>
          </table:table-cell>
        </table:table-row>
        <table:table-row table:style-name="ro1">
          <table:table-cell office:value-type="date" office:date-value="2022-05-29" calcext:value-type="date">
            <text:p>~2022.5</text:p>
          </table:table-cell>
          <table:table-cell office:value-type="float" office:value="6294.225" calcext:value-type="float">
            <text:p>6294.22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6294.225" calcext:value-type="float">
            <text:p>6294.225</text:p>
          </table:table-cell>
        </table:table-row>
        <table:table-row table:style-name="ro1">
          <table:table-cell office:value-type="date" office:date-value="2022-05-23" calcext:value-type="date">
            <text:p>~2022.5</text:p>
          </table:table-cell>
          <table:table-cell office:value-type="float" office:value="16639.783" calcext:value-type="float">
            <text:p>16639.783</text:p>
          </table:table-cell>
          <table:table-cell office:value-type="float" office:value="8.1" calcext:value-type="float">
            <text:p>8.1</text:p>
          </table:table-cell>
          <table:table-cell office:value-type="float" office:value="4.05" calcext:value-type="float">
            <text:p>4.05</text:p>
          </table:table-cell>
          <table:table-cell office:value-type="float" office:value="8319.8915" calcext:value-type="float">
            <text:p>8319.8915</text:p>
          </table:table-cell>
        </table:table-row>
        <table:table-row table:style-name="ro1">
          <table:table-cell office:value-type="date" office:date-value="2022-05-22" calcext:value-type="date">
            <text:p>~2022.5</text:p>
          </table:table-cell>
          <table:table-cell office:value-type="float" office:value="7062.65" calcext:value-type="float">
            <text:p>7062.6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7062.65" calcext:value-type="float">
            <text:p>7062.65</text:p>
          </table:table-cell>
        </table:table-row>
        <table:table-row table:style-name="ro1">
          <table:table-cell office:value-type="date" office:date-value="2022-05-20" calcext:value-type="date">
            <text:p>~2022.5</text:p>
          </table:table-cell>
          <table:table-cell office:value-type="float" office:value="24021.4359" calcext:value-type="float">
            <text:p>24021.4359</text:p>
          </table:table-cell>
          <table:table-cell office:value-type="float" office:value="11.97" calcext:value-type="float">
            <text:p>11.97</text:p>
          </table:table-cell>
          <table:table-cell office:value-type="float" office:value="3.99" calcext:value-type="float">
            <text:p>3.99</text:p>
          </table:table-cell>
          <table:table-cell office:value-type="float" office:value="8007.1453" calcext:value-type="float">
            <text:p>8007.1453</text:p>
          </table:table-cell>
        </table:table-row>
        <table:table-row table:style-name="ro1">
          <table:table-cell office:value-type="date" office:date-value="2022-05-19" calcext:value-type="date">
            <text:p>~2022.5</text:p>
          </table:table-cell>
          <table:table-cell office:value-type="float" office:value="6863.185" calcext:value-type="float">
            <text:p>6863.18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6863.185" calcext:value-type="float">
            <text:p>6863.185</text:p>
          </table:table-cell>
        </table:table-row>
        <table:table-row table:style-name="ro1">
          <table:table-cell office:value-type="date" office:date-value="2022-05-18" calcext:value-type="date">
            <text:p>~2022.5</text:p>
          </table:table-cell>
          <table:table-cell office:value-type="float" office:value="7864.2501" calcext:value-type="float">
            <text:p>7864.2501</text:p>
          </table:table-cell>
          <table:table-cell table:number-columns-repeated="2" office:value-type="float" office:value="3.99" calcext:value-type="float">
            <text:p>3.99</text:p>
          </table:table-cell>
          <table:table-cell office:value-type="float" office:value="7864.2501" calcext:value-type="float">
            <text:p>7864.2501</text:p>
          </table:table-cell>
        </table:table-row>
        <table:table-row table:style-name="ro1">
          <table:table-cell office:value-type="date" office:date-value="2022-05-17" calcext:value-type="date">
            <text:p>~2022.5</text:p>
          </table:table-cell>
          <table:table-cell office:value-type="float" office:value="8441.1465" calcext:value-type="float">
            <text:p>8441.1465</text:p>
          </table:table-cell>
          <table:table-cell table:number-columns-repeated="2" office:value-type="float" office:value="4.09" calcext:value-type="float">
            <text:p>4.09</text:p>
          </table:table-cell>
          <table:table-cell office:value-type="float" office:value="8441.1465" calcext:value-type="float">
            <text:p>8441.1465</text:p>
          </table:table-cell>
        </table:table-row>
        <table:table-row table:style-name="ro1">
          <table:table-cell office:value-type="date" office:date-value="2022-05-16" calcext:value-type="date">
            <text:p>~2022.5</text:p>
          </table:table-cell>
          <table:table-cell office:value-type="float" office:value="39509.401" calcext:value-type="float">
            <text:p>39509.401</text:p>
          </table:table-cell>
          <table:table-cell office:value-type="float" office:value="19.48" calcext:value-type="float">
            <text:p>19.48</text:p>
          </table:table-cell>
          <table:table-cell office:value-type="float" office:value="3.896" calcext:value-type="float">
            <text:p>3.896</text:p>
          </table:table-cell>
          <table:table-cell office:value-type="float" office:value="7901.8802" calcext:value-type="float">
            <text:p>7901.8802</text:p>
          </table:table-cell>
        </table:table-row>
        <table:table-row table:style-name="ro1">
          <table:table-cell office:value-type="date" office:date-value="2022-05-15" calcext:value-type="date">
            <text:p>~2022.5</text:p>
          </table:table-cell>
          <table:table-cell office:value-type="float" office:value="14418.888" calcext:value-type="float">
            <text:p>14418.888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office:value-type="float" office:value="7209.444" calcext:value-type="float">
            <text:p>7209.444</text:p>
          </table:table-cell>
        </table:table-row>
        <table:table-row table:style-name="ro1">
          <table:table-cell office:value-type="date" office:date-value="2022-05-13" calcext:value-type="date">
            <text:p>~2022.5</text:p>
          </table:table-cell>
          <table:table-cell office:value-type="float" office:value="7510.392" calcext:value-type="float">
            <text:p>7510.392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7510.392" calcext:value-type="float">
            <text:p>7510.392</text:p>
          </table:table-cell>
        </table:table-row>
        <table:table-row table:style-name="ro1">
          <table:table-cell office:value-type="date" office:date-value="2022-05-09" calcext:value-type="date">
            <text:p>~2022.5</text:p>
          </table:table-cell>
          <table:table-cell office:value-type="float" office:value="9200.964" calcext:value-type="float">
            <text:p>9200.964</text:p>
          </table:table-cell>
          <table:table-cell table:number-columns-repeated="2" office:value-type="float" office:value="3.98" calcext:value-type="float">
            <text:p>3.98</text:p>
          </table:table-cell>
          <table:table-cell office:value-type="float" office:value="9200.964" calcext:value-type="float">
            <text:p>9200.964</text:p>
          </table:table-cell>
        </table:table-row>
        <table:table-row table:style-name="ro1">
          <table:table-cell office:value-type="date" office:date-value="2022-05-04" calcext:value-type="date">
            <text:p>~2022.5</text:p>
          </table:table-cell>
          <table:table-cell office:value-type="float" office:value="20123.3105" calcext:value-type="float">
            <text:p>20123.3105</text:p>
          </table:table-cell>
          <table:table-cell office:value-type="float" office:value="7.19" calcext:value-type="float">
            <text:p>7.19</text:p>
          </table:table-cell>
          <table:table-cell office:value-type="float" office:value="3.595" calcext:value-type="float">
            <text:p>3.595</text:p>
          </table:table-cell>
          <table:table-cell office:value-type="float" office:value="10061.65525" calcext:value-type="float">
            <text:p>10061.65525</text:p>
          </table:table-cell>
        </table:table-row>
        <table:table-row table:style-name="ro1">
          <table:table-cell office:value-type="date" office:date-value="2022-04-26" calcext:value-type="date">
            <text:p>~2022.4</text:p>
          </table:table-cell>
          <table:table-cell office:value-type="float" office:value="49580.488012" calcext:value-type="float">
            <text:p>49580.488012</text:p>
          </table:table-cell>
          <table:table-cell office:value-type="float" office:value="16.9228" calcext:value-type="float">
            <text:p>16.9228</text:p>
          </table:table-cell>
          <table:table-cell office:value-type="float" office:value="3.38456" calcext:value-type="float">
            <text:p>3.38456</text:p>
          </table:table-cell>
          <table:table-cell office:value-type="float" office:value="9916.0976024" calcext:value-type="float">
            <text:p>9916.0976024</text:p>
          </table:table-cell>
        </table:table-row>
        <table:table-row table:style-name="ro1">
          <table:table-cell office:value-type="date" office:date-value="2022-04-24" calcext:value-type="date">
            <text:p>~2022.4</text:p>
          </table:table-cell>
          <table:table-cell office:value-type="float" office:value="8554.333" calcext:value-type="float">
            <text:p>8554.333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8554.333" calcext:value-type="float">
            <text:p>8554.333</text:p>
          </table:table-cell>
        </table:table-row>
        <table:table-row table:style-name="ro1">
          <table:table-cell office:value-type="date" office:date-value="2022-04-22" calcext:value-type="date">
            <text:p>~2022.4</text:p>
          </table:table-cell>
          <table:table-cell office:value-type="float" office:value="8608.186" calcext:value-type="float">
            <text:p>8608.186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8608.186" calcext:value-type="float">
            <text:p>8608.186</text:p>
          </table:table-cell>
        </table:table-row>
        <table:table-row table:style-name="ro1">
          <table:table-cell office:value-type="date" office:date-value="2022-04-20" calcext:value-type="date">
            <text:p>~2022.4</text:p>
          </table:table-cell>
          <table:table-cell office:value-type="float" office:value="18113.98" calcext:value-type="float">
            <text:p>18113.98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office:value-type="float" office:value="9056.99" calcext:value-type="float">
            <text:p>9056.99</text:p>
          </table:table-cell>
        </table:table-row>
        <table:table-row table:style-name="ro1">
          <table:table-cell office:value-type="date" office:date-value="2022-04-19" calcext:value-type="date">
            <text:p>~2022.4</text:p>
          </table:table-cell>
          <table:table-cell office:value-type="float" office:value="8962.6125" calcext:value-type="float">
            <text:p>8962.6125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8962.6125" calcext:value-type="float">
            <text:p>8962.6125</text:p>
          </table:table-cell>
        </table:table-row>
        <table:table-row table:style-name="ro1">
          <table:table-cell office:value-type="date" office:date-value="2022-04-18" calcext:value-type="date">
            <text:p>~2022.4</text:p>
          </table:table-cell>
          <table:table-cell office:value-type="float" office:value="18025.7866" calcext:value-type="float">
            <text:p>18025.7866</text:p>
          </table:table-cell>
          <table:table-cell office:value-type="float" office:value="6.09" calcext:value-type="float">
            <text:p>6.09</text:p>
          </table:table-cell>
          <table:table-cell office:value-type="float" office:value="3.045" calcext:value-type="float">
            <text:p>3.045</text:p>
          </table:table-cell>
          <table:table-cell office:value-type="float" office:value="9012.8933" calcext:value-type="float">
            <text:p>9012.8933</text:p>
          </table:table-cell>
        </table:table-row>
        <table:table-row table:style-name="ro1">
          <table:table-cell office:value-type="date" office:date-value="2022-04-16" calcext:value-type="date">
            <text:p>~2022.4</text:p>
          </table:table-cell>
          <table:table-cell office:value-type="float" office:value="8877.502" calcext:value-type="float">
            <text:p>8877.502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8877.502" calcext:value-type="float">
            <text:p>8877.502</text:p>
          </table:table-cell>
        </table:table-row>
        <table:table-row table:style-name="ro1">
          <table:table-cell office:value-type="date" office:date-value="2022-04-14" calcext:value-type="date">
            <text:p>~2022.4</text:p>
          </table:table-cell>
          <table:table-cell office:value-type="float" office:value="7802.8" calcext:value-type="float">
            <text:p>7802.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7802.8" calcext:value-type="float">
            <text:p>7802.8</text:p>
          </table:table-cell>
        </table:table-row>
        <table:table-row table:style-name="ro1">
          <table:table-cell office:value-type="date" office:date-value="2022-04-11" calcext:value-type="date">
            <text:p>~2022.4</text:p>
          </table:table-cell>
          <table:table-cell office:value-type="float" office:value="21499.5103" calcext:value-type="float">
            <text:p>21499.5103</text:p>
          </table:table-cell>
          <table:table-cell office:value-type="float" office:value="6.89" calcext:value-type="float">
            <text:p>6.89</text:p>
          </table:table-cell>
          <table:table-cell office:value-type="float" office:value="2.29666666666667" calcext:value-type="float">
            <text:p>2.29666666666667</text:p>
          </table:table-cell>
          <table:table-cell office:value-type="float" office:value="7166.50343333333" calcext:value-type="float">
            <text:p>7166.50343333333</text:p>
          </table:table-cell>
        </table:table-row>
        <table:table-row table:style-name="ro1">
          <table:table-cell office:value-type="date" office:date-value="2022-04-10" calcext:value-type="date">
            <text:p>~2022.4</text:p>
          </table:table-cell>
          <table:table-cell office:value-type="float" office:value="14308.426" calcext:value-type="float">
            <text:p>14308.426</text:p>
          </table:table-cell>
          <table:table-cell office:value-type="float" office:value="4.4" calcext:value-type="float">
            <text:p>4.4</text:p>
          </table:table-cell>
          <table:table-cell office:value-type="float" office:value="2.2" calcext:value-type="float">
            <text:p>2.2</text:p>
          </table:table-cell>
          <table:table-cell office:value-type="float" office:value="7154.213" calcext:value-type="float">
            <text:p>7154.213</text:p>
          </table:table-cell>
        </table:table-row>
        <table:table-row table:style-name="ro1">
          <table:table-cell office:value-type="date" office:date-value="2022-04-05" calcext:value-type="date">
            <text:p>~2022.4</text:p>
          </table:table-cell>
          <table:table-cell office:value-type="float" office:value="8881.65786703697" calcext:value-type="float">
            <text:p>8881.65786703697</text:p>
          </table:table-cell>
          <table:table-cell table:number-columns-repeated="2" office:value-type="float" office:value="2.56329340970896" calcext:value-type="float">
            <text:p>2.56329340970896</text:p>
          </table:table-cell>
          <table:table-cell office:value-type="float" office:value="8881.65786703697" calcext:value-type="float">
            <text:p>8881.65786703697</text:p>
          </table:table-cell>
        </table:table-row>
        <table:table-row table:style-name="ro1">
          <table:table-cell office:value-type="date" office:date-value="2022-04-04" calcext:value-type="date">
            <text:p>~2022.4</text:p>
          </table:table-cell>
          <table:table-cell office:value-type="float" office:value="9913.8271" calcext:value-type="float">
            <text:p>9913.8271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9913.8271" calcext:value-type="float">
            <text:p>9913.8271</text:p>
          </table:table-cell>
        </table:table-row>
        <table:table-row table:style-name="ro1">
          <table:table-cell office:value-type="date" office:date-value="2022-03-30" calcext:value-type="date">
            <text:p>~2022.3</text:p>
          </table:table-cell>
          <table:table-cell office:value-type="float" office:value="33740.2413" calcext:value-type="float">
            <text:p>33740.2413</text:p>
          </table:table-cell>
          <table:table-cell office:value-type="float" office:value="9.99" calcext:value-type="float">
            <text:p>9.99</text:p>
          </table:table-cell>
          <table:table-cell office:value-type="float" office:value="3.33" calcext:value-type="float">
            <text:p>3.33</text:p>
          </table:table-cell>
          <table:table-cell office:value-type="float" office:value="11246.7471" calcext:value-type="float">
            <text:p>11246.7471</text:p>
          </table:table-cell>
        </table:table-row>
        <table:table-row table:style-name="ro1">
          <table:table-cell office:value-type="date" office:date-value="2022-03-29" calcext:value-type="date">
            <text:p>~2022.3</text:p>
          </table:table-cell>
          <table:table-cell office:value-type="float" office:value="10156.6114" calcext:value-type="float">
            <text:p>10156.6114</text:p>
          </table:table-cell>
          <table:table-cell table:number-columns-repeated="2" office:value-type="float" office:value="2.99" calcext:value-type="float">
            <text:p>2.99</text:p>
          </table:table-cell>
          <table:table-cell office:value-type="float" office:value="10156.6114" calcext:value-type="float">
            <text:p>10156.6114</text:p>
          </table:table-cell>
        </table:table-row>
        <table:table-row table:style-name="ro1">
          <table:table-cell office:value-type="date" office:date-value="2022-03-28" calcext:value-type="date">
            <text:p>~2022.3</text:p>
          </table:table-cell>
          <table:table-cell office:value-type="float" office:value="10840.96" calcext:value-type="float">
            <text:p>10840.96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10840.96" calcext:value-type="float">
            <text:p>10840.96</text:p>
          </table:table-cell>
        </table:table-row>
        <table:table-row table:style-name="ro1">
          <table:table-cell office:value-type="date" office:date-value="2022-03-26" calcext:value-type="date">
            <text:p>~2022.3</text:p>
          </table:table-cell>
          <table:table-cell office:value-type="float" office:value="29334.9786" calcext:value-type="float">
            <text:p>29334.9786</text:p>
          </table:table-cell>
          <table:table-cell office:value-type="float" office:value="9.34" calcext:value-type="float">
            <text:p>9.34</text:p>
          </table:table-cell>
          <table:table-cell office:value-type="float" office:value="3.11333333333333" calcext:value-type="float">
            <text:p>3.11333333333333</text:p>
          </table:table-cell>
          <table:table-cell office:value-type="float" office:value="9778.3262" calcext:value-type="float">
            <text:p>9778.3262</text:p>
          </table:table-cell>
        </table:table-row>
        <table:table-row table:style-name="ro1">
          <table:table-cell office:value-type="date" office:date-value="2022-03-25" calcext:value-type="date">
            <text:p>~2022.3</text:p>
          </table:table-cell>
          <table:table-cell office:value-type="float" office:value="17378.7246" calcext:value-type="float">
            <text:p>17378.7246</text:p>
          </table:table-cell>
          <table:table-cell office:value-type="float" office:value="5.54" calcext:value-type="float">
            <text:p>5.54</text:p>
          </table:table-cell>
          <table:table-cell office:value-type="float" office:value="2.77" calcext:value-type="float">
            <text:p>2.77</text:p>
          </table:table-cell>
          <table:table-cell office:value-type="float" office:value="8689.3623" calcext:value-type="float">
            <text:p>8689.3623</text:p>
          </table:table-cell>
        </table:table-row>
        <table:table-row table:style-name="ro1">
          <table:table-cell office:value-type="date" office:date-value="2022-03-23" calcext:value-type="date">
            <text:p>~2022.3</text:p>
          </table:table-cell>
          <table:table-cell office:value-type="float" office:value="27862.39301" calcext:value-type="float">
            <text:p>27862.39301</text:p>
          </table:table-cell>
          <table:table-cell office:value-type="float" office:value="9.379" calcext:value-type="float">
            <text:p>9.379</text:p>
          </table:table-cell>
          <table:table-cell office:value-type="float" office:value="3.12633333333333" calcext:value-type="float">
            <text:p>3.12633333333333</text:p>
          </table:table-cell>
          <table:table-cell office:value-type="float" office:value="9287.46433666667" calcext:value-type="float">
            <text:p>9287.46433666667</text:p>
          </table:table-cell>
        </table:table-row>
        <table:table-row table:style-name="ro1">
          <table:table-cell office:value-type="date" office:date-value="2022-03-18" calcext:value-type="date">
            <text:p>~2022.3</text:p>
          </table:table-cell>
          <table:table-cell office:value-type="float" office:value="19092.0852" calcext:value-type="float">
            <text:p>19092.0852</text:p>
          </table:table-cell>
          <table:table-cell office:value-type="float" office:value="6.725" calcext:value-type="float">
            <text:p>6.725</text:p>
          </table:table-cell>
          <table:table-cell office:value-type="float" office:value="3.3625" calcext:value-type="float">
            <text:p>3.3625</text:p>
          </table:table-cell>
          <table:table-cell office:value-type="float" office:value="9546.0426" calcext:value-type="float">
            <text:p>9546.0426</text:p>
          </table:table-cell>
        </table:table-row>
        <table:table-row table:style-name="ro1">
          <table:table-cell office:value-type="date" office:date-value="2022-03-13" calcext:value-type="date">
            <text:p>~2022.3</text:p>
          </table:table-cell>
          <table:table-cell office:value-type="float" office:value="8167.068" calcext:value-type="float">
            <text:p>8167.068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8167.068" calcext:value-type="float">
            <text:p>8167.068</text:p>
          </table:table-cell>
        </table:table-row>
        <table:table-row table:style-name="ro1">
          <table:table-cell office:value-type="date" office:date-value="2022-02-28" calcext:value-type="date">
            <text:p>~2022.2</text:p>
          </table:table-cell>
          <table:table-cell office:value-type="float" office:value="11655.5817218" calcext:value-type="float">
            <text:p>11655.5817218</text:p>
          </table:table-cell>
          <table:table-cell table:number-columns-repeated="2" office:value-type="float" office:value="3.99998" calcext:value-type="float">
            <text:p>3.99998</text:p>
          </table:table-cell>
          <table:table-cell office:value-type="float" office:value="11655.5817218" calcext:value-type="float">
            <text:p>11655.5817218</text:p>
          </table:table-cell>
        </table:table-row>
        <table:table-row table:style-name="ro1">
          <table:table-cell office:value-type="date" office:date-value="2022-02-25" calcext:value-type="date">
            <text:p>~2022.2</text:p>
          </table:table-cell>
          <table:table-cell office:value-type="float" office:value="10848.2" calcext:value-type="float">
            <text:p>10848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48.2" calcext:value-type="float">
            <text:p>10848.2</text:p>
          </table:table-cell>
        </table:table-row>
        <table:table-row table:style-name="ro1">
          <table:table-cell office:value-type="date" office:date-value="2022-02-22" calcext:value-type="date">
            <text:p>~2022.2</text:p>
          </table:table-cell>
          <table:table-cell office:value-type="float" office:value="11183.788" calcext:value-type="float">
            <text:p>11183.788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1183.788" calcext:value-type="float">
            <text:p>11183.788</text:p>
          </table:table-cell>
        </table:table-row>
        <table:table-row table:style-name="ro1">
          <table:table-cell office:value-type="date" office:date-value="2022-02-20" calcext:value-type="date">
            <text:p>~2022.2</text:p>
          </table:table-cell>
          <table:table-cell office:value-type="float" office:value="10505.44" calcext:value-type="float">
            <text:p>10505.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505.44" calcext:value-type="float">
            <text:p>10505.44</text:p>
          </table:table-cell>
        </table:table-row>
        <table:table-row table:style-name="ro1">
          <table:table-cell office:value-type="date" office:date-value="2022-02-18" calcext:value-type="date">
            <text:p>~2022.2</text:p>
          </table:table-cell>
          <table:table-cell office:value-type="float" office:value="11093.784" calcext:value-type="float">
            <text:p>11093.784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1093.784" calcext:value-type="float">
            <text:p>11093.784</text:p>
          </table:table-cell>
        </table:table-row>
        <table:table-row table:style-name="ro1">
          <table:table-cell office:value-type="date" office:date-value="2022-02-16" calcext:value-type="date">
            <text:p>~2022.2</text:p>
          </table:table-cell>
          <table:table-cell office:value-type="float" office:value="25643.436" calcext:value-type="float">
            <text:p>25643.436</text:p>
          </table:table-cell>
          <table:table-cell office:value-type="float" office:value="8.15" calcext:value-type="float">
            <text:p>8.15</text:p>
          </table:table-cell>
          <table:table-cell office:value-type="float" office:value="4.075" calcext:value-type="float">
            <text:p>4.075</text:p>
          </table:table-cell>
          <table:table-cell office:value-type="float" office:value="12821.718" calcext:value-type="float">
            <text:p>12821.718</text:p>
          </table:table-cell>
        </table:table-row>
        <table:table-row table:style-name="ro1">
          <table:table-cell office:value-type="date" office:date-value="2022-02-12" calcext:value-type="date">
            <text:p>~2022.2</text:p>
          </table:table-cell>
          <table:table-cell office:value-type="float" office:value="12028.129" calcext:value-type="float">
            <text:p>12028.129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2028.129" calcext:value-type="float">
            <text:p>12028.129</text:p>
          </table:table-cell>
        </table:table-row>
        <table:table-row table:style-name="ro1">
          <table:table-cell office:value-type="date" office:date-value="2022-02-10" calcext:value-type="date">
            <text:p>~2022.2</text:p>
          </table:table-cell>
          <table:table-cell office:value-type="float" office:value="38625.719" calcext:value-type="float">
            <text:p>38625.7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875.2396666667" calcext:value-type="float">
            <text:p>12875.2396666667</text:p>
          </table:table-cell>
        </table:table-row>
        <table:table-row table:style-name="ro1">
          <table:table-cell office:value-type="date" office:date-value="2022-02-09" calcext:value-type="date">
            <text:p>~2022.2</text:p>
          </table:table-cell>
          <table:table-cell office:value-type="float" office:value="12047.451" calcext:value-type="float">
            <text:p>12047.45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12047.451" calcext:value-type="float">
            <text:p>12047.451</text:p>
          </table:table-cell>
        </table:table-row>
        <table:table-row table:style-name="ro1">
          <table:table-cell office:value-type="date" office:date-value="2022-02-05" calcext:value-type="date">
            <text:p>~2022.2</text:p>
          </table:table-cell>
          <table:table-cell office:value-type="float" office:value="12366.01" calcext:value-type="float">
            <text:p>12366.01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2366.01" calcext:value-type="float">
            <text:p>12366.01</text:p>
          </table:table-cell>
        </table:table-row>
        <table:table-row table:style-name="ro1">
          <table:table-cell office:value-type="date" office:date-value="2022-02-03" calcext:value-type="date">
            <text:p>~2022.2</text:p>
          </table:table-cell>
          <table:table-cell office:value-type="float" office:value="10749.872" calcext:value-type="float">
            <text:p>10749.872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0749.872" calcext:value-type="float">
            <text:p>10749.872</text:p>
          </table:table-cell>
        </table:table-row>
        <table:table-row table:style-name="ro1">
          <table:table-cell office:value-type="date" office:date-value="2022-02-02" calcext:value-type="date">
            <text:p>~2022.2</text:p>
          </table:table-cell>
          <table:table-cell office:value-type="float" office:value="11084.4195" calcext:value-type="float">
            <text:p>11084.4195</text:p>
          </table:table-cell>
          <table:table-cell table:number-columns-repeated="2" office:value-type="float" office:value="3.99" calcext:value-type="float">
            <text:p>3.99</text:p>
          </table:table-cell>
          <table:table-cell office:value-type="float" office:value="11084.4195" calcext:value-type="float">
            <text:p>11084.4195</text:p>
          </table:table-cell>
        </table:table-row>
        <table:table-row table:style-name="ro1">
          <table:table-cell office:value-type="date" office:date-value="2022-02-01" calcext:value-type="date">
            <text:p>~2022.2</text:p>
          </table:table-cell>
          <table:table-cell office:value-type="float" office:value="21010.951" calcext:value-type="float">
            <text:p>21010.951</text:p>
          </table:table-cell>
          <table:table-cell office:value-type="float" office:value="7.75" calcext:value-type="float">
            <text:p>7.75</text:p>
          </table:table-cell>
          <table:table-cell office:value-type="float" office:value="3.875" calcext:value-type="float">
            <text:p>3.875</text:p>
          </table:table-cell>
          <table:table-cell office:value-type="float" office:value="10505.4755" calcext:value-type="float">
            <text:p>10505.4755</text:p>
          </table:table-cell>
        </table:table-row>
        <table:table-row table:style-name="ro1">
          <table:table-cell office:value-type="date" office:date-value="2022-01-31" calcext:value-type="date">
            <text:p>~2022.1</text:p>
          </table:table-cell>
          <table:table-cell office:value-type="float" office:value="19502.754" calcext:value-type="float">
            <text:p>19502.754</text:p>
          </table:table-cell>
          <table:table-cell office:value-type="float" office:value="7.65" calcext:value-type="float">
            <text:p>7.65</text:p>
          </table:table-cell>
          <table:table-cell office:value-type="float" office:value="3.825" calcext:value-type="float">
            <text:p>3.825</text:p>
          </table:table-cell>
          <table:table-cell office:value-type="float" office:value="9751.377" calcext:value-type="float">
            <text:p>9751.377</text:p>
          </table:table-cell>
        </table:table-row>
        <table:table-row table:style-name="ro1">
          <table:table-cell office:value-type="date" office:date-value="2022-01-30" calcext:value-type="date">
            <text:p>~2022.1</text:p>
          </table:table-cell>
          <table:table-cell office:value-type="float" office:value="9809.054" calcext:value-type="float">
            <text:p>9809.054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9809.054" calcext:value-type="float">
            <text:p>9809.054</text:p>
          </table:table-cell>
        </table:table-row>
        <table:table-row table:style-name="ro1">
          <table:table-cell office:value-type="date" office:date-value="2022-01-20" calcext:value-type="date">
            <text:p>~2022.1</text:p>
          </table:table-cell>
          <table:table-cell office:value-type="float" office:value="23905.7707" calcext:value-type="float">
            <text:p>23905.7707</text:p>
          </table:table-cell>
          <table:table-cell office:value-type="float" office:value="7.49" calcext:value-type="float">
            <text:p>7.49</text:p>
          </table:table-cell>
          <table:table-cell office:value-type="float" office:value="3.745" calcext:value-type="float">
            <text:p>3.745</text:p>
          </table:table-cell>
          <table:table-cell office:value-type="float" office:value="11952.88535" calcext:value-type="float">
            <text:p>11952.88535</text:p>
          </table:table-cell>
        </table:table-row>
        <table:table-row table:style-name="ro1">
          <table:table-cell office:value-type="date" office:date-value="2022-01-11" calcext:value-type="date">
            <text:p>~2022.1</text:p>
          </table:table-cell>
          <table:table-cell office:value-type="float" office:value="12767.605" calcext:value-type="float">
            <text:p>12767.605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2767.605" calcext:value-type="float">
            <text:p>12767.605</text:p>
          </table:table-cell>
        </table:table-row>
        <table:table-row table:style-name="ro1">
          <table:table-cell office:value-type="date" office:date-value="2022-01-04" calcext:value-type="date">
            <text:p>~2022.1</text:p>
          </table:table-cell>
          <table:table-cell office:value-type="float" office:value="19030.1" calcext:value-type="float">
            <text:p>19030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30.1" calcext:value-type="float">
            <text:p>19030.1</text:p>
          </table:table-cell>
        </table:table-row>
        <table:table-row table:style-name="ro1">
          <table:table-cell office:value-type="date" office:date-value="2021-11-26" calcext:value-type="date">
            <text:p>~2021.11</text:p>
          </table:table-cell>
          <table:table-cell office:value-type="float" office:value="26055.3528" calcext:value-type="float">
            <text:p>26055.3528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26055.3528" calcext:value-type="float">
            <text:p>26055.3528</text:p>
          </table:table-cell>
        </table:table-row>
        <table:table-row table:style-name="ro1">
          <table:table-cell office:value-type="date" office:date-value="2021-11-25" calcext:value-type="date">
            <text:p>~2021.11</text:p>
          </table:table-cell>
          <table:table-cell office:value-type="float" office:value="56913.69" calcext:value-type="float">
            <text:p>56913.69</text:p>
          </table:table-cell>
          <table:table-cell office:value-type="float" office:value="12.9" calcext:value-type="float">
            <text:p>12.9</text:p>
          </table:table-cell>
          <table:table-cell office:value-type="float" office:value="6.45" calcext:value-type="float">
            <text:p>6.45</text:p>
          </table:table-cell>
          <table:table-cell office:value-type="float" office:value="28456.845" calcext:value-type="float">
            <text:p>28456.845</text:p>
          </table:table-cell>
        </table:table-row>
        <table:table-row table:style-name="ro1">
          <table:table-cell office:value-type="date" office:date-value="2021-11-24" calcext:value-type="date">
            <text:p>~2021.11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27025" calcext:value-type="float">
            <text:p>27025</text:p>
          </table:table-cell>
        </table:table-row>
        <table:table-row table:style-name="ro1">
          <table:table-cell office:value-type="date" office:date-value="2021-11-23" calcext:value-type="date">
            <text:p>~2021.11</text:p>
          </table:table-cell>
          <table:table-cell office:value-type="float" office:value="27288.9438" calcext:value-type="float">
            <text:p>27288.9438</text:p>
          </table:table-cell>
          <table:table-cell table:number-columns-repeated="2" office:value-type="float" office:value="6.22" calcext:value-type="float">
            <text:p>6.22</text:p>
          </table:table-cell>
          <table:table-cell office:value-type="float" office:value="27288.9438" calcext:value-type="float">
            <text:p>27288.9438</text:p>
          </table:table-cell>
        </table:table-row>
        <table:table-row table:style-name="ro1">
          <table:table-cell office:value-type="date" office:date-value="2021-11-22" calcext:value-type="date">
            <text:p>~2021.11</text:p>
          </table:table-cell>
          <table:table-cell office:value-type="float" office:value="177998.9199" calcext:value-type="float">
            <text:p>177998.9199</text:p>
          </table:table-cell>
          <table:table-cell office:value-type="float" office:value="42.63" calcext:value-type="float">
            <text:p>42.63</text:p>
          </table:table-cell>
          <table:table-cell office:value-type="float" office:value="6.09" calcext:value-type="float">
            <text:p>6.09</text:p>
          </table:table-cell>
          <table:table-cell office:value-type="float" office:value="25428.4171285714" calcext:value-type="float">
            <text:p>25428.4171285714</text:p>
          </table:table-cell>
        </table:table-row>
        <table:table-row table:style-name="ro1">
          <table:table-cell office:value-type="date" office:date-value="2021-11-21" calcext:value-type="date">
            <text:p>~2021.11</text:p>
          </table:table-cell>
          <table:table-cell office:value-type="float" office:value="124024.364" calcext:value-type="float">
            <text:p>124024.364</text:p>
          </table:table-cell>
          <table:table-cell office:value-type="float" office:value="28.8" calcext:value-type="float">
            <text:p>28.8</text:p>
          </table:table-cell>
          <table:table-cell office:value-type="float" office:value="5.76" calcext:value-type="float">
            <text:p>5.76</text:p>
          </table:table-cell>
          <table:table-cell office:value-type="float" office:value="24804.8728" calcext:value-type="float">
            <text:p>24804.8728</text:p>
          </table:table-cell>
        </table:table-row>
        <table:table-row table:style-name="ro1">
          <table:table-cell office:value-type="date" office:date-value="2021-11-20" calcext:value-type="date">
            <text:p>~2021.11</text:p>
          </table:table-cell>
          <table:table-cell office:value-type="float" office:value="95302.9078" calcext:value-type="float">
            <text:p>95302.9078</text:p>
          </table:table-cell>
          <table:table-cell office:value-type="float" office:value="22.29" calcext:value-type="float">
            <text:p>22.29</text:p>
          </table:table-cell>
          <table:table-cell office:value-type="float" office:value="5.5725" calcext:value-type="float">
            <text:p>5.5725</text:p>
          </table:table-cell>
          <table:table-cell office:value-type="float" office:value="23825.72695" calcext:value-type="float">
            <text:p>23825.72695</text:p>
          </table:table-cell>
        </table:table-row>
        <table:table-row table:style-name="ro1">
          <table:table-cell office:value-type="date" office:date-value="2021-11-19" calcext:value-type="date">
            <text:p>~2021.11</text:p>
          </table:table-cell>
          <table:table-cell office:value-type="float" office:value="120710.0167" calcext:value-type="float">
            <text:p>120710.0167</text:p>
          </table:table-cell>
          <table:table-cell office:value-type="float" office:value="29.59" calcext:value-type="float">
            <text:p>29.59</text:p>
          </table:table-cell>
          <table:table-cell office:value-type="float" office:value="4.93166666666667" calcext:value-type="float">
            <text:p>4.93166666666667</text:p>
          </table:table-cell>
          <table:table-cell office:value-type="float" office:value="20118.3361166667" calcext:value-type="float">
            <text:p>20118.3361166667</text:p>
          </table:table-cell>
        </table:table-row>
        <table:table-row table:style-name="ro1">
          <table:table-cell office:value-type="date" office:date-value="2021-11-18" calcext:value-type="date">
            <text:p>~2021.11</text:p>
          </table:table-cell>
          <table:table-cell office:value-type="float" office:value="56401.47" calcext:value-type="float">
            <text:p>56401.47</text:p>
          </table:table-cell>
          <table:table-cell office:value-type="float" office:value="13.5" calcext:value-type="float">
            <text:p>13.5</text:p>
          </table:table-cell>
          <table:table-cell office:value-type="float" office:value="4.5" calcext:value-type="float">
            <text:p>4.5</text:p>
          </table:table-cell>
          <table:table-cell office:value-type="float" office:value="18800.49" calcext:value-type="float">
            <text:p>18800.49</text:p>
          </table:table-cell>
        </table:table-row>
        <table:table-row table:style-name="ro1">
          <table:table-cell office:value-type="date" office:date-value="2021-11-17" calcext:value-type="date">
            <text:p>~2021.11</text:p>
          </table:table-cell>
          <table:table-cell office:value-type="float" office:value="95799.2152" calcext:value-type="float">
            <text:p>95799.2152</text:p>
          </table:table-cell>
          <table:table-cell office:value-type="float" office:value="22.78" calcext:value-type="float">
            <text:p>22.78</text:p>
          </table:table-cell>
          <table:table-cell office:value-type="float" office:value="4.556" calcext:value-type="float">
            <text:p>4.556</text:p>
          </table:table-cell>
          <table:table-cell office:value-type="float" office:value="19159.84304" calcext:value-type="float">
            <text:p>19159.84304</text:p>
          </table:table-cell>
        </table:table-row>
        <table:table-row table:style-name="ro1">
          <table:table-cell office:value-type="date" office:date-value="2021-11-16" calcext:value-type="date">
            <text:p>~2021.11</text:p>
          </table:table-cell>
          <table:table-cell office:value-type="float" office:value="57740.8795" calcext:value-type="float">
            <text:p>57740.8795</text:p>
          </table:table-cell>
          <table:table-cell office:value-type="float" office:value="13.6" calcext:value-type="float">
            <text:p>13.6</text:p>
          </table:table-cell>
          <table:table-cell office:value-type="float" office:value="4.53333333333333" calcext:value-type="float">
            <text:p>4.53333333333333</text:p>
          </table:table-cell>
          <table:table-cell office:value-type="float" office:value="19246.9598333333" calcext:value-type="float">
            <text:p>19246.9598333333</text:p>
          </table:table-cell>
        </table:table-row>
        <table:table-row table:style-name="ro1">
          <table:table-cell office:value-type="date" office:date-value="2021-11-15" calcext:value-type="date">
            <text:p>~2021.11</text:p>
          </table:table-cell>
          <table:table-cell office:value-type="float" office:value="38518.584" calcext:value-type="float">
            <text:p>38518.584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9259.292" calcext:value-type="float">
            <text:p>19259.292</text:p>
          </table:table-cell>
        </table:table-row>
        <table:table-row table:style-name="ro1">
          <table:table-cell office:value-type="date" office:date-value="2021-11-14" calcext:value-type="date">
            <text:p>~2021.11</text:p>
          </table:table-cell>
          <table:table-cell office:value-type="float" office:value="41349.9633" calcext:value-type="float">
            <text:p>41349.9633</text:p>
          </table:table-cell>
          <table:table-cell office:value-type="float" office:value="8.98" calcext:value-type="float">
            <text:p>8.98</text:p>
          </table:table-cell>
          <table:table-cell office:value-type="float" office:value="4.49" calcext:value-type="float">
            <text:p>4.49</text:p>
          </table:table-cell>
          <table:table-cell office:value-type="float" office:value="20674.98165" calcext:value-type="float">
            <text:p>20674.98165</text:p>
          </table:table-cell>
        </table:table-row>
        <table:table-row table:style-name="ro1">
          <table:table-cell office:value-type="date" office:date-value="2021-11-12" calcext:value-type="date">
            <text:p>~2021.11</text:p>
          </table:table-cell>
          <table:table-cell office:value-type="float" office:value="14007.63" calcext:value-type="float">
            <text:p>14007.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7.63" calcext:value-type="float">
            <text:p>14007.63</text:p>
          </table:table-cell>
        </table:table-row>
        <table:table-row table:style-name="ro1">
          <table:table-cell office:value-type="date" office:date-value="2021-11-11" calcext:value-type="date">
            <text:p>~2021.11</text:p>
          </table:table-cell>
          <table:table-cell office:value-type="float" office:value="77288.667" calcext:value-type="float">
            <text:p>77288.667</text:p>
          </table:table-cell>
          <table:table-cell office:value-type="float" office:value="16.4" calcext:value-type="float">
            <text:p>16.4</text:p>
          </table:table-cell>
          <table:table-cell office:value-type="float" office:value="4.1" calcext:value-type="float">
            <text:p>4.1</text:p>
          </table:table-cell>
          <table:table-cell office:value-type="float" office:value="19322.16675" calcext:value-type="float">
            <text:p>19322.16675</text:p>
          </table:table-cell>
        </table:table-row>
        <table:table-row table:style-name="ro1">
          <table:table-cell office:value-type="date" office:date-value="2021-11-09" calcext:value-type="date">
            <text:p>~2021.11</text:p>
          </table:table-cell>
          <table:table-cell office:value-type="float" office:value="70914.3347" calcext:value-type="float">
            <text:p>70914.3347</text:p>
          </table:table-cell>
          <table:table-cell office:value-type="float" office:value="14.89" calcext:value-type="float">
            <text:p>14.89</text:p>
          </table:table-cell>
          <table:table-cell office:value-type="float" office:value="4.96333333333333" calcext:value-type="float">
            <text:p>4.96333333333333</text:p>
          </table:table-cell>
          <table:table-cell office:value-type="float" office:value="23638.1115666667" calcext:value-type="float">
            <text:p>23638.1115666667</text:p>
          </table:table-cell>
        </table:table-row>
        <table:table-row table:style-name="ro1">
          <table:table-cell office:value-type="date" office:date-value="2021-11-07" calcext:value-type="date">
            <text:p>~2021.11</text:p>
          </table:table-cell>
          <table:table-cell office:value-type="float" office:value="50056.774" calcext:value-type="float">
            <text:p>50056.774</text:p>
          </table:table-cell>
          <table:table-cell office:value-type="float" office:value="10.8" calcext:value-type="float">
            <text:p>10.8</text:p>
          </table:table-cell>
          <table:table-cell office:value-type="float" office:value="5.4" calcext:value-type="float">
            <text:p>5.4</text:p>
          </table:table-cell>
          <table:table-cell office:value-type="float" office:value="25028.387" calcext:value-type="float">
            <text:p>25028.387</text:p>
          </table:table-cell>
        </table:table-row>
        <table:table-row table:style-name="ro1">
          <table:table-cell office:value-type="date" office:date-value="2021-11-04" calcext:value-type="date">
            <text:p>~2021.11</text:p>
          </table:table-cell>
          <table:table-cell office:value-type="float" office:value="23047.92" calcext:value-type="float">
            <text:p>23047.92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3047.92" calcext:value-type="float">
            <text:p>23047.92</text:p>
          </table:table-cell>
        </table:table-row>
        <table:table-row table:style-name="ro1">
          <table:table-cell office:value-type="date" office:date-value="2021-11-03" calcext:value-type="date">
            <text:p>~2021.11</text:p>
          </table:table-cell>
          <table:table-cell office:value-type="float" office:value="50480.61" calcext:value-type="float">
            <text:p>50480.61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25240.305" calcext:value-type="float">
            <text:p>25240.305</text:p>
          </table:table-cell>
        </table:table-row>
        <table:table-row table:style-name="ro1">
          <table:table-cell office:value-type="date" office:date-value="2021-11-02" calcext:value-type="date">
            <text:p>~2021.11</text:p>
          </table:table-cell>
          <table:table-cell office:value-type="float" office:value="23401.248" calcext:value-type="float">
            <text:p>23401.248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23401.248" calcext:value-type="float">
            <text:p>23401.248</text:p>
          </table:table-cell>
        </table:table-row>
        <table:table-row table:style-name="ro1">
          <table:table-cell office:value-type="date" office:date-value="2021-11-01" calcext:value-type="date">
            <text:p>~2021.11</text:p>
          </table:table-cell>
          <table:table-cell office:value-type="float" office:value="42917.9" calcext:value-type="float">
            <text:p>42917.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458.95" calcext:value-type="float">
            <text:p>21458.95</text:p>
          </table:table-cell>
        </table:table-row>
        <table:table-row table:style-name="ro1">
          <table:table-cell office:value-type="date" office:date-value="2021-10-31" calcext:value-type="date">
            <text:p>~2021.10</text:p>
          </table:table-cell>
          <table:table-cell office:value-type="float" office:value="42660.789" calcext:value-type="float">
            <text:p>42660.789</text:p>
          </table:table-cell>
          <table:table-cell office:value-type="float" office:value="10.1" calcext:value-type="float">
            <text:p>10.1</text:p>
          </table:table-cell>
          <table:table-cell office:value-type="float" office:value="5.05" calcext:value-type="float">
            <text:p>5.05</text:p>
          </table:table-cell>
          <table:table-cell office:value-type="float" office:value="21330.3945" calcext:value-type="float">
            <text:p>21330.3945</text:p>
          </table:table-cell>
        </table:table-row>
        <table:table-row table:style-name="ro1">
          <table:table-cell office:value-type="date" office:date-value="2021-10-30" calcext:value-type="date">
            <text:p>~2021.10</text:p>
          </table:table-cell>
          <table:table-cell office:value-type="float" office:value="21463" calcext:value-type="float">
            <text:p>214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463" calcext:value-type="float">
            <text:p>21463</text:p>
          </table:table-cell>
        </table:table-row>
        <table:table-row table:style-name="ro1">
          <table:table-cell office:value-type="date" office:date-value="2021-10-27" calcext:value-type="date">
            <text:p>~2021.10</text:p>
          </table:table-cell>
          <table:table-cell office:value-type="float" office:value="64690.772" calcext:value-type="float">
            <text:p>64690.772</text:p>
          </table:table-cell>
          <table:table-cell office:value-type="float" office:value="15.2" calcext:value-type="float">
            <text:p>15.2</text:p>
          </table:table-cell>
          <table:table-cell office:value-type="float" office:value="5.06666666666667" calcext:value-type="float">
            <text:p>5.06666666666667</text:p>
          </table:table-cell>
          <table:table-cell office:value-type="float" office:value="21563.5906666667" calcext:value-type="float">
            <text:p>21563.5906666667</text:p>
          </table:table-cell>
        </table:table-row>
        <table:table-row table:style-name="ro1">
          <table:table-cell office:value-type="date" office:date-value="2021-10-26" calcext:value-type="date">
            <text:p>~2021.10</text:p>
          </table:table-cell>
          <table:table-cell office:value-type="float" office:value="36692.016" calcext:value-type="float">
            <text:p>36692.016</text:p>
          </table:table-cell>
          <table:table-cell office:value-type="float" office:value="8.7" calcext:value-type="float">
            <text:p>8.7</text:p>
          </table:table-cell>
          <table:table-cell office:value-type="float" office:value="4.35" calcext:value-type="float">
            <text:p>4.35</text:p>
          </table:table-cell>
          <table:table-cell office:value-type="float" office:value="18346.008" calcext:value-type="float">
            <text:p>18346.008</text:p>
          </table:table-cell>
        </table:table-row>
        <table:table-row table:style-name="ro1">
          <table:table-cell office:value-type="date" office:date-value="2021-10-24" calcext:value-type="date">
            <text:p>~2021.10</text:p>
          </table:table-cell>
          <table:table-cell office:value-type="float" office:value="39607.4293" calcext:value-type="float">
            <text:p>39607.4293</text:p>
          </table:table-cell>
          <table:table-cell office:value-type="float" office:value="9.79" calcext:value-type="float">
            <text:p>9.79</text:p>
          </table:table-cell>
          <table:table-cell office:value-type="float" office:value="4.895" calcext:value-type="float">
            <text:p>4.895</text:p>
          </table:table-cell>
          <table:table-cell office:value-type="float" office:value="19803.71465" calcext:value-type="float">
            <text:p>19803.71465</text:p>
          </table:table-cell>
        </table:table-row>
        <table:table-row table:style-name="ro1">
          <table:table-cell office:value-type="date" office:date-value="2021-10-23" calcext:value-type="date">
            <text:p>~2021.10</text:p>
          </table:table-cell>
          <table:table-cell office:value-type="float" office:value="412171.655" calcext:value-type="float">
            <text:p>412171.655</text:p>
          </table:table-cell>
          <table:table-cell office:value-type="float" office:value="102.74" calcext:value-type="float">
            <text:p>102.74</text:p>
          </table:table-cell>
          <table:table-cell office:value-type="float" office:value="4.89238095238095" calcext:value-type="float">
            <text:p>4.89238095238095</text:p>
          </table:table-cell>
          <table:table-cell office:value-type="float" office:value="19627.2216666667" calcext:value-type="float">
            <text:p>19627.2216666667</text:p>
          </table:table-cell>
        </table:table-row>
        <table:table-row table:style-name="ro1">
          <table:table-cell office:value-type="date" office:date-value="2021-10-22" calcext:value-type="date">
            <text:p>~2021.10</text:p>
          </table:table-cell>
          <table:table-cell office:value-type="float" office:value="19728.5" calcext:value-type="float">
            <text:p>1972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28.5" calcext:value-type="float">
            <text:p>19728.5</text:p>
          </table:table-cell>
        </table:table-row>
        <table:table-row table:style-name="ro1">
          <table:table-cell office:value-type="date" office:date-value="2021-10-20" calcext:value-type="date">
            <text:p>~2021.10</text:p>
          </table:table-cell>
          <table:table-cell office:value-type="float" office:value="68787.214" calcext:value-type="float">
            <text:p>68787.214</text:p>
          </table:table-cell>
          <table:table-cell office:value-type="float" office:value="17.6" calcext:value-type="float">
            <text:p>17.6</text:p>
          </table:table-cell>
          <table:table-cell office:value-type="float" office:value="5.86666666666667" calcext:value-type="float">
            <text:p>5.86666666666667</text:p>
          </table:table-cell>
          <table:table-cell office:value-type="float" office:value="22929.0713333333" calcext:value-type="float">
            <text:p>22929.0713333333</text:p>
          </table:table-cell>
        </table:table-row>
        <table:table-row table:style-name="ro1">
          <table:table-cell office:value-type="date" office:date-value="2021-10-19" calcext:value-type="date">
            <text:p>~2021.10</text:p>
          </table:table-cell>
          <table:table-cell office:value-type="float" office:value="105519.97" calcext:value-type="float">
            <text:p>105519.97</text:p>
          </table:table-cell>
          <table:table-cell office:value-type="float" office:value="27.9" calcext:value-type="float">
            <text:p>27.9</text:p>
          </table:table-cell>
          <table:table-cell office:value-type="float" office:value="6.975" calcext:value-type="float">
            <text:p>6.975</text:p>
          </table:table-cell>
          <table:table-cell office:value-type="float" office:value="26379.9925" calcext:value-type="float">
            <text:p>26379.9925</text:p>
          </table:table-cell>
        </table:table-row>
        <table:table-row table:style-name="ro1">
          <table:table-cell office:value-type="date" office:date-value="2021-10-18" calcext:value-type="date">
            <text:p>~2021.10</text:p>
          </table:table-cell>
          <table:table-cell office:value-type="float" office:value="52510.44" calcext:value-type="float">
            <text:p>52510.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6255.22" calcext:value-type="float">
            <text:p>26255.22</text:p>
          </table:table-cell>
        </table:table-row>
        <table:table-row table:style-name="ro1">
          <table:table-cell office:value-type="date" office:date-value="2021-10-17" calcext:value-type="date">
            <text:p>~2021.10</text:p>
          </table:table-cell>
          <table:table-cell office:value-type="float" office:value="169233.116352" calcext:value-type="float">
            <text:p>169233.116352</text:p>
          </table:table-cell>
          <table:table-cell office:value-type="float" office:value="44.4499" calcext:value-type="float">
            <text:p>44.4499</text:p>
          </table:table-cell>
          <table:table-cell office:value-type="float" office:value="6.34998571428571" calcext:value-type="float">
            <text:p>6.34998571428571</text:p>
          </table:table-cell>
          <table:table-cell office:value-type="float" office:value="24176.1594788571" calcext:value-type="float">
            <text:p>24176.1594788571</text:p>
          </table:table-cell>
        </table:table-row>
        <table:table-row table:style-name="ro1">
          <table:table-cell office:value-type="date" office:date-value="2021-10-16" calcext:value-type="date">
            <text:p>~2021.10</text:p>
          </table:table-cell>
          <table:table-cell office:value-type="float" office:value="80393.657" calcext:value-type="float">
            <text:p>80393.657</text:p>
          </table:table-cell>
          <table:table-cell office:value-type="float" office:value="20.9" calcext:value-type="float">
            <text:p>20.9</text:p>
          </table:table-cell>
          <table:table-cell office:value-type="float" office:value="6.96666666666667" calcext:value-type="float">
            <text:p>6.96666666666667</text:p>
          </table:table-cell>
          <table:table-cell office:value-type="float" office:value="26797.8856666667" calcext:value-type="float">
            <text:p>26797.8856666667</text:p>
          </table:table-cell>
        </table:table-row>
        <table:table-row table:style-name="ro1">
          <table:table-cell office:value-type="date" office:date-value="2021-10-15" calcext:value-type="date">
            <text:p>~2021.10</text:p>
          </table:table-cell>
          <table:table-cell office:value-type="float" office:value="108942.246" calcext:value-type="float">
            <text:p>108942.246</text:p>
          </table:table-cell>
          <table:table-cell office:value-type="float" office:value="28.35" calcext:value-type="float">
            <text:p>28.35</text:p>
          </table:table-cell>
          <table:table-cell office:value-type="float" office:value="5.67" calcext:value-type="float">
            <text:p>5.67</text:p>
          </table:table-cell>
          <table:table-cell office:value-type="float" office:value="21788.4492" calcext:value-type="float">
            <text:p>21788.4492</text:p>
          </table:table-cell>
        </table:table-row>
        <table:table-row table:style-name="ro1">
          <table:table-cell office:value-type="date" office:date-value="2021-10-14" calcext:value-type="date">
            <text:p>~2021.10</text:p>
          </table:table-cell>
          <table:table-cell office:value-type="float" office:value="18230.544" calcext:value-type="float">
            <text:p>18230.544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18230.544" calcext:value-type="float">
            <text:p>18230.544</text:p>
          </table:table-cell>
        </table:table-row>
        <table:table-row table:style-name="ro1">
          <table:table-cell office:value-type="date" office:date-value="2021-10-13" calcext:value-type="date">
            <text:p>~2021.10</text:p>
          </table:table-cell>
          <table:table-cell office:value-type="float" office:value="57581.0289" calcext:value-type="float">
            <text:p>57581.0289</text:p>
          </table:table-cell>
          <table:table-cell office:value-type="float" office:value="16.59" calcext:value-type="float">
            <text:p>16.59</text:p>
          </table:table-cell>
          <table:table-cell office:value-type="float" office:value="5.53" calcext:value-type="float">
            <text:p>5.53</text:p>
          </table:table-cell>
          <table:table-cell office:value-type="float" office:value="19193.6763" calcext:value-type="float">
            <text:p>19193.6763</text:p>
          </table:table-cell>
        </table:table-row>
        <table:table-row table:style-name="ro1">
          <table:table-cell office:value-type="date" office:date-value="2021-10-12" calcext:value-type="date">
            <text:p>~2021.10</text:p>
          </table:table-cell>
          <table:table-cell office:value-type="float" office:value="75928.076" calcext:value-type="float">
            <text:p>75928.076</text:p>
          </table:table-cell>
          <table:table-cell office:value-type="float" office:value="21.9" calcext:value-type="float">
            <text:p>21.9</text:p>
          </table:table-cell>
          <table:table-cell office:value-type="float" office:value="5.475" calcext:value-type="float">
            <text:p>5.475</text:p>
          </table:table-cell>
          <table:table-cell office:value-type="float" office:value="18982.019" calcext:value-type="float">
            <text:p>18982.019</text:p>
          </table:table-cell>
        </table:table-row>
        <table:table-row table:style-name="ro1">
          <table:table-cell office:value-type="date" office:date-value="2021-10-11" calcext:value-type="date">
            <text:p>~2021.10</text:p>
          </table:table-cell>
          <table:table-cell office:value-type="float" office:value="105130.369" calcext:value-type="float">
            <text:p>105130.369</text:p>
          </table:table-cell>
          <table:table-cell office:value-type="float" office:value="29.54" calcext:value-type="float">
            <text:p>29.54</text:p>
          </table:table-cell>
          <table:table-cell office:value-type="float" office:value="4.92333333333333" calcext:value-type="float">
            <text:p>4.92333333333333</text:p>
          </table:table-cell>
          <table:table-cell office:value-type="float" office:value="17521.7281666667" calcext:value-type="float">
            <text:p>17521.7281666667</text:p>
          </table:table-cell>
        </table:table-row>
        <table:table-row table:style-name="ro1">
          <table:table-cell office:value-type="date" office:date-value="2021-10-10" calcext:value-type="date">
            <text:p>~2021.10</text:p>
          </table:table-cell>
          <table:table-cell office:value-type="float" office:value="36006.2445" calcext:value-type="float">
            <text:p>36006.2445</text:p>
          </table:table-cell>
          <table:table-cell office:value-type="float" office:value="10.225" calcext:value-type="float">
            <text:p>10.225</text:p>
          </table:table-cell>
          <table:table-cell office:value-type="float" office:value="5.1125" calcext:value-type="float">
            <text:p>5.1125</text:p>
          </table:table-cell>
          <table:table-cell office:value-type="float" office:value="18003.12225" calcext:value-type="float">
            <text:p>18003.12225</text:p>
          </table:table-cell>
        </table:table-row>
        <table:table-row table:style-name="ro1">
          <table:table-cell office:value-type="date" office:date-value="2021-10-09" calcext:value-type="date">
            <text:p>~2021.10</text:p>
          </table:table-cell>
          <table:table-cell office:value-type="float" office:value="101025.66624" calcext:value-type="float">
            <text:p>101025.66624</text:p>
          </table:table-cell>
          <table:table-cell office:value-type="float" office:value="28.234" calcext:value-type="float">
            <text:p>28.234</text:p>
          </table:table-cell>
          <table:table-cell office:value-type="float" office:value="5.6468" calcext:value-type="float">
            <text:p>5.6468</text:p>
          </table:table-cell>
          <table:table-cell office:value-type="float" office:value="20205.133248" calcext:value-type="float">
            <text:p>20205.133248</text:p>
          </table:table-cell>
        </table:table-row>
        <table:table-row table:style-name="ro1">
          <table:table-cell office:value-type="date" office:date-value="2021-10-08" calcext:value-type="date">
            <text:p>~2021.10</text:p>
          </table:table-cell>
          <table:table-cell office:value-type="float" office:value="86705.073" calcext:value-type="float">
            <text:p>86705.073</text:p>
          </table:table-cell>
          <table:table-cell office:value-type="float" office:value="24.2" calcext:value-type="float">
            <text:p>24.2</text:p>
          </table:table-cell>
          <table:table-cell office:value-type="float" office:value="4.84" calcext:value-type="float">
            <text:p>4.84</text:p>
          </table:table-cell>
          <table:table-cell office:value-type="float" office:value="17341.0146" calcext:value-type="float">
            <text:p>17341.0146</text:p>
          </table:table-cell>
        </table:table-row>
        <table:table-row table:style-name="ro1">
          <table:table-cell office:value-type="date" office:date-value="2021-10-07" calcext:value-type="date">
            <text:p>~2021.10</text:p>
          </table:table-cell>
          <table:table-cell office:value-type="float" office:value="50950.421" calcext:value-type="float">
            <text:p>50950.421</text:p>
          </table:table-cell>
          <table:table-cell office:value-type="float" office:value="14.18" calcext:value-type="float">
            <text:p>14.18</text:p>
          </table:table-cell>
          <table:table-cell office:value-type="float" office:value="4.72666666666667" calcext:value-type="float">
            <text:p>4.72666666666667</text:p>
          </table:table-cell>
          <table:table-cell office:value-type="float" office:value="16983.4736666667" calcext:value-type="float">
            <text:p>16983.4736666667</text:p>
          </table:table-cell>
        </table:table-row>
        <table:table-row table:style-name="ro1">
          <table:table-cell office:value-type="date" office:date-value="2021-10-06" calcext:value-type="date">
            <text:p>~2021.10</text:p>
          </table:table-cell>
          <table:table-cell office:value-type="float" office:value="17414.119" calcext:value-type="float">
            <text:p>17414.119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17414.119" calcext:value-type="float">
            <text:p>17414.119</text:p>
          </table:table-cell>
        </table:table-row>
        <table:table-row table:style-name="ro1">
          <table:table-cell office:value-type="date" office:date-value="2021-10-05" calcext:value-type="date">
            <text:p>~2021.10</text:p>
          </table:table-cell>
          <table:table-cell office:value-type="float" office:value="50250.5345" calcext:value-type="float">
            <text:p>50250.5345</text:p>
          </table:table-cell>
          <table:table-cell office:value-type="float" office:value="14.8" calcext:value-type="float">
            <text:p>14.8</text:p>
          </table:table-cell>
          <table:table-cell office:value-type="float" office:value="4.93333333333333" calcext:value-type="float">
            <text:p>4.93333333333333</text:p>
          </table:table-cell>
          <table:table-cell office:value-type="float" office:value="16750.1781666667" calcext:value-type="float">
            <text:p>16750.1781666667</text:p>
          </table:table-cell>
        </table:table-row>
        <table:table-row table:style-name="ro1">
          <table:table-cell office:value-type="date" office:date-value="2021-10-04" calcext:value-type="date">
            <text:p>~2021.10</text:p>
          </table:table-cell>
          <table:table-cell office:value-type="float" office:value="29499.132" calcext:value-type="float">
            <text:p>29499.132</text:p>
          </table:table-cell>
          <table:table-cell office:value-type="float" office:value="8.7" calcext:value-type="float">
            <text:p>8.7</text:p>
          </table:table-cell>
          <table:table-cell office:value-type="float" office:value="4.35" calcext:value-type="float">
            <text:p>4.35</text:p>
          </table:table-cell>
          <table:table-cell office:value-type="float" office:value="14749.566" calcext:value-type="float">
            <text:p>14749.566</text:p>
          </table:table-cell>
        </table:table-row>
        <table:table-row table:style-name="ro1">
          <table:table-cell office:value-type="date" office:date-value="2021-10-03" calcext:value-type="date">
            <text:p>~2021.10</text:p>
          </table:table-cell>
          <table:table-cell office:value-type="float" office:value="31184.01" calcext:value-type="float">
            <text:p>31184.01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15592.005" calcext:value-type="float">
            <text:p>15592.005</text:p>
          </table:table-cell>
        </table:table-row>
        <table:table-row table:style-name="ro1">
          <table:table-cell office:value-type="date" office:date-value="2021-10-02" calcext:value-type="date">
            <text:p>~2021.10</text:p>
          </table:table-cell>
          <table:table-cell office:value-type="float" office:value="18550.1832" calcext:value-type="float">
            <text:p>18550.1832</text:p>
          </table:table-cell>
          <table:table-cell table:number-columns-repeated="2" office:value-type="float" office:value="5.43" calcext:value-type="float">
            <text:p>5.43</text:p>
          </table:table-cell>
          <table:table-cell office:value-type="float" office:value="18550.1832" calcext:value-type="float">
            <text:p>18550.1832</text:p>
          </table:table-cell>
        </table:table-row>
        <table:table-row table:style-name="ro1">
          <table:table-cell office:value-type="date" office:date-value="2021-10-01" calcext:value-type="date">
            <text:p>~2021.10</text:p>
          </table:table-cell>
          <table:table-cell office:value-type="float" office:value="63500.9842" calcext:value-type="float">
            <text:p>63500.9842</text:p>
          </table:table-cell>
          <table:table-cell office:value-type="float" office:value="20.72" calcext:value-type="float">
            <text:p>20.72</text:p>
          </table:table-cell>
          <table:table-cell office:value-type="float" office:value="4.144" calcext:value-type="float">
            <text:p>4.144</text:p>
          </table:table-cell>
          <table:table-cell office:value-type="float" office:value="12700.19684" calcext:value-type="float">
            <text:p>12700.19684</text:p>
          </table:table-cell>
        </table:table-row>
        <table:table-row table:style-name="ro1">
          <table:table-cell office:value-type="date" office:date-value="2021-09-28" calcext:value-type="date">
            <text:p>~2021.9</text:p>
          </table:table-cell>
          <table:table-cell office:value-type="float" office:value="23320.196911125" calcext:value-type="float">
            <text:p>23320.196911125</text:p>
          </table:table-cell>
          <table:table-cell office:value-type="float" office:value="8.14651875" calcext:value-type="float">
            <text:p>8.14651875</text:p>
          </table:table-cell>
          <table:table-cell office:value-type="float" office:value="4.073259375" calcext:value-type="float">
            <text:p>4.073259375</text:p>
          </table:table-cell>
          <table:table-cell office:value-type="float" office:value="11660.0984555625" calcext:value-type="float">
            <text:p>11660.0984555625</text:p>
          </table:table-cell>
        </table:table-row>
        <table:table-row table:style-name="ro1">
          <table:table-cell office:value-type="date" office:date-value="2021-09-27" calcext:value-type="date">
            <text:p>~2021.9</text:p>
          </table:table-cell>
          <table:table-cell office:value-type="float" office:value="10538.745" calcext:value-type="float">
            <text:p>10538.74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0538.745" calcext:value-type="float">
            <text:p>10538.745</text:p>
          </table:table-cell>
        </table:table-row>
        <table:table-row table:style-name="ro1">
          <table:table-cell office:value-type="date" office:date-value="2021-09-26" calcext:value-type="date">
            <text:p>~2021.9</text:p>
          </table:table-cell>
          <table:table-cell office:value-type="float" office:value="49253.95688" calcext:value-type="float">
            <text:p>49253.95688</text:p>
          </table:table-cell>
          <table:table-cell office:value-type="float" office:value="16.406" calcext:value-type="float">
            <text:p>16.406</text:p>
          </table:table-cell>
          <table:table-cell office:value-type="float" office:value="3.2812" calcext:value-type="float">
            <text:p>3.2812</text:p>
          </table:table-cell>
          <table:table-cell office:value-type="float" office:value="9850.791376" calcext:value-type="float">
            <text:p>9850.791376</text:p>
          </table:table-cell>
        </table:table-row>
        <table:table-row table:style-name="ro1">
          <table:table-cell office:value-type="date" office:date-value="2021-09-24" calcext:value-type="date">
            <text:p>~2021.9</text:p>
          </table:table-cell>
          <table:table-cell office:value-type="float" office:value="10869.75" calcext:value-type="float">
            <text:p>10869.7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10869.75" calcext:value-type="float">
            <text:p>10869.75</text:p>
          </table:table-cell>
        </table:table-row>
        <table:table-row table:style-name="ro1">
          <table:table-cell office:value-type="date" office:date-value="2021-09-21" calcext:value-type="date">
            <text:p>~2021.9</text:p>
          </table:table-cell>
          <table:table-cell office:value-type="float" office:value="45863.597965" calcext:value-type="float">
            <text:p>45863.597965</text:p>
          </table:table-cell>
          <table:table-cell office:value-type="float" office:value="14.98825" calcext:value-type="float">
            <text:p>14.98825</text:p>
          </table:table-cell>
          <table:table-cell office:value-type="float" office:value="3.7470625" calcext:value-type="float">
            <text:p>3.7470625</text:p>
          </table:table-cell>
          <table:table-cell office:value-type="float" office:value="11465.89949125" calcext:value-type="float">
            <text:p>11465.89949125</text:p>
          </table:table-cell>
        </table:table-row>
        <table:table-row table:style-name="ro1">
          <table:table-cell office:value-type="date" office:date-value="2021-09-18" calcext:value-type="date">
            <text:p>~2021.9</text:p>
          </table:table-cell>
          <table:table-cell office:value-type="float" office:value="7584.6057" calcext:value-type="float">
            <text:p>7584.6057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7584.6057" calcext:value-type="float">
            <text:p>7584.6057</text:p>
          </table:table-cell>
        </table:table-row>
        <table:table-row table:style-name="ro1">
          <table:table-cell office:value-type="date" office:date-value="2021-09-17" calcext:value-type="date">
            <text:p>~2021.9</text:p>
          </table:table-cell>
          <table:table-cell office:value-type="float" office:value="27124.495" calcext:value-type="float">
            <text:p>27124.495</text:p>
          </table:table-cell>
          <table:table-cell office:value-type="float" office:value="7.7" calcext:value-type="float">
            <text:p>7.7</text:p>
          </table:table-cell>
          <table:table-cell office:value-type="float" office:value="3.85" calcext:value-type="float">
            <text:p>3.85</text:p>
          </table:table-cell>
          <table:table-cell office:value-type="float" office:value="13562.2475" calcext:value-type="float">
            <text:p>13562.2475</text:p>
          </table:table-cell>
        </table:table-row>
        <table:table-row table:style-name="ro1">
          <table:table-cell office:value-type="date" office:date-value="2021-09-16" calcext:value-type="date">
            <text:p>~2021.9</text:p>
          </table:table-cell>
          <table:table-cell office:value-type="float" office:value="25553.592" calcext:value-type="float">
            <text:p>25553.592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12776.796" calcext:value-type="float">
            <text:p>12776.796</text:p>
          </table:table-cell>
        </table:table-row>
        <table:table-row table:style-name="ro1">
          <table:table-cell office:value-type="date" office:date-value="2021-09-15" calcext:value-type="date">
            <text:p>~2021.9</text:p>
          </table:table-cell>
          <table:table-cell office:value-type="float" office:value="50285.362" calcext:value-type="float">
            <text:p>50285.362</text:p>
          </table:table-cell>
          <table:table-cell office:value-type="float" office:value="14.6" calcext:value-type="float">
            <text:p>14.6</text:p>
          </table:table-cell>
          <table:table-cell office:value-type="float" office:value="4.86666666666667" calcext:value-type="float">
            <text:p>4.86666666666667</text:p>
          </table:table-cell>
          <table:table-cell office:value-type="float" office:value="16761.7873333333" calcext:value-type="float">
            <text:p>16761.7873333333</text:p>
          </table:table-cell>
        </table:table-row>
        <table:table-row table:style-name="ro1">
          <table:table-cell office:value-type="date" office:date-value="2021-09-14" calcext:value-type="date">
            <text:p>~2021.9</text:p>
          </table:table-cell>
          <table:table-cell office:value-type="float" office:value="32506.7182" calcext:value-type="float">
            <text:p>32506.7182</text:p>
          </table:table-cell>
          <table:table-cell office:value-type="float" office:value="9.79" calcext:value-type="float">
            <text:p>9.79</text:p>
          </table:table-cell>
          <table:table-cell office:value-type="float" office:value="3.26333333333333" calcext:value-type="float">
            <text:p>3.26333333333333</text:p>
          </table:table-cell>
          <table:table-cell office:value-type="float" office:value="10835.5727333333" calcext:value-type="float">
            <text:p>10835.5727333333</text:p>
          </table:table-cell>
        </table:table-row>
        <table:table-row table:style-name="ro1">
          <table:table-cell office:value-type="date" office:date-value="2021-09-13" calcext:value-type="date">
            <text:p>~2021.9</text:p>
          </table:table-cell>
          <table:table-cell office:value-type="float" office:value="23642.983" calcext:value-type="float">
            <text:p>23642.983</text:p>
          </table:table-cell>
          <table:table-cell office:value-type="float" office:value="7.3" calcext:value-type="float">
            <text:p>7.3</text:p>
          </table:table-cell>
          <table:table-cell office:value-type="float" office:value="3.65" calcext:value-type="float">
            <text:p>3.65</text:p>
          </table:table-cell>
          <table:table-cell office:value-type="float" office:value="11821.4915" calcext:value-type="float">
            <text:p>11821.4915</text:p>
          </table:table-cell>
        </table:table-row>
        <table:table-row table:style-name="ro1">
          <table:table-cell office:value-type="date" office:date-value="2021-09-12" calcext:value-type="date">
            <text:p>~2021.9</text:p>
          </table:table-cell>
          <table:table-cell office:value-type="float" office:value="24275.6085" calcext:value-type="float">
            <text:p>24275.6085</text:p>
          </table:table-cell>
          <table:table-cell office:value-type="float" office:value="7.15" calcext:value-type="float">
            <text:p>7.15</text:p>
          </table:table-cell>
          <table:table-cell office:value-type="float" office:value="3.575" calcext:value-type="float">
            <text:p>3.575</text:p>
          </table:table-cell>
          <table:table-cell office:value-type="float" office:value="12137.80425" calcext:value-type="float">
            <text:p>12137.80425</text:p>
          </table:table-cell>
        </table:table-row>
        <table:table-row table:style-name="ro1">
          <table:table-cell office:value-type="date" office:date-value="2021-09-11" calcext:value-type="date">
            <text:p>~2021.9</text:p>
          </table:table-cell>
          <table:table-cell office:value-type="float" office:value="11665.535" calcext:value-type="float">
            <text:p>11665.53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1665.535" calcext:value-type="float">
            <text:p>11665.535</text:p>
          </table:table-cell>
        </table:table-row>
        <table:table-row table:style-name="ro1">
          <table:table-cell office:value-type="date" office:date-value="2021-09-10" calcext:value-type="date">
            <text:p>~2021.9</text:p>
          </table:table-cell>
          <table:table-cell office:value-type="float" office:value="68490.9183" calcext:value-type="float">
            <text:p>68490.9183</text:p>
          </table:table-cell>
          <table:table-cell office:value-type="float" office:value="20.17" calcext:value-type="float">
            <text:p>20.17</text:p>
          </table:table-cell>
          <table:table-cell office:value-type="float" office:value="4.034" calcext:value-type="float">
            <text:p>4.034</text:p>
          </table:table-cell>
          <table:table-cell office:value-type="float" office:value="13698.18366" calcext:value-type="float">
            <text:p>13698.18366</text:p>
          </table:table-cell>
        </table:table-row>
        <table:table-row table:style-name="ro1">
          <table:table-cell office:value-type="date" office:date-value="2021-09-09" calcext:value-type="date">
            <text:p>~2021.9</text:p>
          </table:table-cell>
          <table:table-cell office:value-type="float" office:value="72001.9808" calcext:value-type="float">
            <text:p>72001.9808</text:p>
          </table:table-cell>
          <table:table-cell office:value-type="float" office:value="20.64" calcext:value-type="float">
            <text:p>20.64</text:p>
          </table:table-cell>
          <table:table-cell office:value-type="float" office:value="3.44" calcext:value-type="float">
            <text:p>3.44</text:p>
          </table:table-cell>
          <table:table-cell office:value-type="float" office:value="12000.3301333333" calcext:value-type="float">
            <text:p>12000.3301333333</text:p>
          </table:table-cell>
        </table:table-row>
        <table:table-row table:style-name="ro1">
          <table:table-cell office:value-type="date" office:date-value="2021-09-08" calcext:value-type="date">
            <text:p>~2021.9</text:p>
          </table:table-cell>
          <table:table-cell office:value-type="float" office:value="11141.238" calcext:value-type="float">
            <text:p>11141.238</text:p>
          </table:table-cell>
          <table:table-cell table:number-columns-repeated="2" office:value-type="float" office:value="3.34" calcext:value-type="float">
            <text:p>3.34</text:p>
          </table:table-cell>
          <table:table-cell office:value-type="float" office:value="11141.238" calcext:value-type="float">
            <text:p>11141.238</text:p>
          </table:table-cell>
        </table:table-row>
        <table:table-row table:style-name="ro1">
          <table:table-cell office:value-type="date" office:date-value="2021-09-07" calcext:value-type="date">
            <text:p>~2021.9</text:p>
          </table:table-cell>
          <table:table-cell office:value-type="float" office:value="20415.735" calcext:value-type="float">
            <text:p>20415.735</text:p>
          </table:table-cell>
          <table:table-cell office:value-type="float" office:value="5.9" calcext:value-type="float">
            <text:p>5.9</text:p>
          </table:table-cell>
          <table:table-cell office:value-type="float" office:value="2.95" calcext:value-type="float">
            <text:p>2.95</text:p>
          </table:table-cell>
          <table:table-cell office:value-type="float" office:value="10207.8675" calcext:value-type="float">
            <text:p>10207.8675</text:p>
          </table:table-cell>
        </table:table-row>
        <table:table-row table:style-name="ro1">
          <table:table-cell office:value-type="date" office:date-value="2021-09-06" calcext:value-type="date">
            <text:p>~2021.9</text:p>
          </table:table-cell>
          <table:table-cell office:value-type="float" office:value="26026.216" calcext:value-type="float">
            <text:p>26026.216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office:value-type="float" office:value="13013.108" calcext:value-type="float">
            <text:p>13013.108</text:p>
          </table:table-cell>
        </table:table-row>
        <table:table-row table:style-name="ro1">
          <table:table-cell office:value-type="date" office:date-value="2021-09-05" calcext:value-type="date">
            <text:p>~2021.9</text:p>
          </table:table-cell>
          <table:table-cell office:value-type="float" office:value="26634.6805" calcext:value-type="float">
            <text:p>26634.6805</text:p>
          </table:table-cell>
          <table:table-cell office:value-type="float" office:value="6.85" calcext:value-type="float">
            <text:p>6.85</text:p>
          </table:table-cell>
          <table:table-cell office:value-type="float" office:value="3.425" calcext:value-type="float">
            <text:p>3.425</text:p>
          </table:table-cell>
          <table:table-cell office:value-type="float" office:value="13317.34025" calcext:value-type="float">
            <text:p>13317.34025</text:p>
          </table:table-cell>
        </table:table-row>
        <table:table-row table:style-name="ro1">
          <table:table-cell office:value-type="date" office:date-value="2021-09-04" calcext:value-type="date">
            <text:p>~2021.9</text:p>
          </table:table-cell>
          <table:table-cell office:value-type="float" office:value="213810.8275" calcext:value-type="float">
            <text:p>213810.8275</text:p>
          </table:table-cell>
          <table:table-cell office:value-type="float" office:value="54.53" calcext:value-type="float">
            <text:p>54.53</text:p>
          </table:table-cell>
          <table:table-cell office:value-type="float" office:value="3.63533333333333" calcext:value-type="float">
            <text:p>3.63533333333333</text:p>
          </table:table-cell>
          <table:table-cell office:value-type="float" office:value="14254.0551666667" calcext:value-type="float">
            <text:p>14254.0551666667</text:p>
          </table:table-cell>
        </table:table-row>
        <table:table-row table:style-name="ro1">
          <table:table-cell office:value-type="date" office:date-value="2021-09-03" calcext:value-type="date">
            <text:p>~2021.9</text:p>
          </table:table-cell>
          <table:table-cell office:value-type="float" office:value="170856.312" calcext:value-type="float">
            <text:p>170856.312</text:p>
          </table:table-cell>
          <table:table-cell office:value-type="float" office:value="43.8" calcext:value-type="float">
            <text:p>43.8</text:p>
          </table:table-cell>
          <table:table-cell office:value-type="float" office:value="2.57647058823529" calcext:value-type="float">
            <text:p>2.57647058823529</text:p>
          </table:table-cell>
          <table:table-cell office:value-type="float" office:value="10050.3712941176" calcext:value-type="float">
            <text:p>10050.3712941176</text:p>
          </table:table-cell>
        </table:table-row>
        <table:table-row table:style-name="ro1">
          <table:table-cell office:value-type="date" office:date-value="2021-09-01" calcext:value-type="date">
            <text:p>~2021.9</text:p>
          </table:table-cell>
          <table:table-cell office:value-type="float" office:value="8958.072" calcext:value-type="float">
            <text:p>8958.072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8958.072" calcext:value-type="float">
            <text:p>8958.072</text:p>
          </table:table-cell>
        </table:table-row>
        <table:table-row table:style-name="ro1">
          <table:table-cell office:value-type="date" office:date-value="2021-08-31" calcext:value-type="date">
            <text:p>~2021.8</text:p>
          </table:table-cell>
          <table:table-cell office:value-type="float" office:value="15758.2785" calcext:value-type="float">
            <text:p>15758.2785</text:p>
          </table:table-cell>
          <table:table-cell office:value-type="float" office:value="4.83" calcext:value-type="float">
            <text:p>4.83</text:p>
          </table:table-cell>
          <table:table-cell office:value-type="float" office:value="2.415" calcext:value-type="float">
            <text:p>2.415</text:p>
          </table:table-cell>
          <table:table-cell office:value-type="float" office:value="7879.13925" calcext:value-type="float">
            <text:p>7879.13925</text:p>
          </table:table-cell>
        </table:table-row>
        <table:table-row table:style-name="ro1">
          <table:table-cell office:value-type="date" office:date-value="2021-08-30" calcext:value-type="date">
            <text:p>~2021.8</text:p>
          </table:table-cell>
          <table:table-cell office:value-type="float" office:value="11967.501" calcext:value-type="float">
            <text:p>11967.501</text:p>
          </table:table-cell>
          <table:table-cell office:value-type="float" office:value="3.9" calcext:value-type="float">
            <text:p>3.9</text:p>
          </table:table-cell>
          <table:table-cell office:value-type="float" office:value="1.95" calcext:value-type="float">
            <text:p>1.95</text:p>
          </table:table-cell>
          <table:table-cell office:value-type="float" office:value="5983.7505" calcext:value-type="float">
            <text:p>5983.7505</text:p>
          </table:table-cell>
        </table:table-row>
        <table:table-row table:style-name="ro1">
          <table:table-cell office:value-type="date" office:date-value="2021-08-29" calcext:value-type="date">
            <text:p>~2021.8</text:p>
          </table:table-cell>
          <table:table-cell office:value-type="float" office:value="33859.898" calcext:value-type="float">
            <text:p>33859.898</text:p>
          </table:table-cell>
          <table:table-cell office:value-type="float" office:value="10.6" calcext:value-type="float">
            <text:p>10.6</text:p>
          </table:table-cell>
          <table:table-cell office:value-type="float" office:value="2.65" calcext:value-type="float">
            <text:p>2.65</text:p>
          </table:table-cell>
          <table:table-cell office:value-type="float" office:value="8464.9745" calcext:value-type="float">
            <text:p>8464.9745</text:p>
          </table:table-cell>
        </table:table-row>
        <table:table-row table:style-name="ro1">
          <table:table-cell office:value-type="date" office:date-value="2021-08-28" calcext:value-type="date">
            <text:p>~2021.8</text:p>
          </table:table-cell>
          <table:table-cell office:value-type="float" office:value="15888.918" calcext:value-type="float">
            <text:p>15888.918</text:p>
          </table:table-cell>
          <table:table-cell office:value-type="float" office:value="5.15" calcext:value-type="float">
            <text:p>5.15</text:p>
          </table:table-cell>
          <table:table-cell office:value-type="float" office:value="2.575" calcext:value-type="float">
            <text:p>2.575</text:p>
          </table:table-cell>
          <table:table-cell office:value-type="float" office:value="7944.459" calcext:value-type="float">
            <text:p>7944.459</text:p>
          </table:table-cell>
        </table:table-row>
        <table:table-row table:style-name="ro1">
          <table:table-cell office:value-type="date" office:date-value="2021-08-27" calcext:value-type="date">
            <text:p>~2021.8</text:p>
          </table:table-cell>
          <table:table-cell office:value-type="float" office:value="22596.1812" calcext:value-type="float">
            <text:p>22596.1812</text:p>
          </table:table-cell>
          <table:table-cell office:value-type="float" office:value="7.26" calcext:value-type="float">
            <text:p>7.26</text:p>
          </table:table-cell>
          <table:table-cell office:value-type="float" office:value="2.42" calcext:value-type="float">
            <text:p>2.42</text:p>
          </table:table-cell>
          <table:table-cell office:value-type="float" office:value="7532.0604" calcext:value-type="float">
            <text:p>7532.0604</text:p>
          </table:table-cell>
        </table:table-row>
        <table:table-row table:style-name="ro1">
          <table:table-cell office:value-type="date" office:date-value="2021-08-26" calcext:value-type="date">
            <text:p>~2021.8</text:p>
          </table:table-cell>
          <table:table-cell office:value-type="float" office:value="42990.8904" calcext:value-type="float">
            <text:p>42990.8904</text:p>
          </table:table-cell>
          <table:table-cell office:value-type="float" office:value="13.9" calcext:value-type="float">
            <text:p>13.9</text:p>
          </table:table-cell>
          <table:table-cell office:value-type="float" office:value="2.31666666666667" calcext:value-type="float">
            <text:p>2.31666666666667</text:p>
          </table:table-cell>
          <table:table-cell office:value-type="float" office:value="7165.1484" calcext:value-type="float">
            <text:p>7165.1484</text:p>
          </table:table-cell>
        </table:table-row>
        <table:table-row table:style-name="ro1">
          <table:table-cell office:value-type="date" office:date-value="2021-08-25" calcext:value-type="date">
            <text:p>~2021.8</text:p>
          </table:table-cell>
          <table:table-cell office:value-type="float" office:value="8972.964" calcext:value-type="float">
            <text:p>8972.964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8972.964" calcext:value-type="float">
            <text:p>8972.964</text:p>
          </table:table-cell>
        </table:table-row>
        <table:table-row table:style-name="ro1">
          <table:table-cell office:value-type="date" office:date-value="2021-08-24" calcext:value-type="date">
            <text:p>~2021.8</text:p>
          </table:table-cell>
          <table:table-cell office:value-type="float" office:value="7136.25" calcext:value-type="float">
            <text:p>7136.2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7136.25" calcext:value-type="float">
            <text:p>7136.25</text:p>
          </table:table-cell>
        </table:table-row>
        <table:table-row table:style-name="ro1">
          <table:table-cell office:value-type="date" office:date-value="2021-08-23" calcext:value-type="date">
            <text:p>~2021.8</text:p>
          </table:table-cell>
          <table:table-cell office:value-type="float" office:value="6922.44" calcext:value-type="float">
            <text:p>6922.4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6922.44" calcext:value-type="float">
            <text:p>6922.44</text:p>
          </table:table-cell>
        </table:table-row>
        <table:table-row table:style-name="ro1">
          <table:table-cell office:value-type="date" office:date-value="2021-08-22" calcext:value-type="date">
            <text:p>~2021.8</text:p>
          </table:table-cell>
          <table:table-cell office:value-type="float" office:value="6670.671" calcext:value-type="float">
            <text:p>6670.67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6670.671" calcext:value-type="float">
            <text:p>6670.671</text:p>
          </table:table-cell>
        </table:table-row>
        <table:table-row table:style-name="ro1">
          <table:table-cell office:value-type="date" office:date-value="2021-08-21" calcext:value-type="date">
            <text:p>~2021.8</text:p>
          </table:table-cell>
          <table:table-cell office:value-type="float" office:value="43445.648" calcext:value-type="float">
            <text:p>43445.648</text:p>
          </table:table-cell>
          <table:table-cell office:value-type="float" office:value="13.3" calcext:value-type="float">
            <text:p>13.3</text:p>
          </table:table-cell>
          <table:table-cell office:value-type="float" office:value="2.66" calcext:value-type="float">
            <text:p>2.66</text:p>
          </table:table-cell>
          <table:table-cell office:value-type="float" office:value="8689.1296" calcext:value-type="float">
            <text:p>8689.1296</text:p>
          </table:table-cell>
        </table:table-row>
        <table:table-row table:style-name="ro1">
          <table:table-cell office:value-type="date" office:date-value="2021-08-18" calcext:value-type="date">
            <text:p>~2021.8</text:p>
          </table:table-cell>
          <table:table-cell office:value-type="float" office:value="34816.0873" calcext:value-type="float">
            <text:p>34816.0873</text:p>
          </table:table-cell>
          <table:table-cell office:value-type="float" office:value="11.53" calcext:value-type="float">
            <text:p>11.53</text:p>
          </table:table-cell>
          <table:table-cell office:value-type="float" office:value="2.306" calcext:value-type="float">
            <text:p>2.306</text:p>
          </table:table-cell>
          <table:table-cell office:value-type="float" office:value="6963.21746" calcext:value-type="float">
            <text:p>6963.21746</text:p>
          </table:table-cell>
        </table:table-row>
        <table:table-row table:style-name="ro1">
          <table:table-cell office:value-type="date" office:date-value="2021-08-15" calcext:value-type="date">
            <text:p>~2021.8</text:p>
          </table:table-cell>
          <table:table-cell office:value-type="float" office:value="14830.096" calcext:value-type="float">
            <text:p>14830.096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office:value-type="float" office:value="7415.048" calcext:value-type="float">
            <text:p>7415.048</text:p>
          </table:table-cell>
        </table:table-row>
        <table:table-row table:style-name="ro1">
          <table:table-cell office:value-type="date" office:date-value="2021-08-13" calcext:value-type="date">
            <text:p>~2021.8</text:p>
          </table:table-cell>
          <table:table-cell office:value-type="float" office:value="5296.469" calcext:value-type="float">
            <text:p>5296.46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5296.469" calcext:value-type="float">
            <text:p>5296.469</text:p>
          </table:table-cell>
        </table:table-row>
        <table:table-row table:style-name="ro1">
          <table:table-cell office:value-type="date" office:date-value="2021-08-10" calcext:value-type="date">
            <text:p>~2021.8</text:p>
          </table:table-cell>
          <table:table-cell office:value-type="float" office:value="14823.051" calcext:value-type="float">
            <text:p>14823.051</text:p>
          </table:table-cell>
          <table:table-cell office:value-type="float" office:value="4.7" calcext:value-type="float">
            <text:p>4.7</text:p>
          </table:table-cell>
          <table:table-cell office:value-type="float" office:value="2.35" calcext:value-type="float">
            <text:p>2.35</text:p>
          </table:table-cell>
          <table:table-cell office:value-type="float" office:value="7411.5255" calcext:value-type="float">
            <text:p>7411.5255</text:p>
          </table:table-cell>
        </table:table-row>
        <table:table-row table:style-name="ro1">
          <table:table-cell office:value-type="date" office:date-value="2021-08-08" calcext:value-type="date">
            <text:p>~2021.8</text:p>
          </table:table-cell>
          <table:table-cell office:value-type="float" office:value="7038.2368" calcext:value-type="float">
            <text:p>7038.2368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7038.2368" calcext:value-type="float">
            <text:p>7038.2368</text:p>
          </table:table-cell>
        </table:table-row>
        <table:table-row table:style-name="ro1">
          <table:table-cell office:value-type="date" office:date-value="2021-08-07" calcext:value-type="date">
            <text:p>~2021.8</text:p>
          </table:table-cell>
          <table:table-cell office:value-type="float" office:value="6621.1822" calcext:value-type="float">
            <text:p>6621.1822</text:p>
          </table:table-cell>
          <table:table-cell table:number-columns-repeated="2" office:value-type="float" office:value="2.23" calcext:value-type="float">
            <text:p>2.23</text:p>
          </table:table-cell>
          <table:table-cell office:value-type="float" office:value="6621.1822" calcext:value-type="float">
            <text:p>6621.1822</text:p>
          </table:table-cell>
        </table:table-row>
        <table:table-row table:style-name="ro1">
          <table:table-cell office:value-type="date" office:date-value="2021-08-03" calcext:value-type="date">
            <text:p>~2021.8</text:p>
          </table:table-cell>
          <table:table-cell office:value-type="float" office:value="51568.8674" calcext:value-type="float">
            <text:p>51568.8674</text:p>
          </table:table-cell>
          <table:table-cell office:value-type="float" office:value="20.62" calcext:value-type="float">
            <text:p>20.62</text:p>
          </table:table-cell>
          <table:table-cell office:value-type="float" office:value="2.5775" calcext:value-type="float">
            <text:p>2.5775</text:p>
          </table:table-cell>
          <table:table-cell office:value-type="float" office:value="6446.108425" calcext:value-type="float">
            <text:p>6446.108425</text:p>
          </table:table-cell>
        </table:table-row>
        <table:table-row table:style-name="ro1">
          <table:table-cell office:value-type="date" office:date-value="2021-08-02" calcext:value-type="date">
            <text:p>~2021.8</text:p>
          </table:table-cell>
          <table:table-cell office:value-type="float" office:value="6499.525" calcext:value-type="float">
            <text:p>6499.52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6499.525" calcext:value-type="float">
            <text:p>6499.525</text:p>
          </table:table-cell>
        </table:table-row>
        <table:table-row table:style-name="ro1">
          <table:table-cell office:value-type="date" office:date-value="2021-08-01" calcext:value-type="date">
            <text:p>~2021.8</text:p>
          </table:table-cell>
          <table:table-cell office:value-type="float" office:value="6490.9604" calcext:value-type="float">
            <text:p>6490.9604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6490.9604" calcext:value-type="float">
            <text:p>6490.9604</text:p>
          </table:table-cell>
        </table:table-row>
        <table:table-row table:style-name="ro1">
          <table:table-cell office:value-type="date" office:date-value="2021-07-27" calcext:value-type="date">
            <text:p>~2021.7</text:p>
          </table:table-cell>
          <table:table-cell office:value-type="float" office:value="7008.32" calcext:value-type="float">
            <text:p>7008.32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7008.32" calcext:value-type="float">
            <text:p>7008.32</text:p>
          </table:table-cell>
        </table:table-row>
        <table:table-row table:style-name="ro1">
          <table:table-cell office:value-type="date" office:date-value="2021-07-26" calcext:value-type="date">
            <text:p>~2021.7</text:p>
          </table:table-cell>
          <table:table-cell office:value-type="float" office:value="18551.0066" calcext:value-type="float">
            <text:p>18551.0066</text:p>
          </table:table-cell>
          <table:table-cell office:value-type="float" office:value="7.87" calcext:value-type="float">
            <text:p>7.87</text:p>
          </table:table-cell>
          <table:table-cell office:value-type="float" office:value="2.62333333333333" calcext:value-type="float">
            <text:p>2.62333333333333</text:p>
          </table:table-cell>
          <table:table-cell office:value-type="float" office:value="6183.66886666667" calcext:value-type="float">
            <text:p>6183.66886666667</text:p>
          </table:table-cell>
        </table:table-row>
        <table:table-row table:style-name="ro1">
          <table:table-cell office:value-type="date" office:date-value="2021-07-22" calcext:value-type="date">
            <text:p>~2021.7</text:p>
          </table:table-cell>
          <table:table-cell office:value-type="float" office:value="5068.775" calcext:value-type="float">
            <text:p>5068.77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5068.775" calcext:value-type="float">
            <text:p>5068.775</text:p>
          </table:table-cell>
        </table:table-row>
        <table:table-row table:style-name="ro1">
          <table:table-cell office:value-type="date" office:date-value="2021-07-21" calcext:value-type="date">
            <text:p>~2021.7</text:p>
          </table:table-cell>
          <table:table-cell office:value-type="float" office:value="50217.1" calcext:value-type="float">
            <text:p>50217.1</text:p>
          </table:table-cell>
          <table:table-cell office:value-type="float" office:value="25.7" calcext:value-type="float">
            <text:p>25.7</text:p>
          </table:table-cell>
          <table:table-cell office:value-type="float" office:value="3.2125" calcext:value-type="float">
            <text:p>3.2125</text:p>
          </table:table-cell>
          <table:table-cell office:value-type="float" office:value="6277.1375" calcext:value-type="float">
            <text:p>6277.1375</text:p>
          </table:table-cell>
        </table:table-row>
        <table:table-row table:style-name="ro1">
          <table:table-cell office:value-type="date" office:date-value="2021-07-20" calcext:value-type="date">
            <text:p>~2021.7</text:p>
          </table:table-cell>
          <table:table-cell office:value-type="float" office:value="70941.5731" calcext:value-type="float">
            <text:p>70941.5731</text:p>
          </table:table-cell>
          <table:table-cell office:value-type="float" office:value="40.36" calcext:value-type="float">
            <text:p>40.36</text:p>
          </table:table-cell>
          <table:table-cell office:value-type="float" office:value="2.88285714285714" calcext:value-type="float">
            <text:p>2.88285714285714</text:p>
          </table:table-cell>
          <table:table-cell office:value-type="float" office:value="5067.25522142857" calcext:value-type="float">
            <text:p>5067.25522142857</text:p>
          </table:table-cell>
        </table:table-row>
        <table:table-row table:style-name="ro1">
          <table:table-cell office:value-type="date" office:date-value="2021-07-17" calcext:value-type="date">
            <text:p>~2021.7</text:p>
          </table:table-cell>
          <table:table-cell office:value-type="float" office:value="21092.85" calcext:value-type="float">
            <text:p>21092.85</text:p>
          </table:table-cell>
          <table:table-cell office:value-type="float" office:value="11.18" calcext:value-type="float">
            <text:p>11.18</text:p>
          </table:table-cell>
          <table:table-cell office:value-type="float" office:value="2.795" calcext:value-type="float">
            <text:p>2.795</text:p>
          </table:table-cell>
          <table:table-cell office:value-type="float" office:value="5273.2125" calcext:value-type="float">
            <text:p>5273.2125</text:p>
          </table:table-cell>
        </table:table-row>
        <table:table-row table:style-name="ro1">
          <table:table-cell office:value-type="date" office:date-value="2021-07-16" calcext:value-type="date">
            <text:p>~2021.7</text:p>
          </table:table-cell>
          <table:table-cell office:value-type="float" office:value="12076.732" calcext:value-type="float">
            <text:p>12076.732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office:value-type="float" office:value="6038.366" calcext:value-type="float">
            <text:p>6038.366</text:p>
          </table:table-cell>
        </table:table-row>
        <table:table-row table:style-name="ro1">
          <table:table-cell office:value-type="date" office:date-value="2021-07-13" calcext:value-type="date">
            <text:p>~2021.7</text:p>
          </table:table-cell>
          <table:table-cell office:value-type="float" office:value="5828.4035" calcext:value-type="float">
            <text:p>5828.4035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5828.4035" calcext:value-type="float">
            <text:p>5828.4035</text:p>
          </table:table-cell>
        </table:table-row>
        <table:table-row table:style-name="ro1">
          <table:table-cell office:value-type="date" office:date-value="2021-07-12" calcext:value-type="date">
            <text:p>~2021.7</text:p>
          </table:table-cell>
          <table:table-cell office:value-type="float" office:value="6104.85" calcext:value-type="float">
            <text:p>6104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04.85" calcext:value-type="float">
            <text:p>6104.85</text:p>
          </table:table-cell>
        </table:table-row>
        <table:table-row table:style-name="ro1">
          <table:table-cell office:value-type="date" office:date-value="2021-07-10" calcext:value-type="date">
            <text:p>~2021.7</text:p>
          </table:table-cell>
          <table:table-cell office:value-type="float" office:value="5673.31524009074" calcext:value-type="float">
            <text:p>5673.31524009074</text:p>
          </table:table-cell>
          <table:table-cell table:number-columns-repeated="2" office:value-type="float" office:value="2.69971459710711" calcext:value-type="float">
            <text:p>2.69971459710711</text:p>
          </table:table-cell>
          <table:table-cell office:value-type="float" office:value="5673.31524009074" calcext:value-type="float">
            <text:p>5673.31524009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text>~</number:text>
      <number:year number:style="long"/>
      <number:text>.</number:text>
      <number:month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4:57:09.587105304</meta:creation-date>
    <dc:date>2023-08-03T15:06:41.667608295</dc:date>
    <meta:editing-duration>PT9M33S</meta:editing-duration>
    <meta:editing-cycles>1</meta:editing-cycles>
    <meta:document-statistic meta:table-count="1" meta:cell-count="148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1">
      <number:text>~</number:text>
      <number:year number:style="long"/>
      <number:text>.</number:text>
      <number:month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 style:rotation-angle="90"/>
      <style:graphic-properties svg:stroke-width="0.051cm" svg:stroke-color="#e9b913"/>
      <style:text-properties fo:color="#e9b913" fo:font-family="'Urbit Sans TT SemiBold'" style:font-style-name="Semibold" fo:font-size="12pt" fo:font-weight="600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1cm" svg:stroke-color="#e9b913"/>
      <style:text-properties fo:color="#e9b913" fo:font-family="'Urbit Sans TT SemiBold'" style:font-style-name="Semibold" fo:font-size="12pt" fo:font-weight="600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51cm" svg:stroke-color="#1c99e0" draw:fill-color="#1c99e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5:Sheet1.A302 Sheet1.E5:Sheet1.E302" chart:data-source-has-labels="both" svg:x="0.32cm" svg:y="0.18cm" svg:width="15.36cm" svg:height="8.64cm">
          <chart:coordinate-region svg:x="1.7cm" svg:y="0.437cm" svg:width="13.724cm" svg:height="6.634cm"/>
          <chart:axis chart:dimension="x" chart:name="primary-x" chart:style-name="ch3" chartooo:axis-type="auto">
            <chart:categories table:cell-range-address="Sheet1.A6:Sheet1.A302"/>
          </chart:axis>
          <chart:axis chart:dimension="y" chart:name="primary-y" chart:style-name="ch4"/>
          <chart:series chart:style-name="ch5" chart:values-cell-range-address="Sheet1.E6:Sheet1.E302" chart:label-cell-address="Sheet1.E5:Sheet1.E5" chart:class="chart:scatter">
            <chart:domain table:cell-range-address="Sheet1.A6:Sheet1.A302"/>
            <chart:data-point chart:repeated="29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 (USD)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45137">
                <text:p>45137</text:p>
                <draw:g>
                  <svg:desc>Sheet1.A6:Sheet1.A302</svg:desc>
                </draw:g>
              </table:table-cell>
              <table:table-cell office:value-type="float" office:value="2028.5964">
                <text:p>2028.5964</text:p>
                <draw:g>
                  <svg:desc>Sheet1.E6:Sheet1.E302</svg:desc>
                </draw:g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1752.1758">
                <text:p>1752.1758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2049.212">
                <text:p>2049.212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2558.96266">
                <text:p>2558.96266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2616.1947175">
                <text:p>2616.1947175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2509.4705">
                <text:p>2509.4705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2153.35368166667">
                <text:p>2153.35368166667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2709.0705135">
                <text:p>2709.0705135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2229.4968">
                <text:p>2229.4968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2492.083875">
                <text:p>2492.083875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2766.981">
                <text:p>2766.981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2869.02">
                <text:p>2869.02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3136.752">
                <text:p>3136.752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3245.946">
                <text:p>3245.946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3233.47244">
                <text:p>3233.47244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3247.62254">
                <text:p>3247.62254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3592.368">
                <text:p>3592.368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3379.3768">
                <text:p>3379.3768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2486.5728494">
                <text:p>2486.5728494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2012.023735">
                <text:p>2012.023735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1696.551207">
                <text:p>1696.551207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2893.417319">
                <text:p>2893.417319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3077.46065">
                <text:p>3077.46065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3173.740975">
                <text:p>3173.740975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2438.159">
                <text:p>2438.159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2417.1203">
                <text:p>2417.1203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3676.82">
                <text:p>3676.82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2810.985">
                <text:p>2810.985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3683.9985">
                <text:p>3683.9985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3072.77334">
                <text:p>3072.77334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3232.3616">
                <text:p>3232.3616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2361.758985">
                <text:p>2361.758985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3094.17213333333">
                <text:p>3094.17213333333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2942.1945">
                <text:p>2942.1945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3054.20675">
                <text:p>3054.20675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3374.784">
                <text:p>3374.784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3322.23805">
                <text:p>3322.23805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3369.2792">
                <text:p>3369.2792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3187.89">
                <text:p>3187.89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3273.2298">
                <text:p>3273.2298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3157.9632">
                <text:p>3157.9632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2434.432">
                <text:p>2434.432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2672.264">
                <text:p>2672.264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2735.415">
                <text:p>2735.415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1852.4">
                <text:p>1852.4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1843.87184387">
                <text:p>1843.87184387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3692.30236666667">
                <text:p>3692.30236666667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342.64123532">
                <text:p>1342.64123532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3599.8052">
                <text:p>3599.8052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3500.7089">
                <text:p>3500.7089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3514.3038">
                <text:p>3514.3038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3389.49575">
                <text:p>3389.49575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2800.3075">
                <text:p>2800.3075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3191.23797153333">
                <text:p>3191.23797153333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2669.20966666667">
                <text:p>2669.20966666667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2650.35">
                <text:p>2650.35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2652.675">
                <text:p>2652.675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3154.62">
                <text:p>3154.62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3435.3614">
                <text:p>3435.3614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2877.654">
                <text:p>2877.654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2896.6485">
                <text:p>2896.6485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2805.45916666667">
                <text:p>2805.45916666667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3261.09">
                <text:p>3261.09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2973.924">
                <text:p>2973.924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3182.34">
                <text:p>3182.34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4074.216">
                <text:p>4074.216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3450.273">
                <text:p>3450.273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2631.104">
                <text:p>2631.104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117.6182">
                <text:p>4117.6182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4131.9">
                <text:p>4131.9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3962.8275">
                <text:p>3962.8275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4721.837">
                <text:p>4721.837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4645.1743">
                <text:p>4645.1743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4077.301">
                <text:p>4077.301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4257.7485">
                <text:p>4257.7485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3027.825">
                <text:p>3027.825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2418.6">
                <text:p>2418.6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3914.9069182">
                <text:p>3914.9069182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3657.403008">
                <text:p>3657.403008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3993.9426">
                <text:p>3993.9426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4061.986744">
                <text:p>4061.986744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3991.01325">
                <text:p>3991.01325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4041.5633748">
                <text:p>4041.5633748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3760.579">
                <text:p>3760.579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4197.6811184">
                <text:p>4197.6811184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6007.268">
                <text:p>6007.268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5062.118">
                <text:p>5062.118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5727.8511626">
                <text:p>5727.8511626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5143.121">
                <text:p>5143.121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5857.1375232">
                <text:p>5857.1375232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5245.653">
                <text:p>5245.653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4982.4287">
                <text:p>4982.4287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4400.076">
                <text:p>4400.076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5328.53395">
                <text:p>5328.53395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5192.47286666667">
                <text:p>5192.47286666667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5114.4797">
                <text:p>5114.4797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5323.442">
                <text:p>5323.442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5397.1745">
                <text:p>5397.1745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6065.514">
                <text:p>6065.514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5709.67873">
                <text:p>5709.67873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5630.0905172">
                <text:p>5630.0905172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5773.045484">
                <text:p>5773.045484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5574.27942853333">
                <text:p>5574.27942853333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5088.02008">
                <text:p>5088.02008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4769.03578133333">
                <text:p>4769.03578133333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4514.40461333333">
                <text:p>4514.40461333333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4235.962335">
                <text:p>4235.962335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4964.69265">
                <text:p>4964.69265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3563.04">
                <text:p>3563.0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4508.595625">
                <text:p>4508.595625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4390.921479">
                <text:p>4390.921479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5026.487691">
                <text:p>5026.487691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4746.7417302">
                <text:p>4746.7417302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5688.435144">
                <text:p>5688.435144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5601.66749">
                <text:p>5601.66749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5065.935">
                <text:p>5065.935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4900.68">
                <text:p>4900.68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4712.642">
                <text:p>4712.642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5192.5049992">
                <text:p>5192.5049992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5652.7233">
                <text:p>5652.7233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5283.7914092">
                <text:p>5283.7914092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7251.6922034">
                <text:p>7251.6922034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6487.88136053333">
                <text:p>6487.88136053333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6892.8">
                <text:p>6892.8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6513.8">
                <text:p>6513.8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5074.08733333333">
                <text:p>5074.08733333333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6918.975">
                <text:p>6918.975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6299.04">
                <text:p>6299.04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6143.72333333333">
                <text:p>6143.72333333333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4906.09925">
                <text:p>4906.09925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5648.684933">
                <text:p>5648.684933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5784.12243333333">
                <text:p>5784.1224333333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5707.1142">
                <text:p>5707.1142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5464.40719776">
                <text:p>5464.40719776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4174.01604545455">
                <text:p>4174.01604545455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440.22">
                <text:p>3440.22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4916.38866666667">
                <text:p>4916.38866666667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4730.0223564">
                <text:p>4730.0223564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4926.74685">
                <text:p>4926.74685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5123.72468571428">
                <text:p>5123.72468571428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5465.8744">
                <text:p>5465.8744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7108.964">
                <text:p>7108.964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5427.21">
                <text:p>5427.21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6735.12133333333">
                <text:p>6735.12133333333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8138.4884">
                <text:p>8138.4884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6357.2196636">
                <text:p>6357.219663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5953.5">
                <text:p>5953.5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6294.225">
                <text:p>6294.225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8319.8915">
                <text:p>8319.8915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7062.65">
                <text:p>7062.65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8007.1453">
                <text:p>8007.145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6863.185">
                <text:p>6863.185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7864.2501">
                <text:p>7864.2501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8441.1465">
                <text:p>8441.1465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7901.8802">
                <text:p>7901.8802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7209.444">
                <text:p>7209.444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7510.392">
                <text:p>7510.392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9200.964">
                <text:p>9200.964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10061.65525">
                <text:p>10061.65525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9916.0976024">
                <text:p>9916.0976024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8554.333">
                <text:p>8554.333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8608.186">
                <text:p>8608.18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9056.99">
                <text:p>9056.99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8962.6125">
                <text:p>8962.6125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9012.8933">
                <text:p>9012.8933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8877.502">
                <text:p>8877.502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7802.8">
                <text:p>7802.8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7166.50343333333">
                <text:p>7166.50343333333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7154.213">
                <text:p>7154.213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8881.65786703697">
                <text:p>8881.65786703697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9913.8271">
                <text:p>9913.8271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11246.7471">
                <text:p>11246.7471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10156.6114">
                <text:p>10156.6114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10840.96">
                <text:p>10840.96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9778.3262">
                <text:p>9778.3262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8689.3623">
                <text:p>8689.3623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9287.46433666667">
                <text:p>9287.4643366666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9546.0426">
                <text:p>9546.042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8167.068">
                <text:p>8167.068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11655.5817218">
                <text:p>11655.5817218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10848.2">
                <text:p>10848.2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11183.788">
                <text:p>11183.788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10505.44">
                <text:p>10505.44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1093.784">
                <text:p>11093.784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2821.718">
                <text:p>12821.718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2028.129">
                <text:p>12028.129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12875.2396666667">
                <text:p>12875.2396666667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2047.451">
                <text:p>12047.451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12366.01">
                <text:p>12366.01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10749.872">
                <text:p>10749.87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11084.4195">
                <text:p>11084.419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10505.4755">
                <text:p>10505.4755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9751.377">
                <text:p>9751.377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9809.054">
                <text:p>9809.05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1952.88535">
                <text:p>11952.88535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2767.605">
                <text:p>12767.60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9030.1">
                <text:p>19030.1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6055.3528">
                <text:p>26055.3528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8456.845">
                <text:p>28456.84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7288.9438">
                <text:p>27288.943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5428.4171285714">
                <text:p>25428.4171285714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804.8728">
                <text:p>24804.8728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3825.72695">
                <text:p>23825.72695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0118.3361166667">
                <text:p>20118.3361166667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8800.49">
                <text:p>18800.49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9159.84304">
                <text:p>19159.84304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9246.9598333333">
                <text:p>19246.9598333333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9259.292">
                <text:p>19259.292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0674.98165">
                <text:p>20674.98165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4007.63">
                <text:p>14007.6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9322.16675">
                <text:p>19322.16675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638.1115666667">
                <text:p>23638.1115666667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5028.387">
                <text:p>25028.387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047.92">
                <text:p>23047.9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5240.305">
                <text:p>25240.305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401.248">
                <text:p>23401.248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1458.95">
                <text:p>21458.9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1330.3945">
                <text:p>21330.394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1463">
                <text:p>2146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1563.5906666667">
                <text:p>21563.590666666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8346.008">
                <text:p>18346.00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9803.71465">
                <text:p>19803.7146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9627.2216666667">
                <text:p>19627.2216666667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9728.5">
                <text:p>19728.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2929.0713333333">
                <text:p>22929.07133333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6379.9925">
                <text:p>26379.992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6255.22">
                <text:p>26255.2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4176.1594788571">
                <text:p>24176.1594788571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6797.8856666667">
                <text:p>26797.8856666667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1788.4492">
                <text:p>21788.449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8230.544">
                <text:p>18230.54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9193.6763">
                <text:p>19193.676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8982.019">
                <text:p>18982.01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7521.7281666667">
                <text:p>17521.728166666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8003.12225">
                <text:p>18003.1222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0205.133248">
                <text:p>20205.13324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7341.0146">
                <text:p>17341.014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6983.4736666667">
                <text:p>16983.473666666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7414.119">
                <text:p>17414.11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6750.1781666667">
                <text:p>16750.17816666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4749.566">
                <text:p>14749.56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5592.005">
                <text:p>15592.00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8550.1832">
                <text:p>18550.18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2700.19684">
                <text:p>12700.1968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1660.0984555625">
                <text:p>11660.0984555625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538.745">
                <text:p>10538.74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9850.791376">
                <text:p>9850.791376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869.75">
                <text:p>10869.7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465.89949125">
                <text:p>11465.899491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584.6057">
                <text:p>7584.6057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3562.2475">
                <text:p>13562.247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2776.796">
                <text:p>12776.79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6761.7873333333">
                <text:p>16761.787333333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10835.5727333333">
                <text:p>10835.5727333333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1821.4915">
                <text:p>11821.491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2137.80425">
                <text:p>12137.804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11665.535">
                <text:p>11665.53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13698.18366">
                <text:p>13698.1836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12000.3301333333">
                <text:p>12000.330133333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141.238">
                <text:p>11141.23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207.8675">
                <text:p>10207.8675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3013.108">
                <text:p>13013.1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3317.34025">
                <text:p>13317.3402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4254.0551666667">
                <text:p>14254.0551666667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0050.3712941176">
                <text:p>10050.371294117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8958.072">
                <text:p>8958.07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7879.13925">
                <text:p>7879.13925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983.7505">
                <text:p>5983.750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8464.9745">
                <text:p>8464.974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7944.459">
                <text:p>7944.45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7532.0604">
                <text:p>7532.0604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7165.1484">
                <text:p>7165.148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8972.964">
                <text:p>8972.96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7136.25">
                <text:p>7136.2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6922.44">
                <text:p>6922.4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70.671">
                <text:p>6670.671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8689.1296">
                <text:p>8689.1296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6963.21746">
                <text:p>6963.217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7415.048">
                <text:p>7415.04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5296.469">
                <text:p>5296.469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7411.5255">
                <text:p>7411.5255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7038.2368">
                <text:p>7038.2368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6621.1822">
                <text:p>6621.1822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6446.108425">
                <text:p>6446.10842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6499.525">
                <text:p>6499.525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6490.9604">
                <text:p>6490.9604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7008.32">
                <text:p>7008.32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6183.66886666667">
                <text:p>6183.66886666667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5068.775">
                <text:p>5068.775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6277.1375">
                <text:p>6277.1375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5067.25522142857">
                <text:p>5067.25522142857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5273.2125">
                <text:p>5273.212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6038.366">
                <text:p>6038.366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5828.4035">
                <text:p>5828.4035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6104.85">
                <text:p>6104.85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5673.31524009074">
                <text:p>5673.31524009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